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4a4f5" officeooo:paragraph-rsid="0004a4f5"/>
    </style:style>
    <style:style style:name="P2" style:family="paragraph" style:parent-style-name="Standard">
      <style:text-properties fo:font-weight="bold" officeooo:rsid="00067228" officeooo:paragraph-rsid="00067228" style:font-weight-asian="bold" style:font-weight-complex="bold"/>
    </style:style>
    <style:style style:name="P3" style:family="paragraph" style:parent-style-name="Standard">
      <style:text-properties fo:font-weight="bold" officeooo:rsid="00484c44" officeooo:paragraph-rsid="00484c44" style:font-weight-asian="bold" style:font-weight-complex="bold"/>
    </style:style>
    <style:style style:name="P4" style:family="paragraph" style:parent-style-name="Standard">
      <style:text-properties fo:font-weight="bold" officeooo:rsid="00795e34" officeooo:paragraph-rsid="00795e34" style:font-weight-asian="bold" style:font-weight-complex="bold"/>
    </style:style>
    <style:style style:name="P5" style:family="paragraph" style:parent-style-name="Standard">
      <style:text-properties fo:font-weight="bold" officeooo:rsid="001f9e38" officeooo:paragraph-rsid="001f9e38" style:font-weight-asian="bold" style:font-weight-complex="bold"/>
    </style:style>
    <style:style style:name="P6" style:family="paragraph" style:parent-style-name="Standard">
      <style:text-properties fo:font-weight="bold" officeooo:rsid="00210b7d" officeooo:paragraph-rsid="00210b7d" style:font-weight-asian="bold" style:font-weight-complex="bold"/>
    </style:style>
    <style:style style:name="P7" style:family="paragraph" style:parent-style-name="Standard">
      <style:text-properties fo:font-weight="bold" officeooo:rsid="001d98cd" officeooo:paragraph-rsid="001d98cd" style:font-weight-asian="bold" style:font-weight-complex="bold"/>
    </style:style>
    <style:style style:name="P8" style:family="paragraph" style:parent-style-name="Standard">
      <style:text-properties fo:font-weight="bold" officeooo:rsid="001d98cd" officeooo:paragraph-rsid="05871286" style:font-weight-asian="bold" style:font-weight-complex="bold"/>
    </style:style>
    <style:style style:name="P9" style:family="paragraph" style:parent-style-name="Standard">
      <style:text-properties fo:font-weight="normal" officeooo:rsid="00090756" officeooo:paragraph-rsid="001d98cd" style:font-weight-asian="normal" style:font-weight-complex="normal"/>
    </style:style>
    <style:style style:name="P10" style:family="paragraph" style:parent-style-name="Standard">
      <style:text-properties fo:font-weight="normal" officeooo:rsid="002ee269" officeooo:paragraph-rsid="002c161a" style:font-weight-asian="normal" style:font-weight-complex="normal"/>
    </style:style>
    <style:style style:name="P11" style:family="paragraph" style:parent-style-name="Standard">
      <style:text-properties fo:font-weight="normal" officeooo:rsid="00210b7d" officeooo:paragraph-rsid="00ce9fa0" style:font-weight-asian="normal" style:font-weight-complex="normal"/>
    </style:style>
    <style:style style:name="P12" style:family="paragraph" style:parent-style-name="Standard">
      <style:text-properties fo:font-weight="normal" officeooo:rsid="00210b7d" officeooo:paragraph-rsid="001d98cd" style:font-weight-asian="normal" style:font-weight-complex="normal"/>
    </style:style>
    <style:style style:name="P13" style:family="paragraph" style:parent-style-name="Standard">
      <style:text-properties fo:font-weight="normal" officeooo:rsid="00210b7d" officeooo:paragraph-rsid="00210b7d" style:font-weight-asian="normal" style:font-weight-complex="normal"/>
    </style:style>
    <style:style style:name="P14" style:family="paragraph" style:parent-style-name="Standard">
      <style:text-properties fo:font-weight="normal" officeooo:rsid="00ce9fa0" officeooo:paragraph-rsid="00ce9fa0" style:font-weight-asian="normal" style:font-weight-complex="normal"/>
    </style:style>
    <style:style style:name="P15" style:family="paragraph" style:parent-style-name="Standard">
      <style:text-properties fo:font-weight="normal" officeooo:rsid="002882be" officeooo:paragraph-rsid="00ce9fa0" style:font-weight-asian="normal" style:font-weight-complex="normal"/>
    </style:style>
    <style:style style:name="P16" style:family="paragraph" style:parent-style-name="Standard">
      <style:text-properties fo:font-weight="normal" officeooo:rsid="00d3ded7" officeooo:paragraph-rsid="00d3ded7" style:font-weight-asian="normal" style:font-weight-complex="normal"/>
    </style:style>
    <style:style style:name="P17" style:family="paragraph" style:parent-style-name="Standard">
      <style:text-properties fo:font-weight="normal" officeooo:rsid="0105789e" officeooo:paragraph-rsid="05871286" style:font-weight-asian="normal" style:font-weight-complex="normal"/>
    </style:style>
    <style:style style:name="P18" style:family="paragraph" style:parent-style-name="Standard">
      <style:text-properties fo:font-style="normal" fo:font-weight="normal" officeooo:rsid="00ec3739" style:font-style-asian="normal" style:font-weight-asian="normal" style:font-style-complex="normal" style:font-weight-complex="normal"/>
    </style:style>
    <style:style style:name="P19" style:family="paragraph" style:parent-style-name="Standard">
      <style:text-properties fo:font-style="normal" fo:font-weight="normal" officeooo:rsid="00210b7d" officeooo:paragraph-rsid="015b5817" style:font-style-asian="normal" style:font-weight-asian="normal" style:font-style-complex="normal" style:font-weight-complex="normal"/>
    </style:style>
    <style:style style:name="P20" style:family="paragraph" style:parent-style-name="Standard">
      <style:text-properties fo:font-style="normal" fo:font-weight="normal" officeooo:rsid="004b5799" officeooo:paragraph-rsid="005937be" style:font-style-asian="normal" style:font-weight-asian="normal" style:font-style-complex="normal" style:font-weight-complex="normal"/>
    </style:style>
    <style:style style:name="P21" style:family="paragraph" style:parent-style-name="Standard">
      <style:text-properties fo:font-style="normal" fo:font-weight="normal" officeooo:rsid="0178883c" officeooo:paragraph-rsid="0183e4a2" style:font-style-asian="normal" style:font-weight-asian="normal" style:font-style-complex="normal" style:font-weight-complex="normal"/>
    </style:style>
    <style:style style:name="P22" style:family="paragraph" style:parent-style-name="Standard">
      <style:text-properties fo:font-style="normal" fo:font-weight="normal" officeooo:rsid="015551cd" officeooo:paragraph-rsid="015b5817" style:font-style-asian="normal" style:font-weight-asian="normal" style:font-style-complex="normal" style:font-weight-complex="normal"/>
    </style:style>
    <style:style style:name="P23" style:family="paragraph" style:parent-style-name="Standard">
      <style:text-properties fo:font-style="normal" fo:font-weight="normal" officeooo:rsid="01a9bcf1" officeooo:paragraph-rsid="01a9bcf1" style:font-style-asian="normal" style:font-weight-asian="normal" style:font-style-complex="normal" style:font-weight-complex="normal"/>
    </style:style>
    <style:style style:name="P24" style:family="paragraph" style:parent-style-name="Standard">
      <style:text-properties fo:font-style="normal" fo:font-weight="normal" officeooo:rsid="056f91eb" officeooo:paragraph-rsid="056f91eb" style:font-style-asian="normal" style:font-weight-asian="normal" style:font-style-complex="normal" style:font-weight-complex="normal"/>
    </style:style>
    <style:style style:name="P25" style:family="paragraph" style:parent-style-name="Standard">
      <style:text-properties fo:font-style="normal" fo:font-weight="bold" officeooo:rsid="005e77c8" officeooo:paragraph-rsid="005e77c8" style:font-style-asian="normal" style:font-weight-asian="bold" style:font-style-complex="normal" style:font-weight-complex="bold"/>
    </style:style>
    <style:style style:name="P26" style:family="paragraph" style:parent-style-name="Standard">
      <style:text-properties fo:font-style="normal" fo:font-weight="bold" officeooo:rsid="0062eb07" officeooo:paragraph-rsid="0062eb07" style:font-style-asian="normal" style:font-weight-asian="bold" style:font-style-complex="normal" style:font-weight-complex="bold"/>
    </style:style>
    <style:style style:name="P27" style:family="paragraph" style:parent-style-name="Standard">
      <style:text-properties fo:font-style="normal" fo:font-weight="bold" officeooo:rsid="0178883c" officeooo:paragraph-rsid="0178883c" style:font-style-asian="normal" style:font-weight-asian="bold" style:font-style-complex="normal" style:font-weight-complex="bold"/>
    </style:style>
    <style:style style:name="P28" style:family="paragraph" style:parent-style-name="Standard">
      <style:text-properties fo:font-style="normal" style:text-underline-style="none" fo:font-weight="normal" officeooo:rsid="00f0aaed" officeooo:paragraph-rsid="015b5817"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290aa9a" officeooo:paragraph-rsid="0290aa9a"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2b284af" officeooo:paragraph-rsid="02babfd2"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2cb6cd0" officeooo:paragraph-rsid="02c21342"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2a9783f" officeooo:paragraph-rsid="02a6b026"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30da614" officeooo:paragraph-rsid="02f517d8"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2793d65" officeooo:paragraph-rsid="034ab89e"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none" fo:font-weight="normal" officeooo:rsid="026dd00e" officeooo:paragraph-rsid="034ab89e"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style:text-underline-style="none" fo:font-weight="normal" officeooo:rsid="026dd00e" officeooo:paragraph-rsid="03b62c55"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style:text-underline-style="none" fo:font-weight="normal" officeooo:rsid="03ab7f19" officeooo:paragraph-rsid="039b9cc1"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3d0675e" officeooo:paragraph-rsid="03d0675e"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3d0679e" officeooo:paragraph-rsid="03d0675e"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4b53e8c" officeooo:paragraph-rsid="04b53e8c"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style:text-underline-style="none" fo:font-weight="normal" officeooo:rsid="03b02119" officeooo:paragraph-rsid="05337311"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normal" officeooo:rsid="04db9319" officeooo:paragraph-rsid="04e09570"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normal" officeooo:rsid="04e6d5db" officeooo:paragraph-rsid="04e6d5db"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style:text-underline-style="none" fo:font-weight="normal" officeooo:rsid="04f39f3a" officeooo:paragraph-rsid="04f39f3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style:text-underline-style="none" fo:font-weight="normal" officeooo:rsid="050a9287" officeooo:paragraph-rsid="050a9287"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style:text-underline-style="none" fo:font-weight="normal" officeooo:rsid="05497a4c" officeooo:paragraph-rsid="05497a4c" style:font-style-asian="normal" style:font-weight-asian="normal" style:font-style-complex="normal" style:font-weight-complex="normal"/>
    </style:style>
    <style:style style:name="P47" style:family="paragraph" style:parent-style-name="Standard">
      <style:text-properties fo:font-style="normal" style:text-underline-style="none" fo:font-weight="normal" officeooo:rsid="02140ac2" officeooo:paragraph-rsid="05871286" style:font-style-asian="normal" style:font-weight-asian="normal" style:font-style-complex="normal" style:font-weight-complex="normal"/>
    </style:style>
    <style:style style:name="P48" style:family="paragraph" style:parent-style-name="Standard">
      <style:text-properties fo:font-style="normal" style:text-underline-style="none" fo:font-weight="normal" officeooo:rsid="021260f4" officeooo:paragraph-rsid="05871286" style:font-style-asian="normal" style:font-weight-asian="normal" style:font-style-complex="normal" style:font-weight-complex="normal"/>
    </style:style>
    <style:style style:name="P49" style:family="paragraph" style:parent-style-name="Standard">
      <style:text-properties fo:font-style="normal" style:text-underline-style="none" fo:font-weight="normal" officeooo:rsid="0255603e" officeooo:paragraph-rsid="05871286"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style:text-underline-style="none" fo:font-weight="bold" officeooo:rsid="02c21342" officeooo:paragraph-rsid="02c21342" style:font-style-asian="normal" style:font-weight-asian="bold" style:font-style-complex="normal" style:font-weight-complex="bold"/>
    </style:style>
    <style:style style:name="P51" style:family="paragraph" style:parent-style-name="Standard">
      <style:paragraph-properties fo:text-align="start" style:justify-single-word="false"/>
      <style:text-properties fo:font-style="normal" style:text-underline-style="none" fo:font-weight="bold" officeooo:rsid="02d04432" officeooo:paragraph-rsid="02d04432" style:font-style-asian="normal" style:font-weight-asian="bold" style:font-style-complex="normal" style:font-weight-complex="bold"/>
    </style:style>
    <style:style style:name="P52" style:family="paragraph" style:parent-style-name="Standard">
      <style:paragraph-properties fo:text-align="start" style:justify-single-word="false"/>
      <style:text-properties fo:font-style="normal" style:text-underline-style="none" fo:font-weight="bold" officeooo:rsid="02f517d8" officeooo:paragraph-rsid="02f517d8" style:font-style-asian="normal" style:font-weight-asian="bold" style:font-style-complex="normal" style:font-weight-complex="bold"/>
    </style:style>
    <style:style style:name="P53" style:family="paragraph" style:parent-style-name="Standard">
      <style:text-properties fo:font-style="normal" style:text-underline-style="none" fo:font-weight="bold" officeooo:rsid="027105d6" officeooo:paragraph-rsid="03b62c55"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fo:font-style="normal" style:text-underline-style="none" fo:font-weight="bold" officeooo:rsid="039b9cc1" officeooo:paragraph-rsid="039b9cc1" style:font-style-asian="normal" style:font-weight-asian="bold" style:font-style-complex="normal" style:font-weight-complex="bold"/>
    </style:style>
    <style:style style:name="P55" style:family="paragraph" style:parent-style-name="Standard">
      <style:text-properties fo:font-style="normal" style:text-underline-style="none" fo:font-weight="bold" officeooo:rsid="00e4b6a1" officeooo:paragraph-rsid="05871286" style:font-style-asian="normal" style:font-weight-asian="bold" style:font-style-complex="normal" style:font-weight-complex="bold"/>
    </style:style>
    <style:style style:name="P56" style:family="paragraph" style:parent-style-name="Standard">
      <style:text-properties fo:font-style="normal" style:text-underline-style="none" fo:font-weight="bold" officeooo:rsid="020ce2d6" officeooo:paragraph-rsid="05871286" style:font-style-asian="normal" style:font-weight-asian="bold" style:font-style-complex="normal" style:font-weight-complex="bold"/>
    </style:style>
    <style:style style:name="P57" style:family="paragraph" style:parent-style-name="Standard">
      <style:text-properties fo:font-style="normal" style:text-underline-style="none" fo:font-weight="bold" officeooo:rsid="026dd00e" officeooo:paragraph-rsid="026dd00e" style:font-style-asian="normal" style:font-weight-asian="bold" style:font-style-complex="normal" style:font-weight-complex="bold"/>
    </style:style>
    <style:style style:name="P58" style:family="paragraph" style:parent-style-name="Standard">
      <style:text-properties fo:font-style="normal" officeooo:rsid="01a9bcf1" officeooo:paragraph-rsid="05871286" style:font-style-asian="normal" style:font-style-complex="normal"/>
    </style:style>
    <style:style style:name="P59" style:family="paragraph" style:parent-style-name="Standard">
      <style:text-properties fo:font-style="normal" officeooo:rsid="0140d8ac" officeooo:paragraph-rsid="05871286" style:font-style-asian="normal" style:font-style-complex="normal"/>
    </style:style>
    <style:style style:name="P60" style:family="paragraph" style:parent-style-name="Standard">
      <style:paragraph-properties fo:text-align="start" style:justify-single-word="false"/>
      <style:text-properties fo:font-style="normal" officeooo:rsid="01bf6621" officeooo:paragraph-rsid="05871286" style:font-style-asian="normal" style:font-style-complex="normal"/>
    </style:style>
    <style:style style:name="P61" style:family="paragraph" style:parent-style-name="Standard">
      <style:paragraph-properties fo:text-align="start" style:justify-single-word="false"/>
      <style:text-properties fo:font-style="normal" officeooo:rsid="0206d0fe" officeooo:paragraph-rsid="05871286" style:font-style-asian="normal" style:font-style-complex="normal"/>
    </style:style>
    <style:style style:name="P62" style:family="paragraph" style:parent-style-name="Standard">
      <style:paragraph-properties fo:text-align="start" style:justify-single-word="false"/>
      <style:text-properties fo:font-style="normal" officeooo:rsid="01bf4eec" officeooo:paragraph-rsid="05871286" style:font-style-asian="normal" style:font-style-complex="normal"/>
    </style:style>
    <style:style style:name="P63" style:family="paragraph" style:parent-style-name="Standard">
      <style:text-properties fo:font-style="normal" officeooo:rsid="01b65dab" officeooo:paragraph-rsid="05871286" style:font-style-asian="normal" style:font-style-complex="normal"/>
    </style:style>
    <style:style style:name="P64" style:family="paragraph" style:parent-style-name="Standard">
      <style:text-properties fo:font-style="normal" officeooo:rsid="01632a5d" officeooo:paragraph-rsid="05871286" style:font-style-asian="normal" style:font-style-complex="normal"/>
    </style:style>
    <style:style style:name="P65" style:family="paragraph" style:parent-style-name="Standard">
      <style:text-properties fo:font-style="normal" officeooo:rsid="0166c6b8" officeooo:paragraph-rsid="05871286" style:font-style-asian="normal" style:font-style-complex="normal"/>
    </style:style>
    <style:style style:name="P66" style:family="paragraph" style:parent-style-name="Standard">
      <style:text-properties officeooo:paragraph-rsid="00ee5b3a"/>
    </style:style>
    <style:style style:name="P67" style:family="paragraph" style:parent-style-name="Standard">
      <style:text-properties fo:font-style="italic" style:text-underline-style="none" fo:font-weight="normal" officeooo:rsid="00cbf276" officeooo:paragraph-rsid="00cbf276" style:font-style-asian="italic" style:font-weight-asian="normal" style:font-style-complex="italic" style:font-weight-complex="normal"/>
    </style:style>
    <style:style style:name="P68" style:family="paragraph" style:parent-style-name="Standard">
      <style:text-properties fo:font-style="italic" style:text-underline-style="none" fo:font-weight="normal" officeooo:rsid="00cbf276" officeooo:paragraph-rsid="00d3ded7" style:font-style-asian="italic" style:font-weight-asian="normal" style:font-style-complex="italic" style:font-weight-complex="normal"/>
    </style:style>
    <style:style style:name="P69" style:family="paragraph" style:parent-style-name="Standard">
      <style:text-properties fo:font-style="italic" style:text-underline-style="none" fo:font-weight="normal" officeooo:rsid="00cb59a0" officeooo:paragraph-rsid="00cb59a0" style:font-style-asian="italic" style:font-weight-asian="normal" style:font-style-complex="italic" style:font-weight-complex="normal"/>
    </style:style>
    <style:style style:name="P70" style:family="paragraph" style:parent-style-name="Standard">
      <style:text-properties fo:font-style="italic" style:text-underline-style="none" fo:font-weight="normal" officeooo:rsid="00210b7d" officeooo:paragraph-rsid="015b5817" style:font-style-asian="italic" style:font-weight-asian="normal" style:font-style-complex="italic" style:font-weight-complex="normal"/>
    </style:style>
    <style:style style:name="P71" style:family="paragraph" style:parent-style-name="Standard">
      <style:text-properties fo:font-style="italic" style:text-underline-style="none" fo:font-weight="normal" officeooo:rsid="020ce2d6" officeooo:paragraph-rsid="05871286" style:font-style-asian="italic" style:font-weight-asian="normal" style:font-style-complex="italic" style:font-weight-complex="normal"/>
    </style:style>
    <style:style style:name="P72" style:family="paragraph" style:parent-style-name="Standard">
      <style:text-properties fo:font-style="italic" style:text-underline-style="none" fo:font-weight="normal" officeooo:rsid="022e1ac1" officeooo:paragraph-rsid="05871286" style:font-style-asian="italic" style:font-weight-asian="normal" style:font-style-complex="italic" style:font-weight-complex="normal"/>
    </style:style>
    <style:style style:name="P73" style:family="paragraph" style:parent-style-name="Standard">
      <style:text-properties fo:font-style="italic" fo:font-weight="normal" officeooo:rsid="00cbf276" officeooo:paragraph-rsid="00cbf276" style:font-style-asian="italic" style:font-weight-asian="normal" style:font-style-complex="italic" style:font-weight-complex="normal"/>
    </style:style>
    <style:style style:name="P74" style:family="paragraph" style:parent-style-name="Standard">
      <style:text-properties fo:font-style="italic" fo:font-weight="normal" officeooo:rsid="00ec995b" officeooo:paragraph-rsid="00ec995b" style:font-style-asian="italic" style:font-weight-asian="normal" style:font-style-complex="italic" style:font-weight-complex="normal"/>
    </style:style>
    <style:style style:name="P75" style:family="paragraph" style:parent-style-name="Standard">
      <style:text-properties fo:font-style="italic" fo:font-weight="normal" officeooo:rsid="00d1d2c6" officeooo:paragraph-rsid="001d98cd" style:font-style-asian="italic" style:font-weight-asian="normal" style:font-style-complex="italic" style:font-weight-complex="normal"/>
    </style:style>
    <style:style style:name="P76" style:family="paragraph" style:parent-style-name="Standard">
      <style:text-properties fo:font-style="italic" fo:font-weight="normal" officeooo:rsid="0108adf5" officeooo:paragraph-rsid="05871286" style:font-style-asian="italic" style:font-weight-asian="normal" style:font-style-complex="italic" style:font-weight-complex="normal"/>
    </style:style>
    <style:style style:name="P77" style:family="paragraph" style:parent-style-name="Standard">
      <style:text-properties fo:font-style="italic" officeooo:rsid="0116bebd" officeooo:paragraph-rsid="05871286" style:font-style-asian="italic" style:font-style-complex="italic"/>
    </style:style>
    <style:style style:name="P78" style:family="paragraph" style:parent-style-name="Standard">
      <style:paragraph-properties fo:text-align="start" style:justify-single-word="false"/>
      <style:text-properties fo:font-style="italic" officeooo:rsid="01d7c43a" officeooo:paragraph-rsid="05871286" style:font-style-asian="italic" style:font-style-complex="italic"/>
    </style:style>
    <style:style style:name="P79" style:family="paragraph" style:parent-style-name="Standard">
      <style:text-properties fo:font-style="italic" officeooo:rsid="014615a5" officeooo:paragraph-rsid="05871286" style:font-style-asian="italic" style:font-style-complex="italic"/>
    </style:style>
    <style:style style:name="P80" style:family="paragraph" style:parent-style-name="Standard">
      <style:text-properties fo:font-style="italic" fo:font-weight="bold" officeooo:rsid="020ce2d6" officeooo:paragraph-rsid="05871286" style:font-style-asian="italic" style:font-weight-asian="bold" style:font-style-complex="italic" style:font-weight-complex="bold"/>
    </style:style>
    <style:style style:name="P81" style:family="paragraph" style:parent-style-name="Standard">
      <style:text-properties officeooo:rsid="00ef475e" officeooo:paragraph-rsid="00ef475e"/>
    </style:style>
    <style:style style:name="P82" style:family="paragraph" style:parent-style-name="Standard">
      <style:text-properties officeooo:paragraph-rsid="00ff8555"/>
    </style:style>
    <style:style style:name="P83" style:family="paragraph" style:parent-style-name="Standard">
      <style:text-properties style:text-underline-style="solid" style:text-underline-width="auto" style:text-underline-color="font-color" fo:font-weight="bold" officeooo:rsid="01c5f077" officeooo:paragraph-rsid="01c5f077" style:font-weight-asian="bold" style:font-weight-complex="bold"/>
    </style:style>
    <style:style style:name="P84" style:family="paragraph" style:parent-style-name="Standard">
      <style:text-properties style:text-underline-style="none" fo:font-weight="bold" officeooo:rsid="00e4b6a1" officeooo:paragraph-rsid="05871286" style:font-weight-asian="bold" style:font-weight-complex="bold"/>
    </style:style>
    <style:style style:name="P85" style:family="paragraph" style:parent-style-name="Standard">
      <style:text-properties officeooo:rsid="01a9bcf1" officeooo:paragraph-rsid="05871286"/>
    </style:style>
    <style:style style:name="P86" style:family="paragraph" style:parent-style-name="Standard">
      <style:text-properties officeooo:rsid="00e4b6a1" officeooo:paragraph-rsid="05871286"/>
    </style:style>
    <style:style style:name="P87" style:family="paragraph" style:parent-style-name="Standard">
      <style:text-properties officeooo:rsid="0200b4b9" officeooo:paragraph-rsid="05871286"/>
    </style:style>
    <style:style style:name="P88" style:family="paragraph" style:parent-style-name="Standard">
      <style:text-properties officeooo:rsid="013594b3" officeooo:paragraph-rsid="05871286"/>
    </style:style>
    <style:style style:name="P89" style:family="paragraph" style:parent-style-name="Standard">
      <style:text-properties officeooo:rsid="014a95ac" officeooo:paragraph-rsid="05871286"/>
    </style:style>
    <style:style style:name="P90" style:family="paragraph" style:parent-style-name="Standard">
      <style:text-properties fo:color="#b2b2b2" fo:font-style="italic" officeooo:rsid="01b65dab" officeooo:paragraph-rsid="05871286" style:font-style-asian="italic" style:font-style-complex="italic"/>
    </style:style>
    <style:style style:name="P91" style:family="paragraph" style:parent-style-name="Standard">
      <style:text-properties fo:color="#b2b2b2" fo:font-style="normal" officeooo:rsid="01b65dab" officeooo:paragraph-rsid="05871286" style:font-style-asian="normal" style:font-style-complex="normal"/>
    </style:style>
    <style:style style:name="P92" style:family="paragraph" style:parent-style-name="Standard">
      <style:text-properties fo:color="#b2b2b2" fo:font-style="normal" officeooo:rsid="01b8e3ed" officeooo:paragraph-rsid="05871286" style:font-style-asian="normal" style:font-style-complex="normal"/>
    </style:style>
    <style:style style:name="P93" style:family="paragraph" style:parent-style-name="Standard">
      <style:paragraph-properties fo:text-align="start" style:justify-single-word="false"/>
      <style:text-properties fo:color="#b2b2b2" fo:font-style="normal" officeooo:rsid="01bf4eec" officeooo:paragraph-rsid="05871286" style:font-style-asian="normal" style:font-style-complex="normal"/>
    </style:style>
    <style:style style:name="P94" style:family="paragraph" style:parent-style-name="Standard">
      <style:paragraph-properties fo:text-align="start" style:justify-single-word="false"/>
      <style:text-properties fo:color="#b2b2b2" fo:font-style="normal" officeooo:rsid="01bf6621" officeooo:paragraph-rsid="05871286" style:font-style-asian="normal" style:font-style-complex="normal"/>
    </style:style>
    <style:style style:name="P95" style:family="paragraph" style:parent-style-name="Standard">
      <style:text-properties fo:color="#000000" fo:font-style="normal" officeooo:rsid="01b8e3ed" officeooo:paragraph-rsid="05871286" style:font-style-asian="normal" style:font-style-complex="normal"/>
    </style:style>
    <style:style style:name="P96" style:family="paragraph" style:parent-style-name="Standard">
      <style:text-properties officeooo:paragraph-rsid="05871286"/>
    </style:style>
    <style:style style:name="P97" style:family="paragraph" style:parent-style-name="Standard">
      <style:paragraph-properties fo:break-before="page"/>
    </style:style>
    <style:style style:name="P98" style:family="paragraph" style:parent-style-name="Standard">
      <style:paragraph-properties fo:break-before="page"/>
      <style:text-properties fo:font-weight="bold" officeooo:rsid="002c161a" officeooo:paragraph-rsid="002c161a" style:font-weight-asian="bold" style:font-weight-complex="bold"/>
    </style:style>
    <style:style style:name="P99" style:family="paragraph" style:parent-style-name="Standard">
      <style:paragraph-properties fo:break-before="page"/>
      <style:text-properties fo:font-weight="bold" officeooo:rsid="00484c44" officeooo:paragraph-rsid="00484c44" style:font-weight-asian="bold" style:font-weight-complex="bold"/>
    </style:style>
    <style:style style:name="P100" style:family="paragraph" style:parent-style-name="Standard">
      <style:paragraph-properties fo:break-before="page"/>
      <style:text-properties fo:font-weight="bold" officeooo:rsid="00795e34" officeooo:paragraph-rsid="00795e34" style:font-weight-asian="bold" style:font-weight-complex="bold"/>
    </style:style>
    <style:style style:name="P101" style:family="paragraph" style:parent-style-name="Standard">
      <style:paragraph-properties fo:break-before="page"/>
      <style:text-properties fo:font-weight="bold" officeooo:rsid="00b04e74" officeooo:paragraph-rsid="00b04e74" style:font-weight-asian="bold" style:font-weight-complex="bold"/>
    </style:style>
    <style:style style:name="P102" style:family="paragraph" style:parent-style-name="Standard">
      <style:paragraph-properties fo:break-before="page"/>
      <style:text-properties fo:font-style="normal" fo:font-weight="bold" officeooo:rsid="0178883c" officeooo:paragraph-rsid="0178883c" style:font-style-asian="normal" style:font-weight-asian="bold" style:font-style-complex="normal" style:font-weight-complex="bold"/>
    </style:style>
    <style:style style:name="P103" style:family="paragraph" style:parent-style-name="Text_20_body">
      <style:paragraph-properties fo:break-before="page"/>
      <style:text-properties fo:font-weight="bold" officeooo:rsid="00cdc81e" officeooo:paragraph-rsid="00cdc81e" style:font-weight-asian="bold" style:font-weight-complex="bold"/>
    </style:style>
    <style:style style:name="P104" style:family="paragraph" style:parent-style-name="Text_20_body">
      <style:text-properties officeooo:paragraph-rsid="00b6bc1e"/>
    </style:style>
    <style:style style:name="P105" style:family="paragraph" style:parent-style-name="Text_20_body">
      <style:text-properties officeooo:paragraph-rsid="00cdc81e"/>
    </style:style>
    <style:style style:name="P106" style:family="paragraph" style:parent-style-name="Text_20_body">
      <style:text-properties officeooo:paragraph-rsid="01950390"/>
    </style:style>
    <style:style style:name="P107" style:family="paragraph" style:parent-style-name="Standard">
      <style:paragraph-properties fo:break-before="page"/>
      <style:text-properties fo:font-style="normal" fo:font-weight="bold" officeooo:rsid="01a8b640" officeooo:paragraph-rsid="01a8b640" style:font-style-asian="normal" style:font-weight-asian="bold" style:font-style-complex="normal" style:font-weight-complex="bold"/>
    </style:style>
    <style:style style:name="P108" style:family="paragraph" style:parent-style-name="Standard">
      <style:text-properties fo:font-style="italic" style:text-underline-style="none" fo:font-weight="bold" officeooo:rsid="020ce2d6" officeooo:paragraph-rsid="05871286" style:font-style-asian="italic" style:font-weight-asian="bold" style:font-style-complex="italic" style:font-weight-complex="bold"/>
    </style:style>
    <style:style style:name="P109" style:family="paragraph" style:parent-style-name="Standard">
      <style:text-properties fo:font-style="normal" style:text-underline-style="none" fo:font-weight="normal" officeooo:rsid="028c6fcb" officeooo:paragraph-rsid="05871286"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style:text-underline-style="none" fo:font-weight="normal" officeooo:rsid="03b56416" officeooo:paragraph-rsid="05337311" style:font-style-asian="normal" style:font-weight-asian="normal" style:font-style-complex="normal" style:font-weight-complex="normal"/>
    </style:style>
    <style:style style:name="P111" style:family="paragraph" style:parent-style-name="Standard">
      <style:text-properties fo:font-style="normal" style:text-underline-style="none" fo:font-weight="normal" officeooo:rsid="06086ade" officeooo:paragraph-rsid="06086ade" style:font-style-asian="normal" style:font-weight-asian="normal" style:font-style-complex="normal" style:font-weight-complex="normal"/>
    </style:style>
    <style:style style:name="P112" style:family="paragraph" style:parent-style-name="Standard">
      <style:text-properties fo:font-style="normal" style:text-underline-style="none" fo:font-weight="normal" officeooo:rsid="03d704e7" officeooo:paragraph-rsid="060c73f8"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font-style="normal" style:text-underline-style="none" fo:font-weight="normal" officeooo:rsid="03d704e7" officeooo:paragraph-rsid="0611e1f1"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fo:font-style="normal" style:text-underline-style="none" fo:font-weight="normal" officeooo:rsid="03d704e7" officeooo:paragraph-rsid="06122a7c" style:font-style-asian="normal" style:font-weight-asian="normal" style:font-style-complex="normal" style:font-weight-complex="normal"/>
    </style:style>
    <style:style style:name="P115" style:family="paragraph" style:parent-style-name="Standard">
      <style:text-properties fo:font-style="normal" style:text-underline-style="none" fo:font-weight="normal" officeooo:rsid="03d704e7" officeooo:paragraph-rsid="0611e1f1"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style:text-underline-style="none" fo:font-weight="normal" officeooo:rsid="0339b41b" officeooo:paragraph-rsid="030da614"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style:text-underline-style="none" fo:font-weight="bold" officeooo:rsid="02a6b026" officeooo:paragraph-rsid="0608930c"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fo:font-style="normal" style:text-underline-style="none" fo:font-weight="bold" officeooo:rsid="030da614" officeooo:paragraph-rsid="060abc52" style:font-style-asian="normal" style:font-weight-asian="bold" style:font-style-complex="normal" style:font-weight-complex="bold"/>
    </style:style>
    <style:style style:name="P119" style:family="paragraph" style:parent-style-name="Standard">
      <style:paragraph-properties fo:text-align="start" style:justify-single-word="false"/>
      <style:text-properties fo:font-style="normal" style:text-underline-style="none" fo:font-weight="bold" officeooo:rsid="034ab89e" officeooo:paragraph-rsid="034ab89e" style:font-style-asian="normal" style:font-weight-asian="bold" style:font-style-complex="normal" style:font-weight-complex="bold"/>
    </style:style>
    <style:style style:name="T1" style:family="text">
      <style:text-properties officeooo:rsid="0009da7e"/>
    </style:style>
    <style:style style:name="T2" style:family="text">
      <style:text-properties officeooo:rsid="000ade96"/>
    </style:style>
    <style:style style:name="T3" style:family="text">
      <style:text-properties fo:font-weight="normal" style:font-weight-asian="normal" style:font-weight-complex="normal"/>
    </style:style>
    <style:style style:name="T4" style:family="text">
      <style:text-properties fo:font-weight="normal" officeooo:rsid="005feebe" style:font-weight-asian="normal" style:font-weight-complex="normal"/>
    </style:style>
    <style:style style:name="T5" style:family="text">
      <style:text-properties fo:font-weight="normal" officeooo:rsid="00634007" style:font-weight-asian="normal" style:font-weight-complex="normal"/>
    </style:style>
    <style:style style:name="T6" style:family="text">
      <style:text-properties fo:font-weight="normal" officeooo:rsid="006608bd" style:font-weight-asian="normal" style:font-weight-complex="normal"/>
    </style:style>
    <style:style style:name="T7" style:family="text">
      <style:text-properties fo:font-weight="normal" officeooo:rsid="0066e5c5" style:font-weight-asian="normal" style:font-weight-complex="normal"/>
    </style:style>
    <style:style style:name="T8" style:family="text">
      <style:text-properties fo:font-weight="normal" officeooo:rsid="006a5ccc" style:font-weight-asian="normal" style:font-weight-complex="normal"/>
    </style:style>
    <style:style style:name="T9" style:family="text">
      <style:text-properties fo:font-weight="normal" officeooo:rsid="006a96d1" style:font-weight-asian="normal" style:font-weight-complex="normal"/>
    </style:style>
    <style:style style:name="T10" style:family="text">
      <style:text-properties fo:font-weight="normal" officeooo:rsid="006c550c" style:font-weight-asian="normal" style:font-weight-complex="normal"/>
    </style:style>
    <style:style style:name="T11" style:family="text">
      <style:text-properties fo:font-weight="normal" officeooo:rsid="006ebcbb" style:font-weight-asian="normal" style:font-weight-complex="normal"/>
    </style:style>
    <style:style style:name="T12" style:family="text">
      <style:text-properties fo:font-weight="normal" officeooo:rsid="006fe35f" style:font-weight-asian="normal" style:font-weight-complex="normal"/>
    </style:style>
    <style:style style:name="T13" style:family="text">
      <style:text-properties fo:font-weight="normal" officeooo:rsid="0073702e" style:font-weight-asian="normal" style:font-weight-complex="normal"/>
    </style:style>
    <style:style style:name="T14" style:family="text">
      <style:text-properties fo:font-weight="normal" officeooo:rsid="00772ee2" style:font-weight-asian="normal" style:font-weight-complex="normal"/>
    </style:style>
    <style:style style:name="T15" style:family="text">
      <style:text-properties fo:font-weight="normal" officeooo:rsid="00777f84" style:font-weight-asian="normal" style:font-weight-complex="normal"/>
    </style:style>
    <style:style style:name="T16" style:family="text">
      <style:text-properties fo:font-weight="normal" officeooo:rsid="007c3296" style:font-weight-asian="normal" style:font-weight-complex="normal"/>
    </style:style>
    <style:style style:name="T17" style:family="text">
      <style:text-properties fo:font-weight="normal" officeooo:rsid="007d3c9b" style:font-weight-asian="normal" style:font-weight-complex="normal"/>
    </style:style>
    <style:style style:name="T18" style:family="text">
      <style:text-properties fo:font-weight="normal" officeooo:rsid="007f2a4f" style:font-weight-asian="normal" style:font-weight-complex="normal"/>
    </style:style>
    <style:style style:name="T19" style:family="text">
      <style:text-properties fo:font-weight="normal" officeooo:rsid="00826d62" style:font-weight-asian="normal" style:font-weight-complex="normal"/>
    </style:style>
    <style:style style:name="T20" style:family="text">
      <style:text-properties fo:font-weight="normal" officeooo:rsid="0083d334" style:font-weight-asian="normal" style:font-weight-complex="normal"/>
    </style:style>
    <style:style style:name="T21" style:family="text">
      <style:text-properties fo:font-weight="normal" officeooo:rsid="008447c4" style:font-weight-asian="normal" style:font-weight-complex="normal"/>
    </style:style>
    <style:style style:name="T22" style:family="text">
      <style:text-properties fo:font-weight="normal" officeooo:rsid="00853295" style:font-weight-asian="normal" style:font-weight-complex="normal"/>
    </style:style>
    <style:style style:name="T23" style:family="text">
      <style:text-properties fo:font-weight="normal" officeooo:rsid="0086b3fc" style:font-weight-asian="normal" style:font-weight-complex="normal"/>
    </style:style>
    <style:style style:name="T24" style:family="text">
      <style:text-properties fo:font-weight="normal" officeooo:rsid="0087058d" style:font-weight-asian="normal" style:font-weight-complex="normal"/>
    </style:style>
    <style:style style:name="T25" style:family="text">
      <style:text-properties fo:font-weight="normal" officeooo:rsid="00879768" style:font-weight-asian="normal" style:font-weight-complex="normal"/>
    </style:style>
    <style:style style:name="T26" style:family="text">
      <style:text-properties fo:font-weight="normal" officeooo:rsid="0087b4df" style:font-weight-asian="normal" style:font-weight-complex="normal"/>
    </style:style>
    <style:style style:name="T27" style:family="text">
      <style:text-properties fo:font-weight="normal" officeooo:rsid="0087f79d" style:font-weight-asian="normal" style:font-weight-complex="normal"/>
    </style:style>
    <style:style style:name="T28" style:family="text">
      <style:text-properties fo:font-weight="normal" officeooo:rsid="008afd34" style:font-weight-asian="normal" style:font-weight-complex="normal"/>
    </style:style>
    <style:style style:name="T29" style:family="text">
      <style:text-properties fo:font-weight="normal" officeooo:rsid="008b888e" style:font-weight-asian="normal" style:font-weight-complex="normal"/>
    </style:style>
    <style:style style:name="T30" style:family="text">
      <style:text-properties fo:font-weight="normal" officeooo:rsid="008ef4ff" style:font-weight-asian="normal" style:font-weight-complex="normal"/>
    </style:style>
    <style:style style:name="T31" style:family="text">
      <style:text-properties fo:font-weight="normal" officeooo:rsid="00919792" style:font-weight-asian="normal" style:font-weight-complex="normal"/>
    </style:style>
    <style:style style:name="T32" style:family="text">
      <style:text-properties fo:font-weight="normal" officeooo:rsid="00932242" style:font-weight-asian="normal" style:font-weight-complex="normal"/>
    </style:style>
    <style:style style:name="T33" style:family="text">
      <style:text-properties fo:font-weight="normal" officeooo:rsid="00952e71" style:font-weight-asian="normal" style:font-weight-complex="normal"/>
    </style:style>
    <style:style style:name="T34" style:family="text">
      <style:text-properties fo:font-weight="normal" officeooo:rsid="00971168" style:font-weight-asian="normal" style:font-weight-complex="normal"/>
    </style:style>
    <style:style style:name="T35" style:family="text">
      <style:text-properties fo:font-weight="normal" officeooo:rsid="009841af" style:font-weight-asian="normal" style:font-weight-complex="normal"/>
    </style:style>
    <style:style style:name="T36" style:family="text">
      <style:text-properties fo:font-weight="normal" officeooo:rsid="0099d9b3" style:font-weight-asian="normal" style:font-weight-complex="normal"/>
    </style:style>
    <style:style style:name="T37" style:family="text">
      <style:text-properties fo:font-weight="normal" officeooo:rsid="009db202" style:font-weight-asian="normal" style:font-weight-complex="normal"/>
    </style:style>
    <style:style style:name="T38" style:family="text">
      <style:text-properties fo:font-weight="normal" officeooo:rsid="009e03e4" style:font-weight-asian="normal" style:font-weight-complex="normal"/>
    </style:style>
    <style:style style:name="T39" style:family="text">
      <style:text-properties fo:font-weight="normal" officeooo:rsid="009f3d34" style:font-weight-asian="normal" style:font-weight-complex="normal"/>
    </style:style>
    <style:style style:name="T40" style:family="text">
      <style:text-properties fo:font-weight="normal" officeooo:rsid="001d98cd" style:font-weight-asian="normal" style:font-weight-complex="normal"/>
    </style:style>
    <style:style style:name="T41" style:family="text">
      <style:text-properties fo:font-weight="normal" officeooo:rsid="002999cd" style:font-weight-asian="normal" style:font-weight-complex="normal"/>
    </style:style>
    <style:style style:name="T42" style:family="text">
      <style:text-properties fo:font-weight="normal" officeooo:rsid="00b34703" style:font-weight-asian="normal" style:font-weight-complex="normal"/>
    </style:style>
    <style:style style:name="T43" style:family="text">
      <style:text-properties fo:font-weight="normal" officeooo:rsid="00b41242" style:font-weight-asian="normal" style:font-weight-complex="normal"/>
    </style:style>
    <style:style style:name="T44" style:family="text">
      <style:text-properties fo:font-weight="normal" officeooo:rsid="00300b3c" style:font-weight-asian="normal" style:font-weight-complex="normal"/>
    </style:style>
    <style:style style:name="T45" style:family="text">
      <style:text-properties fo:font-weight="normal" officeooo:rsid="003e58a3" style:font-weight-asian="normal" style:font-weight-complex="normal"/>
    </style:style>
    <style:style style:name="T46" style:family="text">
      <style:text-properties fo:font-weight="normal" officeooo:rsid="003f2c1e" style:font-weight-asian="normal" style:font-weight-complex="normal"/>
    </style:style>
    <style:style style:name="T47" style:family="text">
      <style:text-properties fo:font-weight="normal" officeooo:rsid="01083c73" style:font-weight-asian="normal" style:font-weight-complex="normal"/>
    </style:style>
    <style:style style:name="T48" style:family="text">
      <style:text-properties fo:font-weight="normal" officeooo:rsid="0108adf5" style:font-weight-asian="normal" style:font-weight-complex="normal"/>
    </style:style>
    <style:style style:name="T49" style:family="text">
      <style:text-properties fo:font-weight="normal" officeooo:rsid="010a04bc" style:font-weight-asian="normal" style:font-weight-complex="normal"/>
    </style:style>
    <style:style style:name="T50" style:family="text">
      <style:text-properties fo:font-weight="normal" officeooo:rsid="010b7594" style:font-weight-asian="normal" style:font-weight-complex="normal"/>
    </style:style>
    <style:style style:name="T51" style:family="text">
      <style:text-properties fo:font-weight="normal" officeooo:rsid="015fc2d2" style:font-weight-asian="normal" style:font-weight-complex="normal"/>
    </style:style>
    <style:style style:name="T52" style:family="text">
      <style:text-properties fo:font-weight="normal" officeooo:rsid="01d06354" style:font-weight-asian="normal" style:font-weight-complex="normal"/>
    </style:style>
    <style:style style:name="T53" style:family="text">
      <style:text-properties fo:font-weight="normal" officeooo:rsid="02a7d543" style:font-weight-asian="normal" style:font-weight-complex="normal"/>
    </style:style>
    <style:style style:name="T54" style:family="text">
      <style:text-properties fo:font-weight="normal" officeooo:rsid="02a93911" style:font-weight-asian="normal" style:font-weight-complex="normal"/>
    </style:style>
    <style:style style:name="T55" style:family="text">
      <style:text-properties fo:font-weight="normal" officeooo:rsid="02a96fb9" style:font-weight-asian="normal" style:font-weight-complex="normal"/>
    </style:style>
    <style:style style:name="T56" style:family="text">
      <style:text-properties fo:font-weight="normal" officeooo:rsid="02a9783f" style:font-weight-asian="normal" style:font-weight-complex="normal"/>
    </style:style>
    <style:style style:name="T57" style:family="text">
      <style:text-properties fo:font-weight="normal" officeooo:rsid="02acfc7e" style:font-weight-asian="normal" style:font-weight-complex="normal"/>
    </style:style>
    <style:style style:name="T58" style:family="text">
      <style:text-properties fo:font-weight="normal" officeooo:rsid="02b284af" style:font-weight-asian="normal" style:font-weight-complex="normal"/>
    </style:style>
    <style:style style:name="T59" style:family="text">
      <style:text-properties fo:font-weight="normal" officeooo:rsid="02b5b388" style:font-weight-asian="normal" style:font-weight-complex="normal"/>
    </style:style>
    <style:style style:name="T60" style:family="text">
      <style:text-properties fo:font-weight="normal" officeooo:rsid="02b74956" style:font-weight-asian="normal" style:font-weight-complex="normal"/>
    </style:style>
    <style:style style:name="T61" style:family="text">
      <style:text-properties fo:font-weight="normal" officeooo:rsid="02babfd2" style:font-weight-asian="normal" style:font-weight-complex="normal"/>
    </style:style>
    <style:style style:name="T62" style:family="text">
      <style:text-properties fo:font-weight="normal" officeooo:rsid="02bc8924" style:font-weight-asian="normal" style:font-weight-complex="normal"/>
    </style:style>
    <style:style style:name="T63" style:family="text">
      <style:text-properties fo:font-weight="normal" officeooo:rsid="02c2adda" style:font-weight-asian="normal" style:font-weight-complex="normal"/>
    </style:style>
    <style:style style:name="T64" style:family="text">
      <style:text-properties fo:font-weight="normal" officeooo:rsid="02c3e797" style:font-weight-asian="normal" style:font-weight-complex="normal"/>
    </style:style>
    <style:style style:name="T65" style:family="text">
      <style:text-properties fo:font-weight="normal" officeooo:rsid="02c82c1c" style:font-weight-asian="normal" style:font-weight-complex="normal"/>
    </style:style>
    <style:style style:name="T66" style:family="text">
      <style:text-properties fo:font-weight="normal" officeooo:rsid="02c99aa9" style:font-weight-asian="normal" style:font-weight-complex="normal"/>
    </style:style>
    <style:style style:name="T67" style:family="text">
      <style:text-properties fo:font-weight="normal" officeooo:rsid="02cb6cd0" style:font-weight-asian="normal" style:font-weight-complex="normal"/>
    </style:style>
    <style:style style:name="T68" style:family="text">
      <style:text-properties fo:font-weight="normal" officeooo:rsid="02d1d98c" style:font-weight-asian="normal" style:font-weight-complex="normal"/>
    </style:style>
    <style:style style:name="T69" style:family="text">
      <style:text-properties fo:font-weight="normal" officeooo:rsid="02d525d3" style:font-weight-asian="normal" style:font-weight-complex="normal"/>
    </style:style>
    <style:style style:name="T70" style:family="text">
      <style:text-properties fo:font-weight="normal" officeooo:rsid="02d6551c" style:font-weight-asian="normal" style:font-weight-complex="normal"/>
    </style:style>
    <style:style style:name="T71" style:family="text">
      <style:text-properties fo:font-weight="normal" officeooo:rsid="02d703f0" style:font-weight-asian="normal" style:font-weight-complex="normal"/>
    </style:style>
    <style:style style:name="T72" style:family="text">
      <style:text-properties fo:font-weight="normal" officeooo:rsid="02daf6b3" style:font-weight-asian="normal" style:font-weight-complex="normal"/>
    </style:style>
    <style:style style:name="T73" style:family="text">
      <style:text-properties fo:font-weight="normal" officeooo:rsid="02dde45f" style:font-weight-asian="normal" style:font-weight-complex="normal"/>
    </style:style>
    <style:style style:name="T74" style:family="text">
      <style:text-properties fo:font-weight="normal" officeooo:rsid="02e05518" style:font-weight-asian="normal" style:font-weight-complex="normal"/>
    </style:style>
    <style:style style:name="T75" style:family="text">
      <style:text-properties fo:font-weight="normal" officeooo:rsid="02e19f02" style:font-weight-asian="normal" style:font-weight-complex="normal"/>
    </style:style>
    <style:style style:name="T76" style:family="text">
      <style:text-properties fo:font-weight="normal" officeooo:rsid="02e39558" style:font-weight-asian="normal" style:font-weight-complex="normal"/>
    </style:style>
    <style:style style:name="T77" style:family="text">
      <style:text-properties fo:font-weight="normal" officeooo:rsid="02e8bf25" style:font-weight-asian="normal" style:font-weight-complex="normal"/>
    </style:style>
    <style:style style:name="T78" style:family="text">
      <style:text-properties fo:font-weight="normal" officeooo:rsid="02f60628" style:font-weight-asian="normal" style:font-weight-complex="normal"/>
    </style:style>
    <style:style style:name="T79" style:family="text">
      <style:text-properties fo:font-weight="normal" officeooo:rsid="02f7df73" style:font-weight-asian="normal" style:font-weight-complex="normal"/>
    </style:style>
    <style:style style:name="T80" style:family="text">
      <style:text-properties fo:font-weight="normal" officeooo:rsid="02f851c2" style:font-weight-asian="normal" style:font-weight-complex="normal"/>
    </style:style>
    <style:style style:name="T81" style:family="text">
      <style:text-properties fo:font-weight="normal" officeooo:rsid="02f93863" style:font-weight-asian="normal" style:font-weight-complex="normal"/>
    </style:style>
    <style:style style:name="T82" style:family="text">
      <style:text-properties fo:font-weight="normal" officeooo:rsid="02fb7032" style:font-weight-asian="normal" style:font-weight-complex="normal"/>
    </style:style>
    <style:style style:name="T83" style:family="text">
      <style:text-properties fo:font-weight="normal" officeooo:rsid="030061b9" style:font-weight-asian="normal" style:font-weight-complex="normal"/>
    </style:style>
    <style:style style:name="T84" style:family="text">
      <style:text-properties fo:font-weight="normal" officeooo:rsid="0306508c" style:font-weight-asian="normal" style:font-weight-complex="normal"/>
    </style:style>
    <style:style style:name="T85" style:family="text">
      <style:text-properties fo:font-weight="normal" officeooo:rsid="030888fd" style:font-weight-asian="normal" style:font-weight-complex="normal"/>
    </style:style>
    <style:style style:name="T86" style:family="text">
      <style:text-properties fo:font-weight="normal" officeooo:rsid="03093b1e" style:font-weight-asian="normal" style:font-weight-complex="normal"/>
    </style:style>
    <style:style style:name="T87" style:family="text">
      <style:text-properties fo:font-weight="normal" officeooo:rsid="030da614" style:font-weight-asian="normal" style:font-weight-complex="normal"/>
    </style:style>
    <style:style style:name="T88" style:family="text">
      <style:text-properties fo:font-weight="normal" officeooo:rsid="030e4fcb" style:font-weight-asian="normal" style:font-weight-complex="normal"/>
    </style:style>
    <style:style style:name="T89" style:family="text">
      <style:text-properties fo:font-weight="normal" officeooo:rsid="030fc3cc" style:font-weight-asian="normal" style:font-weight-complex="normal"/>
    </style:style>
    <style:style style:name="T90" style:family="text">
      <style:text-properties fo:font-weight="normal" officeooo:rsid="031193aa" style:font-weight-asian="normal" style:font-weight-complex="normal"/>
    </style:style>
    <style:style style:name="T91" style:family="text">
      <style:text-properties fo:font-weight="normal" officeooo:rsid="0314883d" style:font-weight-asian="normal" style:font-weight-complex="normal"/>
    </style:style>
    <style:style style:name="T92" style:family="text">
      <style:text-properties fo:font-weight="normal" officeooo:rsid="0315b533" style:font-weight-asian="normal" style:font-weight-complex="normal"/>
    </style:style>
    <style:style style:name="T93" style:family="text">
      <style:text-properties fo:font-weight="normal" officeooo:rsid="0316f741" style:font-weight-asian="normal" style:font-weight-complex="normal"/>
    </style:style>
    <style:style style:name="T94" style:family="text">
      <style:text-properties fo:font-weight="normal" officeooo:rsid="032230f5" style:font-weight-asian="normal" style:font-weight-complex="normal"/>
    </style:style>
    <style:style style:name="T95" style:family="text">
      <style:text-properties fo:font-weight="normal" officeooo:rsid="03237765" style:font-weight-asian="normal" style:font-weight-complex="normal"/>
    </style:style>
    <style:style style:name="T96" style:family="text">
      <style:text-properties fo:font-weight="normal" officeooo:rsid="0331f925" style:font-weight-asian="normal" style:font-weight-complex="normal"/>
    </style:style>
    <style:style style:name="T97" style:family="text">
      <style:text-properties fo:font-weight="normal" officeooo:rsid="0333b23b" style:font-weight-asian="normal" style:font-weight-complex="normal"/>
    </style:style>
    <style:style style:name="T98" style:family="text">
      <style:text-properties fo:font-weight="normal" officeooo:rsid="03349de9" style:font-weight-asian="normal" style:font-weight-complex="normal"/>
    </style:style>
    <style:style style:name="T99" style:family="text">
      <style:text-properties fo:font-weight="normal" officeooo:rsid="0335ed9a" style:font-weight-asian="normal" style:font-weight-complex="normal"/>
    </style:style>
    <style:style style:name="T100" style:family="text">
      <style:text-properties fo:font-weight="normal" officeooo:rsid="033658dc" style:font-weight-asian="normal" style:font-weight-complex="normal"/>
    </style:style>
    <style:style style:name="T101" style:family="text">
      <style:text-properties fo:font-weight="normal" officeooo:rsid="0340b793" style:font-weight-asian="normal" style:font-weight-complex="normal"/>
    </style:style>
    <style:style style:name="T102" style:family="text">
      <style:text-properties fo:font-weight="normal" officeooo:rsid="0341e720" style:font-weight-asian="normal" style:font-weight-complex="normal"/>
    </style:style>
    <style:style style:name="T103" style:family="text">
      <style:text-properties fo:font-weight="normal" officeooo:rsid="034224ea" style:font-weight-asian="normal" style:font-weight-complex="normal"/>
    </style:style>
    <style:style style:name="T104" style:family="text">
      <style:text-properties fo:font-weight="normal" officeooo:rsid="0339b41b" style:font-weight-asian="normal" style:font-weight-complex="normal"/>
    </style:style>
    <style:style style:name="T105" style:family="text">
      <style:text-properties fo:font-weight="normal" officeooo:rsid="034dbdb7" style:font-weight-asian="normal" style:font-weight-complex="normal"/>
    </style:style>
    <style:style style:name="T106" style:family="text">
      <style:text-properties fo:font-weight="normal" officeooo:rsid="034e9579" style:font-weight-asian="normal" style:font-weight-complex="normal"/>
    </style:style>
    <style:style style:name="T107" style:family="text">
      <style:text-properties fo:font-weight="normal" officeooo:rsid="034ff22f" style:font-weight-asian="normal" style:font-weight-complex="normal"/>
    </style:style>
    <style:style style:name="T108" style:family="text">
      <style:text-properties fo:font-weight="normal" officeooo:rsid="03518772" style:font-weight-asian="normal" style:font-weight-complex="normal"/>
    </style:style>
    <style:style style:name="T109" style:family="text">
      <style:text-properties fo:font-weight="normal" officeooo:rsid="0355d5a8" style:font-weight-asian="normal" style:font-weight-complex="normal"/>
    </style:style>
    <style:style style:name="T110" style:family="text">
      <style:text-properties fo:font-weight="normal" officeooo:rsid="0357c3d3" style:font-weight-asian="normal" style:font-weight-complex="normal"/>
    </style:style>
    <style:style style:name="T111" style:family="text">
      <style:text-properties fo:font-weight="normal" officeooo:rsid="0357d99f" style:font-weight-asian="normal" style:font-weight-complex="normal"/>
    </style:style>
    <style:style style:name="T112" style:family="text">
      <style:text-properties fo:font-weight="normal" officeooo:rsid="035a044f" style:font-weight-asian="normal" style:font-weight-complex="normal"/>
    </style:style>
    <style:style style:name="T113" style:family="text">
      <style:text-properties fo:font-weight="normal" officeooo:rsid="035bdf5a" style:font-weight-asian="normal" style:font-weight-complex="normal"/>
    </style:style>
    <style:style style:name="T114" style:family="text">
      <style:text-properties fo:font-weight="normal" officeooo:rsid="035c8b4b" style:font-weight-asian="normal" style:font-weight-complex="normal"/>
    </style:style>
    <style:style style:name="T115" style:family="text">
      <style:text-properties fo:font-weight="normal" officeooo:rsid="035de7a1" style:font-weight-asian="normal" style:font-weight-complex="normal"/>
    </style:style>
    <style:style style:name="T116" style:family="text">
      <style:text-properties fo:font-weight="normal" officeooo:rsid="03654a75" style:font-weight-asian="normal" style:font-weight-complex="normal"/>
    </style:style>
    <style:style style:name="T117" style:family="text">
      <style:text-properties fo:font-weight="normal" officeooo:rsid="0365a83b" style:font-weight-asian="normal" style:font-weight-complex="normal"/>
    </style:style>
    <style:style style:name="T118" style:family="text">
      <style:text-properties fo:font-weight="normal" officeooo:rsid="0381cced" style:font-weight-asian="normal" style:font-weight-complex="normal"/>
    </style:style>
    <style:style style:name="T119" style:family="text">
      <style:text-properties fo:font-weight="normal" officeooo:rsid="03824876" style:font-weight-asian="normal" style:font-weight-complex="normal"/>
    </style:style>
    <style:style style:name="T120" style:family="text">
      <style:text-properties fo:font-weight="normal" officeooo:rsid="03850bdb" style:font-weight-asian="normal" style:font-weight-complex="normal"/>
    </style:style>
    <style:style style:name="T121" style:family="text">
      <style:text-properties fo:font-weight="normal" officeooo:rsid="038ce8b0" style:font-weight-asian="normal" style:font-weight-complex="normal"/>
    </style:style>
    <style:style style:name="T122" style:family="text">
      <style:text-properties fo:font-weight="normal" officeooo:rsid="038df19e" style:font-weight-asian="normal" style:font-weight-complex="normal"/>
    </style:style>
    <style:style style:name="T123" style:family="text">
      <style:text-properties fo:font-weight="normal" officeooo:rsid="047ac77a" style:font-weight-asian="normal" style:font-weight-complex="normal"/>
    </style:style>
    <style:style style:name="T124" style:family="text">
      <style:text-properties fo:font-weight="normal" officeooo:rsid="047b4b9a" style:font-weight-asian="normal" style:font-weight-complex="normal"/>
    </style:style>
    <style:style style:name="T125" style:family="text">
      <style:text-properties fo:font-weight="normal" officeooo:rsid="047cf5e8" style:font-weight-asian="normal" style:font-weight-complex="normal"/>
    </style:style>
    <style:style style:name="T126" style:family="text">
      <style:text-properties fo:font-weight="normal" officeooo:rsid="047e47cf" style:font-weight-asian="normal" style:font-weight-complex="normal"/>
    </style:style>
    <style:style style:name="T127" style:family="text">
      <style:text-properties fo:font-weight="normal" officeooo:rsid="05a9e8a7" style:font-weight-asian="normal" style:font-weight-complex="normal"/>
    </style:style>
    <style:style style:name="T128" style:family="text">
      <style:text-properties fo:font-weight="normal" officeooo:rsid="05ae6801" style:font-weight-asian="normal" style:font-weight-complex="normal"/>
    </style:style>
    <style:style style:name="T129" style:family="text">
      <style:text-properties fo:font-weight="normal" officeooo:rsid="05af0489" style:font-weight-asian="normal" style:font-weight-complex="normal"/>
    </style:style>
    <style:style style:name="T130" style:family="text">
      <style:text-properties fo:font-weight="normal" officeooo:rsid="05af65c2" style:font-weight-asian="normal" style:font-weight-complex="normal"/>
    </style:style>
    <style:style style:name="T131" style:family="text">
      <style:text-properties fo:font-weight="normal" officeooo:rsid="05b3bbee" style:font-weight-asian="normal" style:font-weight-complex="normal"/>
    </style:style>
    <style:style style:name="T132" style:family="text">
      <style:text-properties fo:font-weight="normal" officeooo:rsid="05ba432a" style:font-weight-asian="normal" style:font-weight-complex="normal"/>
    </style:style>
    <style:style style:name="T133" style:family="text">
      <style:text-properties fo:font-weight="normal" officeooo:rsid="05bda8b2" style:font-weight-asian="normal" style:font-weight-complex="normal"/>
    </style:style>
    <style:style style:name="T134" style:family="text">
      <style:text-properties fo:font-weight="normal" officeooo:rsid="0608930c" style:font-weight-asian="normal" style:font-weight-complex="normal"/>
    </style:style>
    <style:style style:name="T135" style:family="text">
      <style:text-properties fo:font-weight="normal" officeooo:rsid="0609b00f" style:font-weight-asian="normal" style:font-weight-complex="normal"/>
    </style:style>
    <style:style style:name="T136" style:family="text">
      <style:text-properties fo:font-weight="normal" officeooo:rsid="060abc52" style:font-weight-asian="normal" style:font-weight-complex="normal"/>
    </style:style>
    <style:style style:name="T137" style:family="text">
      <style:text-properties fo:font-weight="normal" officeooo:rsid="060ece62" style:font-weight-asian="normal" style:font-weight-complex="normal"/>
    </style:style>
    <style:style style:name="T138" style:family="text">
      <style:text-properties fo:font-weight="normal" officeooo:rsid="061ac9ec" style:font-weight-asian="normal" style:font-weight-complex="normal"/>
    </style:style>
    <style:style style:name="T139" style:family="text">
      <style:text-properties fo:font-weight="normal" officeooo:rsid="061b7bea" style:font-weight-asian="normal" style:font-weight-complex="normal"/>
    </style:style>
    <style:style style:name="T140" style:family="text">
      <style:text-properties fo:font-weight="normal" officeooo:rsid="061d35c0" style:font-weight-asian="normal" style:font-weight-complex="normal"/>
    </style:style>
    <style:style style:name="T141" style:family="text">
      <style:text-properties fo:font-weight="normal" officeooo:rsid="061d6cc2" style:font-weight-asian="normal" style:font-weight-complex="normal"/>
    </style:style>
    <style:style style:name="T142" style:family="text">
      <style:text-properties fo:font-weight="normal" officeooo:rsid="02babfd2" fo:background-color="#ffff00" loext:char-shading-value="0" style:font-weight-asian="normal" style:font-weight-complex="normal"/>
    </style:style>
    <style:style style:name="T143" style:family="text">
      <style:text-properties fo:font-weight="normal" officeooo:rsid="02bfbe46" fo:background-color="#ffff00" loext:char-shading-value="0" style:font-weight-asian="normal" style:font-weight-complex="normal"/>
    </style:style>
    <style:style style:name="T144" style:family="text">
      <style:text-properties officeooo:rsid="00210b7d"/>
    </style:style>
    <style:style style:name="T145" style:family="text">
      <style:text-properties fo:font-style="italic" style:font-style-asian="italic" style:font-style-complex="italic"/>
    </style:style>
    <style:style style:name="T146" style:family="text">
      <style:text-properties fo:font-style="italic" officeooo:rsid="00b6bc1e" style:font-style-asian="italic" style:font-style-complex="italic"/>
    </style:style>
    <style:style style:name="T147" style:family="text">
      <style:text-properties fo:font-style="italic" officeooo:rsid="00b91a8d" style:font-style-asian="italic" style:font-style-complex="italic"/>
    </style:style>
    <style:style style:name="T148" style:family="text">
      <style:text-properties fo:font-style="italic" officeooo:rsid="00ba403f" style:font-style-asian="italic" style:font-style-complex="italic"/>
    </style:style>
    <style:style style:name="T149" style:family="text">
      <style:text-properties fo:font-style="italic" officeooo:rsid="00d1d2c6" style:font-style-asian="italic" style:font-style-complex="italic"/>
    </style:style>
    <style:style style:name="T150" style:family="text">
      <style:text-properties fo:font-style="italic" officeooo:rsid="00e14ff4" style:font-style-asian="italic" style:font-style-complex="italic"/>
    </style:style>
    <style:style style:name="T151" style:family="text">
      <style:text-properties fo:font-style="italic" officeooo:rsid="01a9bcf1" style:font-style-asian="italic" style:font-style-complex="italic"/>
    </style:style>
    <style:style style:name="T152" style:family="text">
      <style:text-properties fo:font-style="italic" officeooo:rsid="01b8e3ed" style:font-style-asian="italic" style:font-style-complex="italic"/>
    </style:style>
    <style:style style:name="T153" style:family="text">
      <style:text-properties fo:font-style="italic" officeooo:rsid="01c0d0b7" style:font-style-asian="italic" style:font-style-complex="italic"/>
    </style:style>
    <style:style style:name="T154" style:family="text">
      <style:text-properties fo:font-style="italic" officeooo:rsid="03d3a4ff" style:font-style-asian="italic" style:font-style-complex="italic"/>
    </style:style>
    <style:style style:name="T155" style:family="text">
      <style:text-properties fo:font-style="italic" officeooo:rsid="05c9a83d" style:font-style-asian="italic" style:font-style-complex="italic"/>
    </style:style>
    <style:style style:name="T156" style:family="text">
      <style:text-properties fo:font-style="italic" officeooo:rsid="062f8d7a" style:font-style-asian="italic" style:font-style-complex="italic"/>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italic" fo:font-weight="normal" officeooo:rsid="0032fd1b" style:font-style-asian="italic" style:font-weight-asian="normal" style:font-style-complex="italic" style:font-weight-complex="normal"/>
    </style:style>
    <style:style style:name="T159" style:family="text">
      <style:text-properties fo:font-style="italic" fo:font-weight="normal" officeooo:rsid="01083c73" style:font-style-asian="italic" style:font-weight-asian="normal" style:font-style-complex="italic" style:font-weight-complex="normal"/>
    </style:style>
    <style:style style:name="T160" style:family="text">
      <style:text-properties fo:font-style="italic" fo:font-weight="normal" officeooo:rsid="02a93911" style:font-style-asian="italic" style:font-weight-asian="normal" style:font-style-complex="italic" style:font-weight-complex="normal"/>
    </style:style>
    <style:style style:name="T161" style:family="text">
      <style:text-properties fo:font-style="italic" fo:font-weight="normal" officeooo:rsid="02d525d3" style:font-style-asian="italic" style:font-weight-asian="normal" style:font-style-complex="italic" style:font-weight-complex="normal"/>
    </style:style>
    <style:style style:name="T162" style:family="text">
      <style:text-properties fo:font-style="italic" fo:font-weight="normal" officeooo:rsid="02f93863" style:font-style-asian="italic" style:font-weight-asian="normal" style:font-style-complex="italic" style:font-weight-complex="normal"/>
    </style:style>
    <style:style style:name="T163" style:family="text">
      <style:text-properties fo:font-style="italic" fo:font-weight="normal" officeooo:rsid="02fb7032" style:font-style-asian="italic" style:font-weight-asian="normal" style:font-style-complex="italic" style:font-weight-complex="normal"/>
    </style:style>
    <style:style style:name="T164" style:family="text">
      <style:text-properties fo:font-style="italic" fo:font-weight="normal" officeooo:rsid="034dbdb7" style:font-style-asian="italic" style:font-weight-asian="normal" style:font-style-complex="italic" style:font-weight-complex="normal"/>
    </style:style>
    <style:style style:name="T165" style:family="text">
      <style:text-properties fo:font-style="italic" fo:font-weight="normal" officeooo:rsid="034e9579" style:font-style-asian="italic" style:font-weight-asian="normal" style:font-style-complex="italic" style:font-weight-complex="normal"/>
    </style:style>
    <style:style style:name="T166" style:family="text">
      <style:text-properties fo:font-style="italic" fo:font-weight="normal" officeooo:rsid="0357d99f" style:font-style-asian="italic" style:font-weight-asian="normal" style:font-style-complex="italic" style:font-weight-complex="normal"/>
    </style:style>
    <style:style style:name="T167" style:family="text">
      <style:text-properties fo:font-style="italic" style:text-underline-style="none" fo:font-weight="normal" officeooo:rsid="00e78b3a" style:font-style-asian="italic" style:font-weight-asian="normal" style:font-style-complex="italic" style:font-weight-complex="normal"/>
    </style:style>
    <style:style style:name="T168" style:family="text">
      <style:text-properties fo:font-style="italic" style:text-underline-style="none" fo:font-weight="normal" officeooo:rsid="01af2ff8" style:font-style-asian="italic" style:font-weight-asian="normal" style:font-style-complex="italic" style:font-weight-complex="normal"/>
    </style:style>
    <style:style style:name="T169" style:family="text">
      <style:text-properties fo:font-style="italic" style:text-underline-style="none" fo:font-weight="normal" officeooo:rsid="01afec3a" style:font-style-asian="italic" style:font-weight-asian="normal" style:font-style-complex="italic" style:font-weight-complex="normal"/>
    </style:style>
    <style:style style:name="T170" style:family="text">
      <style:text-properties fo:font-style="italic" officeooo:rsid="01531aa5" fo:background-color="#ffff00" loext:char-shading-value="0" style:font-style-asian="italic" style:font-style-complex="italic"/>
    </style:style>
    <style:style style:name="T171" style:family="text">
      <style:text-properties officeooo:rsid="002882be"/>
    </style:style>
    <style:style style:name="T172" style:family="text">
      <style:text-properties fo:font-style="normal" style:font-style-asian="normal" style:font-style-complex="normal"/>
    </style:style>
    <style:style style:name="T173" style:family="text">
      <style:text-properties fo:font-style="normal" officeooo:rsid="00b91a8d" style:font-style-asian="normal" style:font-style-complex="normal"/>
    </style:style>
    <style:style style:name="T174" style:family="text">
      <style:text-properties fo:font-style="normal" officeooo:rsid="00b6bc1e" style:font-style-asian="normal" style:font-style-complex="normal"/>
    </style:style>
    <style:style style:name="T175" style:family="text">
      <style:text-properties fo:font-style="normal" officeooo:rsid="00ba403f" style:font-style-asian="normal" style:font-style-complex="normal"/>
    </style:style>
    <style:style style:name="T176" style:family="text">
      <style:text-properties fo:font-style="normal" officeooo:rsid="00bfb89f" style:font-style-asian="normal" style:font-style-complex="normal"/>
    </style:style>
    <style:style style:name="T177" style:family="text">
      <style:text-properties fo:font-style="normal" officeooo:rsid="00c2afed" style:font-style-asian="normal" style:font-style-complex="normal"/>
    </style:style>
    <style:style style:name="T178" style:family="text">
      <style:text-properties fo:font-style="normal" officeooo:rsid="00c415cc" style:font-style-asian="normal" style:font-style-complex="normal"/>
    </style:style>
    <style:style style:name="T179" style:family="text">
      <style:text-properties fo:font-style="normal" officeooo:rsid="00c41db1" style:font-style-asian="normal" style:font-style-complex="normal"/>
    </style:style>
    <style:style style:name="T180" style:family="text">
      <style:text-properties fo:font-style="normal" officeooo:rsid="00c67d88" style:font-style-asian="normal" style:font-style-complex="normal"/>
    </style:style>
    <style:style style:name="T181" style:family="text">
      <style:text-properties fo:font-style="normal" officeooo:rsid="00c7ed7a" style:font-style-asian="normal" style:font-style-complex="normal"/>
    </style:style>
    <style:style style:name="T182" style:family="text">
      <style:text-properties fo:font-style="normal" officeooo:rsid="00df3b18" style:font-style-asian="normal" style:font-style-complex="normal"/>
    </style:style>
    <style:style style:name="T183" style:family="text">
      <style:text-properties fo:font-style="normal" officeooo:rsid="00e10b93" style:font-style-asian="normal" style:font-style-complex="normal"/>
    </style:style>
    <style:style style:name="T184" style:family="text">
      <style:text-properties fo:font-style="normal" officeooo:rsid="00e14ff4" style:font-style-asian="normal" style:font-style-complex="normal"/>
    </style:style>
    <style:style style:name="T185" style:family="text">
      <style:text-properties fo:font-style="normal" officeooo:rsid="00e349fc" style:font-style-asian="normal" style:font-style-complex="normal"/>
    </style:style>
    <style:style style:name="T186" style:family="text">
      <style:text-properties fo:font-style="normal" officeooo:rsid="0105789e" style:font-style-asian="normal" style:font-style-complex="normal"/>
    </style:style>
    <style:style style:name="T187" style:family="text">
      <style:text-properties fo:font-style="normal" officeooo:rsid="011c7b8e" style:font-style-asian="normal" style:font-style-complex="normal"/>
    </style:style>
    <style:style style:name="T188" style:family="text">
      <style:text-properties fo:font-style="normal" officeooo:rsid="011dadfb" style:font-style-asian="normal" style:font-style-complex="normal"/>
    </style:style>
    <style:style style:name="T189" style:family="text">
      <style:text-properties fo:font-style="normal" officeooo:rsid="011f3f1c" style:font-style-asian="normal" style:font-style-complex="normal"/>
    </style:style>
    <style:style style:name="T190" style:family="text">
      <style:text-properties fo:font-style="normal" officeooo:rsid="0121a16d" style:font-style-asian="normal" style:font-style-complex="normal"/>
    </style:style>
    <style:style style:name="T191" style:family="text">
      <style:text-properties fo:font-style="normal" officeooo:rsid="0123f560" style:font-style-asian="normal" style:font-style-complex="normal"/>
    </style:style>
    <style:style style:name="T192" style:family="text">
      <style:text-properties fo:font-style="normal" officeooo:rsid="0124b6fa" style:font-style-asian="normal" style:font-style-complex="normal"/>
    </style:style>
    <style:style style:name="T193" style:family="text">
      <style:text-properties fo:font-style="normal" officeooo:rsid="0124f957" style:font-style-asian="normal" style:font-style-complex="normal"/>
    </style:style>
    <style:style style:name="T194" style:family="text">
      <style:text-properties fo:font-style="normal" officeooo:rsid="01287476" style:font-style-asian="normal" style:font-style-complex="normal"/>
    </style:style>
    <style:style style:name="T195" style:family="text">
      <style:text-properties fo:font-style="normal" officeooo:rsid="012a2626" style:font-style-asian="normal" style:font-style-complex="normal"/>
    </style:style>
    <style:style style:name="T196" style:family="text">
      <style:text-properties fo:font-style="normal" officeooo:rsid="0118b3d0" style:font-style-asian="normal" style:font-style-complex="normal"/>
    </style:style>
    <style:style style:name="T197" style:family="text">
      <style:text-properties fo:font-style="normal" officeooo:rsid="012b75dd" style:font-style-asian="normal" style:font-style-complex="normal"/>
    </style:style>
    <style:style style:name="T198" style:family="text">
      <style:text-properties fo:font-style="normal" officeooo:rsid="012d86b7" style:font-style-asian="normal" style:font-style-complex="normal"/>
    </style:style>
    <style:style style:name="T199" style:family="text">
      <style:text-properties fo:font-style="normal" officeooo:rsid="012e7d06" style:font-style-asian="normal" style:font-style-complex="normal"/>
    </style:style>
    <style:style style:name="T200" style:family="text">
      <style:text-properties fo:font-style="normal" officeooo:rsid="0130466b" style:font-style-asian="normal" style:font-style-complex="normal"/>
    </style:style>
    <style:style style:name="T201" style:family="text">
      <style:text-properties fo:font-style="normal" officeooo:rsid="01304bf1" style:font-style-asian="normal" style:font-style-complex="normal"/>
    </style:style>
    <style:style style:name="T202" style:family="text">
      <style:text-properties fo:font-style="normal" officeooo:rsid="01313dbf" style:font-style-asian="normal" style:font-style-complex="normal"/>
    </style:style>
    <style:style style:name="T203" style:family="text">
      <style:text-properties fo:font-style="normal" officeooo:rsid="0134827f" style:font-style-asian="normal" style:font-style-complex="normal"/>
    </style:style>
    <style:style style:name="T204" style:family="text">
      <style:text-properties fo:font-style="normal" officeooo:rsid="0134e59d" style:font-style-asian="normal" style:font-style-complex="normal"/>
    </style:style>
    <style:style style:name="T205" style:family="text">
      <style:text-properties fo:font-style="normal" officeooo:rsid="01358b67" style:font-style-asian="normal" style:font-style-complex="normal"/>
    </style:style>
    <style:style style:name="T206" style:family="text">
      <style:text-properties fo:font-style="normal" officeooo:rsid="013e37a9" style:font-style-asian="normal" style:font-style-complex="normal"/>
    </style:style>
    <style:style style:name="T207" style:family="text">
      <style:text-properties fo:font-style="normal" officeooo:rsid="013ff98e" style:font-style-asian="normal" style:font-style-complex="normal"/>
    </style:style>
    <style:style style:name="T208" style:family="text">
      <style:text-properties fo:font-style="normal" officeooo:rsid="0140d8ac" style:font-style-asian="normal" style:font-style-complex="normal"/>
    </style:style>
    <style:style style:name="T209" style:family="text">
      <style:text-properties fo:font-style="normal" officeooo:rsid="0149550e" style:font-style-asian="normal" style:font-style-complex="normal"/>
    </style:style>
    <style:style style:name="T210" style:family="text">
      <style:text-properties fo:font-style="normal" officeooo:rsid="014958e9" style:font-style-asian="normal" style:font-style-complex="normal"/>
    </style:style>
    <style:style style:name="T211" style:family="text">
      <style:text-properties fo:font-style="normal" officeooo:rsid="01531aa5" style:font-style-asian="normal" style:font-style-complex="normal"/>
    </style:style>
    <style:style style:name="T212" style:family="text">
      <style:text-properties fo:font-style="normal" officeooo:rsid="0178883c" style:font-style-asian="normal" style:font-style-complex="normal"/>
    </style:style>
    <style:style style:name="T213" style:family="text">
      <style:text-properties fo:font-style="normal" officeooo:rsid="01950390" style:font-style-asian="normal" style:font-style-complex="normal"/>
    </style:style>
    <style:style style:name="T214" style:family="text">
      <style:text-properties fo:font-style="normal" officeooo:rsid="01983624" style:font-style-asian="normal" style:font-style-complex="normal"/>
    </style:style>
    <style:style style:name="T215" style:family="text">
      <style:text-properties fo:font-style="normal" officeooo:rsid="019a2fb3" style:font-style-asian="normal" style:font-style-complex="normal"/>
    </style:style>
    <style:style style:name="T216" style:family="text">
      <style:text-properties fo:font-style="normal" officeooo:rsid="019b9501" style:font-style-asian="normal" style:font-style-complex="normal"/>
    </style:style>
    <style:style style:name="T217" style:family="text">
      <style:text-properties fo:font-style="normal" officeooo:rsid="016439d2" style:font-style-asian="normal" style:font-style-complex="normal"/>
    </style:style>
    <style:style style:name="T218" style:family="text">
      <style:text-properties fo:font-style="normal" officeooo:rsid="01a4993b" style:font-style-asian="normal" style:font-style-complex="normal"/>
    </style:style>
    <style:style style:name="T219" style:family="text">
      <style:text-properties fo:font-style="normal" officeooo:rsid="01a9bcf1" style:font-style-asian="normal" style:font-style-complex="normal"/>
    </style:style>
    <style:style style:name="T220" style:family="text">
      <style:text-properties fo:font-style="normal" officeooo:rsid="01ab09e2" style:font-style-asian="normal" style:font-style-complex="normal"/>
    </style:style>
    <style:style style:name="T221" style:family="text">
      <style:text-properties fo:font-style="normal" officeooo:rsid="01acc42c" style:font-style-asian="normal" style:font-style-complex="normal"/>
    </style:style>
    <style:style style:name="T222" style:family="text">
      <style:text-properties fo:font-style="normal" officeooo:rsid="01b64616" style:font-style-asian="normal" style:font-style-complex="normal"/>
    </style:style>
    <style:style style:name="T223" style:family="text">
      <style:text-properties fo:font-style="normal" officeooo:rsid="01d15aa9" style:font-style-asian="normal" style:font-style-complex="normal"/>
    </style:style>
    <style:style style:name="T224" style:family="text">
      <style:text-properties fo:font-style="normal" officeooo:rsid="021260f4" style:font-style-asian="normal" style:font-style-complex="normal"/>
    </style:style>
    <style:style style:name="T225" style:family="text">
      <style:text-properties fo:font-style="normal" officeooo:rsid="02140ac2" style:font-style-asian="normal" style:font-style-complex="normal"/>
    </style:style>
    <style:style style:name="T226" style:family="text">
      <style:text-properties fo:font-style="normal" officeooo:rsid="02175bb7" style:font-style-asian="normal" style:font-style-complex="normal"/>
    </style:style>
    <style:style style:name="T227" style:family="text">
      <style:text-properties fo:font-style="normal" officeooo:rsid="02212aa7" style:font-style-asian="normal" style:font-style-complex="normal"/>
    </style:style>
    <style:style style:name="T228" style:family="text">
      <style:text-properties fo:font-style="normal" officeooo:rsid="0221e89e" style:font-style-asian="normal" style:font-style-complex="normal"/>
    </style:style>
    <style:style style:name="T229" style:family="text">
      <style:text-properties fo:font-style="normal" officeooo:rsid="02276110" style:font-style-asian="normal" style:font-style-complex="normal"/>
    </style:style>
    <style:style style:name="T230" style:family="text">
      <style:text-properties fo:font-style="normal" officeooo:rsid="022a0ab4" style:font-style-asian="normal" style:font-style-complex="normal"/>
    </style:style>
    <style:style style:name="T231" style:family="text">
      <style:text-properties fo:font-style="normal" officeooo:rsid="022ae536" style:font-style-asian="normal" style:font-style-complex="normal"/>
    </style:style>
    <style:style style:name="T232" style:family="text">
      <style:text-properties fo:font-style="normal" officeooo:rsid="022aeafd" style:font-style-asian="normal" style:font-style-complex="normal"/>
    </style:style>
    <style:style style:name="T233" style:family="text">
      <style:text-properties fo:font-style="normal" officeooo:rsid="022f4cdc" style:font-style-asian="normal" style:font-style-complex="normal"/>
    </style:style>
    <style:style style:name="T234" style:family="text">
      <style:text-properties fo:font-style="normal" officeooo:rsid="022fbf18" style:font-style-asian="normal" style:font-style-complex="normal"/>
    </style:style>
    <style:style style:name="T235" style:family="text">
      <style:text-properties fo:font-style="normal" officeooo:rsid="0230f1c2" style:font-style-asian="normal" style:font-style-complex="normal"/>
    </style:style>
    <style:style style:name="T236" style:family="text">
      <style:text-properties fo:font-style="normal" officeooo:rsid="0233735b" style:font-style-asian="normal" style:font-style-complex="normal"/>
    </style:style>
    <style:style style:name="T237" style:family="text">
      <style:text-properties fo:font-style="normal" officeooo:rsid="02348e3e" style:font-style-asian="normal" style:font-style-complex="normal"/>
    </style:style>
    <style:style style:name="T238" style:family="text">
      <style:text-properties fo:font-style="normal" officeooo:rsid="02365df0" style:font-style-asian="normal" style:font-style-complex="normal"/>
    </style:style>
    <style:style style:name="T239" style:family="text">
      <style:text-properties fo:font-style="normal" officeooo:rsid="02379e9a" style:font-style-asian="normal" style:font-style-complex="normal"/>
    </style:style>
    <style:style style:name="T240" style:family="text">
      <style:text-properties fo:font-style="normal" officeooo:rsid="0239d8e7" style:font-style-asian="normal" style:font-style-complex="normal"/>
    </style:style>
    <style:style style:name="T241" style:family="text">
      <style:text-properties fo:font-style="normal" officeooo:rsid="023a500b" style:font-style-asian="normal" style:font-style-complex="normal"/>
    </style:style>
    <style:style style:name="T242" style:family="text">
      <style:text-properties fo:font-style="normal" officeooo:rsid="023bae59" style:font-style-asian="normal" style:font-style-complex="normal"/>
    </style:style>
    <style:style style:name="T243" style:family="text">
      <style:text-properties fo:font-style="normal" officeooo:rsid="023bb675" style:font-style-asian="normal" style:font-style-complex="normal"/>
    </style:style>
    <style:style style:name="T244" style:family="text">
      <style:text-properties fo:font-style="normal" officeooo:rsid="028086c5" style:font-style-asian="normal" style:font-style-complex="normal"/>
    </style:style>
    <style:style style:name="T245" style:family="text">
      <style:text-properties fo:font-style="normal" officeooo:rsid="0284f6d8" style:font-style-asian="normal" style:font-style-complex="normal"/>
    </style:style>
    <style:style style:name="T246" style:family="text">
      <style:text-properties fo:font-style="normal" officeooo:rsid="0286494d" style:font-style-asian="normal" style:font-style-complex="normal"/>
    </style:style>
    <style:style style:name="T247" style:family="text">
      <style:text-properties fo:font-style="normal" officeooo:rsid="02869ec0" style:font-style-asian="normal" style:font-style-complex="normal"/>
    </style:style>
    <style:style style:name="T248" style:family="text">
      <style:text-properties fo:font-style="normal" officeooo:rsid="02883f18" style:font-style-asian="normal" style:font-style-complex="normal"/>
    </style:style>
    <style:style style:name="T249" style:family="text">
      <style:text-properties fo:font-style="normal" officeooo:rsid="037ace32" style:font-style-asian="normal" style:font-style-complex="normal"/>
    </style:style>
    <style:style style:name="T250" style:family="text">
      <style:text-properties fo:font-style="normal" officeooo:rsid="037c7bb5" style:font-style-asian="normal" style:font-style-complex="normal"/>
    </style:style>
    <style:style style:name="T251" style:family="text">
      <style:text-properties fo:font-style="normal" officeooo:rsid="037e0f3b" style:font-style-asian="normal" style:font-style-complex="normal"/>
    </style:style>
    <style:style style:name="T252" style:family="text">
      <style:text-properties fo:font-style="normal" officeooo:rsid="05885fa3" style:font-style-asian="normal" style:font-style-complex="normal"/>
    </style:style>
    <style:style style:name="T253" style:family="text">
      <style:text-properties fo:font-style="normal" officeooo:rsid="05886727" style:font-style-asian="normal" style:font-style-complex="normal"/>
    </style:style>
    <style:style style:name="T254" style:family="text">
      <style:text-properties fo:font-style="normal" officeooo:rsid="05c729f2" style:font-style-asian="normal" style:font-style-complex="normal"/>
    </style:style>
    <style:style style:name="T255" style:family="text">
      <style:text-properties fo:font-style="normal" officeooo:rsid="05c7d24e" style:font-style-asian="normal" style:font-style-complex="normal"/>
    </style:style>
    <style:style style:name="T256" style:family="text">
      <style:text-properties fo:font-style="normal" officeooo:rsid="05c9a83d" style:font-style-asian="normal" style:font-style-complex="normal"/>
    </style:style>
    <style:style style:name="T257" style:family="text">
      <style:text-properties fo:font-style="normal" officeooo:rsid="05cc92c8" style:font-style-asian="normal" style:font-style-complex="normal"/>
    </style:style>
    <style:style style:name="T258" style:family="text">
      <style:text-properties fo:font-style="normal" officeooo:rsid="05cd813b" style:font-style-asian="normal" style:font-style-complex="normal"/>
    </style:style>
    <style:style style:name="T259" style:family="text">
      <style:text-properties fo:font-style="normal" officeooo:rsid="05cfa667" style:font-style-asian="normal" style:font-style-complex="normal"/>
    </style:style>
    <style:style style:name="T260" style:family="text">
      <style:text-properties fo:font-style="normal" officeooo:rsid="05d0ba91" style:font-style-asian="normal" style:font-style-complex="normal"/>
    </style:style>
    <style:style style:name="T261" style:family="text">
      <style:text-properties fo:font-style="normal" officeooo:rsid="05d2fa70" style:font-style-asian="normal" style:font-style-complex="normal"/>
    </style:style>
    <style:style style:name="T262" style:family="text">
      <style:text-properties fo:font-style="normal" officeooo:rsid="05d3b21b" style:font-style-asian="normal" style:font-style-complex="normal"/>
    </style:style>
    <style:style style:name="T263" style:family="text">
      <style:text-properties fo:font-style="normal" officeooo:rsid="05d4b2cc" style:font-style-asian="normal" style:font-style-complex="normal"/>
    </style:style>
    <style:style style:name="T264" style:family="text">
      <style:text-properties fo:font-style="normal" officeooo:rsid="05d53e07" style:font-style-asian="normal" style:font-style-complex="normal"/>
    </style:style>
    <style:style style:name="T265" style:family="text">
      <style:text-properties fo:font-style="normal" officeooo:rsid="05d6075f" style:font-style-asian="normal" style:font-style-complex="normal"/>
    </style:style>
    <style:style style:name="T266" style:family="text">
      <style:text-properties fo:font-style="normal" officeooo:rsid="05df4d31" style:font-style-asian="normal" style:font-style-complex="normal"/>
    </style:style>
    <style:style style:name="T267" style:family="text">
      <style:text-properties fo:font-style="normal" officeooo:rsid="05e21243" style:font-style-asian="normal" style:font-style-complex="normal"/>
    </style:style>
    <style:style style:name="T268" style:family="text">
      <style:text-properties fo:font-style="normal" officeooo:rsid="05e36e78" style:font-style-asian="normal" style:font-style-complex="normal"/>
    </style:style>
    <style:style style:name="T269" style:family="text">
      <style:text-properties fo:font-style="normal" officeooo:rsid="05eed971" style:font-style-asian="normal" style:font-style-complex="normal"/>
    </style:style>
    <style:style style:name="T270" style:family="text">
      <style:text-properties fo:font-style="normal" fo:font-weight="normal" style:font-style-asian="normal" style:font-weight-asian="normal" style:font-style-complex="normal" style:font-weight-complex="normal"/>
    </style:style>
    <style:style style:name="T271" style:family="text">
      <style:text-properties fo:font-style="normal" fo:font-weight="normal" officeooo:rsid="005e77c8" style:font-style-asian="normal" style:font-weight-asian="normal" style:font-style-complex="normal" style:font-weight-complex="normal"/>
    </style:style>
    <style:style style:name="T272" style:family="text">
      <style:text-properties fo:font-style="normal" fo:font-weight="normal" officeooo:rsid="005feebe" style:font-style-asian="normal" style:font-weight-asian="normal" style:font-style-complex="normal" style:font-weight-complex="normal"/>
    </style:style>
    <style:style style:name="T273" style:family="text">
      <style:text-properties fo:font-style="normal" fo:font-weight="normal" officeooo:rsid="006ebcbb" style:font-style-asian="normal" style:font-weight-asian="normal" style:font-style-complex="normal" style:font-weight-complex="normal"/>
    </style:style>
    <style:style style:name="T274" style:family="text">
      <style:text-properties fo:font-style="normal" fo:font-weight="normal" officeooo:rsid="0032fd1b" style:font-style-asian="normal" style:font-weight-asian="normal" style:font-style-complex="normal" style:font-weight-complex="normal"/>
    </style:style>
    <style:style style:name="T275" style:family="text">
      <style:text-properties fo:font-style="normal" fo:font-weight="normal" officeooo:rsid="0034dbe1" style:font-style-asian="normal" style:font-weight-asian="normal" style:font-style-complex="normal" style:font-weight-complex="normal"/>
    </style:style>
    <style:style style:name="T276" style:family="text">
      <style:text-properties fo:font-style="normal" fo:font-weight="normal" officeooo:rsid="003bd43e" style:font-style-asian="normal" style:font-weight-asian="normal" style:font-style-complex="normal" style:font-weight-complex="normal"/>
    </style:style>
    <style:style style:name="T277" style:family="text">
      <style:text-properties fo:font-style="normal" fo:font-weight="normal" officeooo:rsid="004355f1" style:font-style-asian="normal" style:font-weight-asian="normal" style:font-style-complex="normal" style:font-weight-complex="normal"/>
    </style:style>
    <style:style style:name="T278" style:family="text">
      <style:text-properties fo:font-style="normal" fo:font-weight="normal" officeooo:rsid="0036cc53" style:font-style-asian="normal" style:font-weight-asian="normal" style:font-style-complex="normal" style:font-weight-complex="normal"/>
    </style:style>
    <style:style style:name="T279" style:family="text">
      <style:text-properties fo:font-style="normal" fo:font-weight="normal" officeooo:rsid="003a05d0" style:font-style-asian="normal" style:font-weight-asian="normal" style:font-style-complex="normal" style:font-weight-complex="normal"/>
    </style:style>
    <style:style style:name="T280" style:family="text">
      <style:text-properties fo:font-style="normal" fo:font-weight="normal" officeooo:rsid="0043fe50" style:font-style-asian="normal" style:font-weight-asian="normal" style:font-style-complex="normal" style:font-weight-complex="normal"/>
    </style:style>
    <style:style style:name="T281" style:family="text">
      <style:text-properties fo:font-style="normal" fo:font-weight="normal" officeooo:rsid="003c1b05" style:font-style-asian="normal" style:font-weight-asian="normal" style:font-style-complex="normal" style:font-weight-complex="normal"/>
    </style:style>
    <style:style style:name="T282" style:family="text">
      <style:text-properties fo:font-style="normal" fo:font-weight="normal" officeooo:rsid="0044b2f1" style:font-style-asian="normal" style:font-weight-asian="normal" style:font-style-complex="normal" style:font-weight-complex="normal"/>
    </style:style>
    <style:style style:name="T283" style:family="text">
      <style:text-properties fo:font-style="normal" fo:font-weight="normal" officeooo:rsid="0047c76e" style:font-style-asian="normal" style:font-weight-asian="normal" style:font-style-complex="normal" style:font-weight-complex="normal"/>
    </style:style>
    <style:style style:name="T284" style:family="text">
      <style:text-properties fo:font-style="normal" fo:font-weight="normal" officeooo:rsid="00462f9a" style:font-style-asian="normal" style:font-weight-asian="normal" style:font-style-complex="normal" style:font-weight-complex="normal"/>
    </style:style>
    <style:style style:name="T285" style:family="text">
      <style:text-properties fo:font-style="normal" fo:font-weight="normal" officeooo:rsid="003d9ca5" style:font-style-asian="normal" style:font-weight-asian="normal" style:font-style-complex="normal" style:font-weight-complex="normal"/>
    </style:style>
    <style:style style:name="T286" style:family="text">
      <style:text-properties fo:font-style="normal" fo:font-weight="normal" officeooo:rsid="010a04bc" style:font-style-asian="normal" style:font-weight-asian="normal" style:font-style-complex="normal" style:font-weight-complex="normal"/>
    </style:style>
    <style:style style:name="T287" style:family="text">
      <style:text-properties fo:font-style="normal" fo:font-weight="normal" officeooo:rsid="010b7594" style:font-style-asian="normal" style:font-weight-asian="normal" style:font-style-complex="normal" style:font-weight-complex="normal"/>
    </style:style>
    <style:style style:name="T288" style:family="text">
      <style:text-properties fo:font-style="normal" fo:font-weight="normal" officeooo:rsid="01d15aa9" style:font-style-asian="normal" style:font-weight-asian="normal" style:font-style-complex="normal" style:font-weight-complex="normal"/>
    </style:style>
    <style:style style:name="T289" style:family="text">
      <style:text-properties fo:font-style="normal" fo:font-weight="bold" officeooo:rsid="005e77c8" style:font-style-asian="normal" style:font-weight-asian="bold" style:font-style-complex="normal" style:font-weight-complex="bold"/>
    </style:style>
    <style:style style:name="T290" style:family="text">
      <style:text-properties fo:font-style="normal" fo:font-weight="bold" officeooo:rsid="003c1b05" style:font-style-asian="normal" style:font-weight-asian="bold" style:font-style-complex="normal" style:font-weight-complex="bold"/>
    </style:style>
    <style:style style:name="T291" style:family="text">
      <style:text-properties fo:font-style="normal" fo:font-weight="bold" officeooo:rsid="0178883c" style:font-style-asian="normal" style:font-weight-asian="bold" style:font-style-complex="normal" style:font-weight-complex="bold"/>
    </style:style>
    <style:style style:name="T292" style:family="text">
      <style:text-properties fo:font-style="normal" style:text-underline-style="none" fo:font-weight="normal" style:font-style-asian="normal" style:font-weight-asian="normal" style:font-style-complex="normal" style:font-weight-complex="normal"/>
    </style:style>
    <style:style style:name="T293" style:family="text">
      <style:text-properties fo:font-style="normal" style:text-underline-style="none" fo:font-weight="normal" officeooo:rsid="00e78b3a" style:font-style-asian="normal" style:font-weight-asian="normal" style:font-style-complex="normal" style:font-weight-complex="normal"/>
    </style:style>
    <style:style style:name="T294" style:family="text">
      <style:text-properties fo:font-style="normal" style:text-underline-style="none" fo:font-weight="normal" officeooo:rsid="00e9644a" style:font-style-asian="normal" style:font-weight-asian="normal" style:font-style-complex="normal" style:font-weight-complex="normal"/>
    </style:style>
    <style:style style:name="T295" style:family="text">
      <style:text-properties fo:font-style="normal" style:text-underline-style="none" fo:font-weight="normal" officeooo:rsid="00ec3739" style:font-style-asian="normal" style:font-weight-asian="normal" style:font-style-complex="normal" style:font-weight-complex="normal"/>
    </style:style>
    <style:style style:name="T296" style:family="text">
      <style:text-properties fo:font-style="normal" style:text-underline-style="none" fo:font-weight="normal" officeooo:rsid="00eab84c" style:font-style-asian="normal" style:font-weight-asian="normal" style:font-style-complex="normal" style:font-weight-complex="normal"/>
    </style:style>
    <style:style style:name="T297" style:family="text">
      <style:text-properties fo:font-style="normal" style:text-underline-style="none" fo:font-weight="normal" officeooo:rsid="00f08a6a" style:font-style-asian="normal" style:font-weight-asian="normal" style:font-style-complex="normal" style:font-weight-complex="normal"/>
    </style:style>
    <style:style style:name="T298" style:family="text">
      <style:text-properties fo:font-style="normal" style:text-underline-style="none" fo:font-weight="normal" officeooo:rsid="00f138f3" style:font-style-asian="normal" style:font-weight-asian="normal" style:font-style-complex="normal" style:font-weight-complex="normal"/>
    </style:style>
    <style:style style:name="T299" style:family="text">
      <style:text-properties fo:font-style="normal" style:text-underline-style="none" fo:font-weight="normal" officeooo:rsid="00f640c9" style:font-style-asian="normal" style:font-weight-asian="normal" style:font-style-complex="normal" style:font-weight-complex="normal"/>
    </style:style>
    <style:style style:name="T300" style:family="text">
      <style:text-properties fo:font-style="normal" style:text-underline-style="none" fo:font-weight="normal" officeooo:rsid="00f69cda" style:font-style-asian="normal" style:font-weight-asian="normal" style:font-style-complex="normal" style:font-weight-complex="normal"/>
    </style:style>
    <style:style style:name="T301" style:family="text">
      <style:text-properties fo:font-style="normal" style:text-underline-style="none" fo:font-weight="normal" officeooo:rsid="00f9d741" style:font-style-asian="normal" style:font-weight-asian="normal" style:font-style-complex="normal" style:font-weight-complex="normal"/>
    </style:style>
    <style:style style:name="T302" style:family="text">
      <style:text-properties fo:font-style="normal" style:text-underline-style="none" fo:font-weight="normal" officeooo:rsid="00fb1c87" style:font-style-asian="normal" style:font-weight-asian="normal" style:font-style-complex="normal" style:font-weight-complex="normal"/>
    </style:style>
    <style:style style:name="T303" style:family="text">
      <style:text-properties fo:font-style="normal" style:text-underline-style="none" fo:font-weight="normal" officeooo:rsid="00ff8555" style:font-style-asian="normal" style:font-weight-asian="normal" style:font-style-complex="normal" style:font-weight-complex="normal"/>
    </style:style>
    <style:style style:name="T304" style:family="text">
      <style:text-properties fo:font-style="normal" style:text-underline-style="none" fo:font-weight="normal" officeooo:rsid="0100b49e" style:font-style-asian="normal" style:font-weight-asian="normal" style:font-style-complex="normal" style:font-weight-complex="normal"/>
    </style:style>
    <style:style style:name="T305" style:family="text">
      <style:text-properties fo:font-style="normal" style:text-underline-style="none" fo:font-weight="normal" officeooo:rsid="01016279" style:font-style-asian="normal" style:font-weight-asian="normal" style:font-style-complex="normal" style:font-weight-complex="normal"/>
    </style:style>
    <style:style style:name="T306" style:family="text">
      <style:text-properties fo:font-style="normal" style:text-underline-style="none" fo:font-weight="normal" officeooo:rsid="01a553b6" style:font-style-asian="normal" style:font-weight-asian="normal" style:font-style-complex="normal" style:font-weight-complex="normal"/>
    </style:style>
    <style:style style:name="T307" style:family="text">
      <style:text-properties fo:font-style="normal" style:text-underline-style="none" fo:font-weight="normal" officeooo:rsid="01a6bda1" style:font-style-asian="normal" style:font-weight-asian="normal" style:font-style-complex="normal" style:font-weight-complex="normal"/>
    </style:style>
    <style:style style:name="T308" style:family="text">
      <style:text-properties fo:font-style="normal" style:text-underline-style="none" fo:font-weight="normal" officeooo:rsid="01af2ff8" style:font-style-asian="normal" style:font-weight-asian="normal" style:font-style-complex="normal" style:font-weight-complex="normal"/>
    </style:style>
    <style:style style:name="T309" style:family="text">
      <style:text-properties fo:font-style="normal" style:text-underline-style="none" fo:font-weight="normal" officeooo:rsid="01afec3a" style:font-style-asian="normal" style:font-weight-asian="normal" style:font-style-complex="normal" style:font-weight-complex="normal"/>
    </style:style>
    <style:style style:name="T310" style:family="text">
      <style:text-properties fo:font-style="normal" style:text-underline-style="none" fo:font-weight="normal" officeooo:rsid="01b1a961" style:font-style-asian="normal" style:font-weight-asian="normal" style:font-style-complex="normal" style:font-weight-complex="normal"/>
    </style:style>
    <style:style style:name="T311" style:family="text">
      <style:text-properties fo:font-style="normal" style:text-underline-style="none" fo:font-weight="normal" officeooo:rsid="02510aa9" style:font-style-asian="normal" style:font-weight-asian="normal" style:font-style-complex="normal" style:font-weight-complex="normal"/>
    </style:style>
    <style:style style:name="T312" style:family="text">
      <style:text-properties fo:font-style="normal" style:text-underline-style="none" fo:font-weight="bold" style:font-style-asian="normal" style:font-weight-asian="bold" style:font-style-complex="normal" style:font-weight-complex="bold"/>
    </style:style>
    <style:style style:name="T313" style:family="text">
      <style:text-properties fo:font-style="normal" style:text-underline-style="none" fo:font-weight="bold" officeooo:rsid="01432bca" style:font-style-asian="normal" style:font-weight-asian="bold" style:font-style-complex="normal" style:font-weight-complex="bold"/>
    </style:style>
    <style:style style:name="T314" style:family="text">
      <style:text-properties fo:font-style="normal" style:text-underline-style="none" style:font-style-asian="normal" style:font-style-complex="normal"/>
    </style:style>
    <style:style style:name="T315" style:family="text">
      <style:text-properties fo:font-style="normal" officeooo:rsid="00c415cc" fo:background-color="transparent" loext:char-shading-value="0" style:font-style-asian="normal" style:font-style-complex="normal"/>
    </style:style>
    <style:style style:name="T316" style:family="text">
      <style:text-properties fo:font-style="normal" officeooo:rsid="01531aa5" fo:background-color="#ffff00" loext:char-shading-value="0" style:font-style-asian="normal" style:font-style-complex="normal"/>
    </style:style>
    <style:style style:name="T317" style:family="text">
      <style:text-properties fo:font-style="normal" officeooo:rsid="015e50c8" fo:background-color="#ffff00" loext:char-shading-value="0" style:font-style-asian="normal" style:font-style-complex="normal"/>
    </style:style>
    <style:style style:name="T318" style:family="text">
      <style:text-properties officeooo:rsid="003847c9"/>
    </style:style>
    <style:style style:name="T319" style:family="text">
      <style:text-properties officeooo:rsid="004b5799"/>
    </style:style>
    <style:style style:name="T320" style:family="text">
      <style:text-properties officeooo:rsid="004d088c"/>
    </style:style>
    <style:style style:name="T321" style:family="text">
      <style:text-properties officeooo:rsid="0059b74b"/>
    </style:style>
    <style:style style:name="T322" style:family="text">
      <style:text-properties officeooo:rsid="005ba474"/>
    </style:style>
    <style:style style:name="T323" style:family="text">
      <style:text-properties fo:font-weight="bold" officeooo:rsid="007f2a4f" style:font-weight-asian="bold" style:font-weight-complex="bold"/>
    </style:style>
    <style:style style:name="T324" style:family="text">
      <style:text-properties fo:font-weight="bold" officeooo:rsid="008447c4" style:font-weight-asian="bold" style:font-weight-complex="bold"/>
    </style:style>
    <style:style style:name="T325" style:family="text">
      <style:text-properties fo:font-weight="bold" officeooo:rsid="00879768" style:font-weight-asian="bold" style:font-weight-complex="bold"/>
    </style:style>
    <style:style style:name="T326" style:family="text">
      <style:text-properties fo:font-weight="bold" officeooo:rsid="008d00d0" style:font-weight-asian="bold" style:font-weight-complex="bold"/>
    </style:style>
    <style:style style:name="T327" style:family="text">
      <style:text-properties fo:font-weight="bold" officeooo:rsid="00919792" style:font-weight-asian="bold" style:font-weight-complex="bold"/>
    </style:style>
    <style:style style:name="T328" style:family="text">
      <style:text-properties fo:font-weight="bold" officeooo:rsid="00932242" style:font-weight-asian="bold" style:font-weight-complex="bold"/>
    </style:style>
    <style:style style:name="T329" style:family="text">
      <style:text-properties fo:font-weight="bold" officeooo:rsid="0093cd8f" style:font-weight-asian="bold" style:font-weight-complex="bold"/>
    </style:style>
    <style:style style:name="T330" style:family="text">
      <style:text-properties fo:font-weight="bold" officeooo:rsid="00300b3c" style:font-weight-asian="bold" style:font-weight-complex="bold"/>
    </style:style>
    <style:style style:name="T331" style:family="text">
      <style:text-properties fo:font-weight="bold" officeooo:rsid="017c5d81" style:font-weight-asian="bold" style:font-weight-complex="bold"/>
    </style:style>
    <style:style style:name="T332" style:family="text">
      <style:text-properties fo:font-weight="bold" officeooo:rsid="018765ec" style:font-weight-asian="bold" style:font-weight-complex="bold"/>
    </style:style>
    <style:style style:name="T333" style:family="text">
      <style:text-properties fo:font-variant="normal" fo:text-transform="none" style:text-position="0% 100%" fo:font-style="normal" style:text-underline-style="none" fo:font-weight="normal"/>
    </style:style>
    <style:style style:name="T334" style:family="text">
      <style:text-properties officeooo:rsid="00b3455c"/>
    </style:style>
    <style:style style:name="T335" style:family="text">
      <style:text-properties officeooo:rsid="00b6bc1e"/>
    </style:style>
    <style:style style:name="T336" style:family="text">
      <style:text-properties officeooo:rsid="00c9aa6d"/>
    </style:style>
    <style:style style:name="T337" style:family="text">
      <style:text-properties style:text-underline-style="none"/>
    </style:style>
    <style:style style:name="T338" style:family="text">
      <style:text-properties style:text-underline-style="none" officeooo:rsid="00d1d2c6"/>
    </style:style>
    <style:style style:name="T339" style:family="text">
      <style:text-properties style:text-underline-style="none" officeooo:rsid="00f40aa6"/>
    </style:style>
    <style:style style:name="T340" style:family="text">
      <style:text-properties style:text-underline-style="none" fo:font-weight="bold" officeooo:rsid="0007fd2f" style:font-weight-asian="bold" style:font-weight-complex="bold"/>
    </style:style>
    <style:style style:name="T341" style:family="text">
      <style:text-properties style:text-underline-style="none" fo:font-weight="bold" officeooo:rsid="01432bca" style:font-weight-asian="bold" style:font-weight-complex="bold"/>
    </style:style>
    <style:style style:name="T342" style:family="text">
      <style:text-properties style:text-underline-style="none" fo:font-weight="bold" officeooo:rsid="0144f239" style:font-weight-asian="bold" style:font-weight-complex="bold"/>
    </style:style>
    <style:style style:name="T343" style:family="text">
      <style:text-properties style:text-underline-style="none" officeooo:rsid="01567952"/>
    </style:style>
    <style:style style:name="T344" style:family="text">
      <style:text-properties style:text-underline-style="none" officeooo:rsid="015a1344"/>
    </style:style>
    <style:style style:name="T345" style:family="text">
      <style:text-properties style:text-underline-style="none" officeooo:rsid="015831b0"/>
    </style:style>
    <style:style style:name="T346" style:family="text">
      <style:text-properties style:text-underline-style="none" officeooo:rsid="05702a8a"/>
    </style:style>
    <style:style style:name="T347" style:family="text">
      <style:text-properties officeooo:rsid="0007fd2f"/>
    </style:style>
    <style:style style:name="T348" style:family="text">
      <style:text-properties officeooo:rsid="00e78b3a"/>
    </style:style>
    <style:style style:name="T349" style:family="text">
      <style:text-properties officeooo:rsid="00ef475e"/>
    </style:style>
    <style:style style:name="T350" style:family="text">
      <style:text-properties officeooo:rsid="01083c73"/>
    </style:style>
    <style:style style:name="T351" style:family="text">
      <style:text-properties style:font-name="Courier" fo:font-style="italic" fo:font-weight="normal" officeooo:rsid="010b7594" style:font-style-asian="italic" style:font-weight-asian="normal" style:font-style-complex="italic" style:font-weight-complex="normal"/>
    </style:style>
    <style:style style:name="T352" style:family="text">
      <style:text-properties style:font-name="Courier" fo:font-style="italic" fo:font-weight="normal" officeooo:rsid="010a04bc" style:font-style-asian="italic" style:font-weight-asian="normal" style:font-style-complex="italic" style:font-weight-complex="normal"/>
    </style:style>
    <style:style style:name="T353" style:family="text">
      <style:text-properties style:font-name="Courier" fo:font-style="normal" fo:font-weight="normal" officeooo:rsid="010a04bc" style:font-style-asian="normal" style:font-weight-asian="normal" style:font-style-complex="normal" style:font-weight-complex="normal"/>
    </style:style>
    <style:style style:name="T354" style:family="text">
      <style:text-properties style:font-name="Liberation Serif" fo:font-style="italic" fo:font-weight="normal" officeooo:rsid="010b7594" style:font-style-asian="italic" style:font-weight-asian="normal" style:font-style-complex="italic" style:font-weight-complex="normal"/>
    </style:style>
    <style:style style:name="T355" style:family="text">
      <style:text-properties style:font-name="Liberation Serif" fo:font-style="italic" fo:font-weight="normal" officeooo:rsid="0111467f" style:font-style-asian="italic" style:font-weight-asian="normal" style:font-style-complex="italic" style:font-weight-complex="normal"/>
    </style:style>
    <style:style style:name="T356" style:family="text">
      <style:text-properties style:font-name="Liberation Serif" fo:font-style="italic" fo:font-weight="normal" officeooo:rsid="001d98cd" style:font-style-asian="italic" style:font-weight-asian="normal" style:font-style-complex="italic" style:font-weight-complex="normal"/>
    </style:style>
    <style:style style:name="T357" style:family="text">
      <style:text-properties style:font-name="Liberation Serif" fo:font-style="normal" fo:font-weight="normal" officeooo:rsid="010b7594" style:font-style-asian="normal" style:font-weight-asian="normal" style:font-style-complex="normal" style:font-weight-complex="normal"/>
    </style:style>
    <style:style style:name="T358" style:family="text">
      <style:text-properties style:font-name="Liberation Serif" fo:font-style="normal" fo:font-weight="normal" officeooo:rsid="010e64cd" style:font-style-asian="normal" style:font-weight-asian="normal" style:font-style-complex="normal" style:font-weight-complex="normal"/>
    </style:style>
    <style:style style:name="T359" style:family="text">
      <style:text-properties style:font-name="Liberation Serif" fo:font-style="normal" fo:font-weight="normal" officeooo:rsid="010f9866" style:font-style-asian="normal" style:font-weight-asian="normal" style:font-style-complex="normal" style:font-weight-complex="normal"/>
    </style:style>
    <style:style style:name="T360" style:family="text">
      <style:text-properties style:font-name="Liberation Serif" fo:font-style="normal" fo:font-weight="normal" officeooo:rsid="0111467f" style:font-style-asian="normal" style:font-weight-asian="normal" style:font-style-complex="normal" style:font-weight-complex="normal"/>
    </style:style>
    <style:style style:name="T361" style:family="text">
      <style:text-properties style:font-name="Liberation Serif" fo:font-style="normal" fo:font-weight="normal" officeooo:rsid="001d98cd" style:font-style-asian="normal" style:font-weight-asian="normal" style:font-style-complex="normal" style:font-weight-complex="normal"/>
    </style:style>
    <style:style style:name="T362" style:family="text">
      <style:text-properties style:font-name="Liberation Serif" fo:font-style="normal" fo:font-weight="normal" officeooo:rsid="0113386b" style:font-style-asian="normal" style:font-weight-asian="normal" style:font-style-complex="normal" style:font-weight-complex="normal"/>
    </style:style>
    <style:style style:name="T363" style:family="text">
      <style:text-properties style:font-name="Liberation Serif" fo:font-style="normal" fo:font-weight="normal" officeooo:rsid="0114e4a2" style:font-style-asian="normal" style:font-weight-asian="normal" style:font-style-complex="normal" style:font-weight-complex="normal"/>
    </style:style>
    <style:style style:name="T364" style:family="text">
      <style:text-properties style:font-name="Liberation Serif" fo:font-style="normal" fo:font-weight="normal" officeooo:rsid="016d23d0" style:font-style-asian="normal" style:font-weight-asian="normal" style:font-style-complex="normal" style:font-weight-complex="normal"/>
    </style:style>
    <style:style style:name="T365" style:family="text">
      <style:text-properties style:font-name="Liberation Serif" fo:font-style="normal" fo:font-weight="normal" officeooo:rsid="016f1f17" style:font-style-asian="normal" style:font-weight-asian="normal" style:font-style-complex="normal" style:font-weight-complex="normal"/>
    </style:style>
    <style:style style:name="T366" style:family="text">
      <style:text-properties style:font-name="Liberation Serif" fo:font-style="normal" fo:font-weight="normal" officeooo:rsid="01d15aa9" style:font-style-asian="normal" style:font-weight-asian="normal" style:font-style-complex="normal" style:font-weight-complex="normal"/>
    </style:style>
    <style:style style:name="T367" style:family="text">
      <style:text-properties style:font-name="Liberation Serif" fo:font-style="normal" fo:font-weight="normal" officeooo:rsid="0376e0f6" style:font-style-asian="normal" style:font-weight-asian="normal" style:font-style-complex="normal" style:font-weight-complex="normal"/>
    </style:style>
    <style:style style:name="T368" style:family="text">
      <style:text-properties style:font-name="Liberation Serif" fo:font-style="normal" fo:font-weight="normal" officeooo:rsid="0378c1ce" style:font-style-asian="normal" style:font-weight-asian="normal" style:font-style-complex="normal" style:font-weight-complex="normal"/>
    </style:style>
    <style:style style:name="T369" style:family="text">
      <style:text-properties officeooo:rsid="011c7b8e"/>
    </style:style>
    <style:style style:name="T370" style:family="text">
      <style:text-properties officeooo:rsid="0135d6c3"/>
    </style:style>
    <style:style style:name="T371" style:family="text">
      <style:text-properties officeooo:rsid="014c212f"/>
    </style:style>
    <style:style style:name="T372" style:family="text">
      <style:text-properties officeooo:rsid="01531aa5"/>
    </style:style>
    <style:style style:name="T373" style:family="text">
      <style:text-properties style:text-underline-style="solid" style:text-underline-width="auto" style:text-underline-color="font-color" officeooo:rsid="014c212f"/>
    </style:style>
    <style:style style:name="T374" style:family="text">
      <style:text-properties officeooo:rsid="016439d2"/>
    </style:style>
    <style:style style:name="T375" style:family="text">
      <style:text-properties officeooo:rsid="0169fed0"/>
    </style:style>
    <style:style style:name="T376" style:family="text">
      <style:text-properties officeooo:rsid="0178883c"/>
    </style:style>
    <style:style style:name="T377" style:family="text">
      <style:text-properties officeooo:rsid="017ad6c3"/>
    </style:style>
    <style:style style:name="T378" style:family="text">
      <style:text-properties officeooo:rsid="017c5d81"/>
    </style:style>
    <style:style style:name="T379" style:family="text">
      <style:text-properties officeooo:rsid="01826103"/>
    </style:style>
    <style:style style:name="T380" style:family="text">
      <style:text-properties officeooo:rsid="018765ec"/>
    </style:style>
    <style:style style:name="T381" style:family="text">
      <style:text-properties style:font-name="Times New Roman" fo:font-style="normal" officeooo:rsid="00c415cc" fo:background-color="transparent" loext:char-shading-value="0" style:font-style-asian="normal" style:font-name-complex="Times New Roman1" style:font-style-complex="normal"/>
    </style:style>
    <style:style style:name="T382" style:family="text">
      <style:text-properties style:font-name="Times New Roman" fo:font-style="normal" officeooo:rsid="0192f064" fo:background-color="transparent" loext:char-shading-value="0" style:font-style-asian="normal" style:font-name-complex="Times New Roman1" style:font-style-complex="normal"/>
    </style:style>
    <style:style style:name="T383" style:family="text">
      <style:text-properties style:font-name="Times New Roman" fo:font-style="normal" officeooo:rsid="019376f6" fo:background-color="transparent" loext:char-shading-value="0" style:font-style-asian="normal" style:font-name-complex="Times New Roman1" style:font-style-complex="normal"/>
    </style:style>
    <style:style style:name="T384" style:family="text">
      <style:text-properties style:font-name="Times New Roman" fo:font-style="normal" officeooo:rsid="01950390" fo:background-color="transparent" loext:char-shading-value="0" style:font-style-asian="normal" style:font-name-complex="Times New Roman1" style:font-style-complex="normal"/>
    </style:style>
    <style:style style:name="T385" style:family="text">
      <style:text-properties style:font-name="Times New Roman" fo:font-style="normal" officeooo:rsid="01961656" fo:background-color="transparent" loext:char-shading-value="0" style:font-style-asian="normal" style:font-name-complex="Times New Roman1" style:font-style-complex="normal"/>
    </style:style>
    <style:style style:name="T386" style:family="text">
      <style:text-properties style:font-name="Times New Roman" fo:font-style="normal" officeooo:rsid="01971db7" fo:background-color="transparent" loext:char-shading-value="0" style:font-style-asian="normal" style:font-name-complex="Times New Roman1" style:font-style-complex="normal"/>
    </style:style>
    <style:style style:name="T387" style:family="text">
      <style:text-properties style:font-name="Times New Roman" fo:font-style="normal" officeooo:rsid="019b9501" fo:background-color="transparent" loext:char-shading-value="0" style:font-style-asian="normal" style:font-name-complex="Times New Roman1" style:font-style-complex="normal"/>
    </style:style>
    <style:style style:name="T388" style:family="text">
      <style:text-properties style:font-name="Times New Roman" fo:font-style="normal" officeooo:rsid="019ba935" fo:background-color="transparent" loext:char-shading-value="0" style:font-style-asian="normal" style:font-name-complex="Times New Roman1" style:font-style-complex="normal"/>
    </style:style>
    <style:style style:name="T389" style:family="text">
      <style:text-properties style:font-name="Times New Roman" fo:font-style="normal" officeooo:rsid="019cac68" fo:background-color="transparent" loext:char-shading-value="0" style:font-style-asian="normal" style:font-name-complex="Times New Roman1" style:font-style-complex="normal"/>
    </style:style>
    <style:style style:name="T390" style:family="text">
      <style:text-properties style:font-name="Times New Roman" fo:font-style="normal" officeooo:rsid="019d04fc" fo:background-color="transparent" loext:char-shading-value="0" style:font-style-asian="normal" style:font-name-complex="Times New Roman1" style:font-style-complex="normal"/>
    </style:style>
    <style:style style:name="T391" style:family="text">
      <style:text-properties style:font-name="Times New Roman" fo:font-style="normal" officeooo:rsid="019dcd55" fo:background-color="transparent" loext:char-shading-value="0" style:font-style-asian="normal" style:font-name-complex="Times New Roman1" style:font-style-complex="normal"/>
    </style:style>
    <style:style style:name="T392" style:family="text">
      <style:text-properties style:font-name="Times New Roman" fo:font-style="normal" officeooo:rsid="019f2300" fo:background-color="transparent" loext:char-shading-value="0" style:font-style-asian="normal" style:font-name-complex="Times New Roman1" style:font-style-complex="normal"/>
    </style:style>
    <style:style style:name="T393" style:family="text">
      <style:text-properties style:font-name="Times New Roman" fo:font-style="normal" officeooo:rsid="01a17d59" fo:background-color="transparent" loext:char-shading-value="0" style:font-style-asian="normal" style:font-name-complex="Times New Roman1" style:font-style-complex="normal"/>
    </style:style>
    <style:style style:name="T394" style:family="text">
      <style:text-properties style:font-name="Times New Roman" fo:font-style="normal" officeooo:rsid="038914d3" fo:background-color="transparent" loext:char-shading-value="0" style:font-style-asian="normal" style:font-name-complex="Times New Roman1" style:font-style-complex="normal"/>
    </style:style>
    <style:style style:name="T395" style:family="text">
      <style:text-properties style:font-name="Times New Roman" fo:font-style="normal" officeooo:rsid="038924cb" fo:background-color="transparent" loext:char-shading-value="0" style:font-style-asian="normal" style:font-name-complex="Times New Roman1" style:font-style-complex="normal"/>
    </style:style>
    <style:style style:name="T396" style:family="text">
      <style:text-properties officeooo:rsid="01a6bda1"/>
    </style:style>
    <style:style style:name="T397" style:family="text">
      <style:text-properties officeooo:rsid="01ab29ce"/>
    </style:style>
    <style:style style:name="T398" style:family="text">
      <style:text-properties officeooo:rsid="01af2ff8"/>
    </style:style>
    <style:style style:name="T399" style:family="text">
      <style:text-properties officeooo:rsid="01b394e1"/>
    </style:style>
    <style:style style:name="T400" style:family="text">
      <style:text-properties officeooo:rsid="01b64616"/>
    </style:style>
    <style:style style:name="T401" style:family="text">
      <style:text-properties officeooo:rsid="01b8e3ed"/>
    </style:style>
    <style:style style:name="T402" style:family="text">
      <style:text-properties officeooo:rsid="01bf6621"/>
    </style:style>
    <style:style style:name="T403" style:family="text">
      <style:text-properties officeooo:rsid="01c0d0b7"/>
    </style:style>
    <style:style style:name="T404" style:family="text">
      <style:text-properties officeooo:rsid="01c23648"/>
    </style:style>
    <style:style style:name="T405" style:family="text">
      <style:text-properties officeooo:rsid="01c61d36"/>
    </style:style>
    <style:style style:name="T406" style:family="text">
      <style:text-properties officeooo:rsid="01c7fe61"/>
    </style:style>
    <style:style style:name="T407" style:family="text">
      <style:text-properties officeooo:rsid="01d2c014"/>
    </style:style>
    <style:style style:name="T408" style:family="text">
      <style:text-properties officeooo:rsid="01dbc26b"/>
    </style:style>
    <style:style style:name="T409" style:family="text">
      <style:text-properties officeooo:rsid="01dd5b18"/>
    </style:style>
    <style:style style:name="T410" style:family="text">
      <style:text-properties fo:color="#000000"/>
    </style:style>
    <style:style style:name="T411" style:family="text">
      <style:text-properties fo:color="#000000" officeooo:rsid="01b65dab"/>
    </style:style>
    <style:style style:name="T412" style:family="text">
      <style:text-properties fo:color="#000000" officeooo:rsid="01b8e3ed"/>
    </style:style>
    <style:style style:name="T413" style:family="text">
      <style:text-properties fo:color="#000000" fo:font-style="italic" style:font-style-asian="italic" style:font-style-complex="italic"/>
    </style:style>
    <style:style style:name="T414" style:family="text">
      <style:text-properties fo:color="#000000" fo:font-style="italic" officeooo:rsid="01b8e3ed" style:font-style-asian="italic" style:font-style-complex="italic"/>
    </style:style>
    <style:style style:name="T415" style:family="text">
      <style:text-properties fo:color="#000000" officeooo:rsid="02084f65"/>
    </style:style>
    <style:style style:name="T416" style:family="text">
      <style:text-properties officeooo:rsid="020e4837"/>
    </style:style>
    <style:style style:name="T417" style:family="text">
      <style:text-properties officeooo:rsid="021260f4"/>
    </style:style>
    <style:style style:name="T418" style:family="text">
      <style:text-properties officeooo:rsid="022f4cdc"/>
    </style:style>
    <style:style style:name="T419" style:family="text">
      <style:text-properties officeooo:rsid="025b1660"/>
    </style:style>
    <style:style style:name="T420" style:family="text">
      <style:text-properties officeooo:rsid="0272e772"/>
    </style:style>
    <style:style style:name="T421" style:family="text">
      <style:text-properties officeooo:rsid="02973793"/>
    </style:style>
    <style:style style:name="T422" style:family="text">
      <style:text-properties officeooo:rsid="029866c8"/>
    </style:style>
    <style:style style:name="T423" style:family="text">
      <style:text-properties officeooo:rsid="039d27e2"/>
    </style:style>
    <style:style style:name="T424" style:family="text">
      <style:text-properties officeooo:rsid="03a49e2f"/>
    </style:style>
    <style:style style:name="T425" style:family="text">
      <style:text-properties officeooo:rsid="03b56416"/>
    </style:style>
    <style:style style:name="T426" style:family="text">
      <style:text-properties officeooo:rsid="03d9cb4c"/>
    </style:style>
    <style:style style:name="T427" style:family="text">
      <style:text-properties officeooo:rsid="042e8299"/>
    </style:style>
    <style:style style:name="T428" style:family="text">
      <style:text-properties officeooo:rsid="04835e9d"/>
    </style:style>
    <style:style style:name="T429" style:family="text">
      <style:text-properties officeooo:rsid="0484c612"/>
    </style:style>
    <style:style style:name="T430" style:family="text">
      <style:text-properties officeooo:rsid="04872873"/>
    </style:style>
    <style:style style:name="T431" style:family="text">
      <style:text-properties style:text-underline-style="solid" style:text-underline-type="double" style:text-underline-width="auto" style:text-underline-color="font-color" officeooo:rsid="04872873"/>
    </style:style>
    <style:style style:name="T432" style:family="text">
      <style:text-properties officeooo:rsid="04d9a6b2"/>
    </style:style>
    <style:style style:name="T433" style:family="text">
      <style:text-properties officeooo:rsid="04e6dd2e"/>
    </style:style>
    <style:style style:name="T434" style:family="text">
      <style:text-properties officeooo:rsid="04f0de06"/>
    </style:style>
    <style:style style:name="T435" style:family="text">
      <style:text-properties officeooo:rsid="04f965d4"/>
    </style:style>
    <style:style style:name="T436" style:family="text">
      <style:text-properties officeooo:rsid="050dd5b4"/>
    </style:style>
    <style:style style:name="T437" style:family="text">
      <style:text-properties officeooo:rsid="054b731c"/>
    </style:style>
    <style:style style:name="T438" style:family="text">
      <style:text-properties officeooo:rsid="054fae3e"/>
    </style:style>
    <style:style style:name="T439" style:family="text">
      <style:text-properties officeooo:rsid="05557e1d"/>
    </style:style>
    <style:style style:name="T440" style:family="text">
      <style:text-properties officeooo:rsid="05672ff7"/>
    </style:style>
    <style:style style:name="T441" style:family="text">
      <style:text-properties officeooo:rsid="05c2f774"/>
    </style:style>
    <style:style style:name="T442" style:family="text">
      <style:text-properties officeooo:rsid="0608930c"/>
    </style:style>
    <style:style style:name="T443" style:family="text">
      <style:text-properties officeooo:rsid="060c73f8"/>
    </style:style>
    <style:style style:name="T444" style:family="text">
      <style:text-properties officeooo:rsid="0622b314"/>
    </style:style>
    <style:style style:name="T445" style:family="text">
      <style:text-properties officeooo:rsid="062f8d7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405">Endogenous retroviruses</text:span> are a reservoir for transcriptomic innovation <text:span text:style-name="T405">in human cancer</text:span></text:p>
      <text:p text:style-name="P1"/>
      <text:p text:style-name="P2">Abstract ( <text:span text:style-name="T319">98 words)</text:span></text:p>
      <text:p text:style-name="P2"/>
      <text:p text:style-name="P9">Transposable Elements <text:span text:style-name="T1">(TEs)</text:span> <text:span text:style-name="T2">are repetitive sequences making up</text:span> [44%] of the human genome <text:span text:style-name="T144">and can contribute to the evolution of novel transcriptional circuitry. Specific and biologically meaningful interpretation of TE-initiated transcripts has been marred by computational and methodological deficiencies. We developed the software suite LIONS (www.github.com/ababaian/LIONS) for the analyzes of paired-end RNAseq data for significant TE-contributions to a transcriptome. TE-initiated transcripts are enriched for Long Terminal Repeats relative to other TE classes. The LIONS suite serves as as a platform for TE RNAseq analysis and can be applied to a broad set of data sets such as development, stress treatments, aging and cancer.</text:span></text:p>
      <text:p text:style-name="P9"/>
      <text:p text:style-name="P5">List of Abbreviations</text:p>
      <text:p text:style-name="P5"/>
      <text:p text:style-name="P14">CAGE: Cap Analysis Gene Expression</text:p>
      <text:p text:style-name="P15">ERV: Endogenous Retrovirus</text:p>
      <text:p text:style-name="P14">LTR: Long Terminal Repeat</text:p>
      <text:p text:style-name="P11">TE: <text:span text:style-name="T171">Transposable Elements</text:span></text:p>
      <text:p text:style-name="P14">TSS: Transcription Start Site</text:p>
      <text:p text:style-name="P15"><text:s/></text:p>
      <text:p text:style-name="P103">Background</text:p>
      <text:p text:style-name="P105"><text:span text:style-name="T40">A major fraction of the human genome is composed of transposable elements (TEs)</text:span><text:span text:style-name="T41"> which </text:span><text:span text:style-name="T43">along with sequences encoding transposition machinery</text:span><text:span text:style-name="T41"> contain promoters, enhancers and other cis-regulatory sequences </text:span><text:span text:style-name="T127">{review}</text:span><text:span text:style-name="T41">. Initially these regulatory sequences </text:span><text:span text:style-name="T128">are neccesary for</text:span><text:span text:style-name="T41"> TE </text:span><text:span text:style-name="T129">retrotransposition</text:span><text:span text:style-name="T41">, although over time they can be </text:span><text:span text:style-name="T130">co-opted or </text:span><text:span text:style-name="T41">exapted into host gene regulation. </text:span><text:reference-mark-start text:name="ZOTERO_ITEM CSL_CITATION {&quot;citationID&quot;:&quot;opbm971r1&quot;,&quot;properties&quot;:{&quot;formattedCitation&quot;:&quot;{\\rtf (1\\uc0\\u8211{}3)}&quot;,&quot;plainCitation&quot;:&quot;(1–3)&quot;},&quot;citationItems&quot;:[{&quot;id&quot;:1,&quot;uris&quot;:[&quot;http://zotero.org/users/607191/items/MW2GA27Z&quot;],&quot;uri&quot;:[&quot;http://zotero.org/users/607191/items/MW2GA27Z&quot;],&quot;itemData&quot;:{&quot;id&quot;:1,&quot;type&quot;:&quot;article-journal&quot;,&quot;title&quot;:&quot;Transposable elements: an abundant and natural source of regulatory sequences for host genes&quot;,&quot;container-title&quot;:&quot;Annual Review of Genetics&quot;,&quot;page&quot;:&quot;21-42&quot;,&quot;volume&quot;:&quot;46&quot;,&quot;source&quot;:&quot;NCBI 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PMID&quot;:&quot;22905872&quot;}},{&quot;id&quot;:14,&quot;uris&quot;:[&quot;http://zotero.org/users/607191/items/34AQT6SC&quot;],&quot;uri&quot;:[&quot;http://zotero.org/users/607191/items/34AQT6SC&quot;],&quot;itemData&quot;:{&quot;id&quot;:14,&quot;type&quot;:&quot;article-journal&quot;,&quot;title&quot;:&quot;C-GATE - catalogue of genes affected by transposable elements&quot;,&quot;container-title&quot;:&quot;Mobile DNA&quot;,&quot;page&quot;:&quot;9&quot;,&quot;volume&quot;:&quot;3&quot;,&quot;issue&quot;:&quot;1&quot;,&quot;source&quot;:&quot;NCBI PubMed&quot;,&quot;abstract&quot;:&quot;BACKGROUND: Functional regulatory sequences are present in many transposable element (TE) copies, resulting in TEs being frequently exapted by host genes. Today, many examples of TEs impacting host gene expression can be found in the literature and we believe a new catalogue of such exaptations would be useful for the field.\nFINDINGS: We have established the catalogue of genes affected by transposable elements (C-GATE), which can be found at https://sites.google.com/site/tecatalog/. To date, it holds 221 cases of biologically verified TE exaptations and more than 10,000 in silico TE-gene partnerships. C-GATE is interactive and allows users to include missed or new TE exaptation data. C-GATE provides a graphic representation of the entire library, which may be used for future statistical analysis of TE impact on host gene expression.\nCONCLUSIONS: We hope C-GATE will be valuable for the TE community but also for others who have realized the role that TEs may have in their research.&quot;,&quot;DOI&quot;:&quot;10.1186/1759-8753-3-9&quot;,&quot;ISSN&quot;:&quot;1759-8753&quot;,&quot;note&quot;:&quot;PMID: 22621612 \nPMCID: PMC3472293&quot;,&quot;journalAbbreviation&quot;:&quot;Mob DNA&quot;,&quot;language&quot;:&quot;eng&quot;,&quot;author&quot;:[{&quot;family&quot;:&quot;Rebollo&quot;,&quot;given&quot;:&quot;Rita&quot;},{&quot;family&quot;:&quot;Farivar&quot;,&quot;given&quot;:&quot;Sharareh&quot;},{&quot;family&quot;:&quot;Mager&quot;,&quot;given&quot;:&quot;Dixie L.&quot;}],&quot;issued&quot;:{&quot;date-parts&quot;:[[&quot;2012&quot;]]},&quot;PMID&quot;:&quot;22621612&quot;,&quot;PMCID&quot;:&quot;PMC3472293&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schema&quot;:&quot;https://github.com/citation-style-language/schema/raw/master/csl-citation.json&quot;} RND6oZkscbHyT"/><text:span text:style-name="T333">(1–3)</text:span><text:reference-mark-end text:name="ZOTERO_ITEM CSL_CITATION {&quot;citationID&quot;:&quot;opbm971r1&quot;,&quot;properties&quot;:{&quot;formattedCitation&quot;:&quot;{\\rtf (1\\uc0\\u8211{}3)}&quot;,&quot;plainCitation&quot;:&quot;(1–3)&quot;},&quot;citationItems&quot;:[{&quot;id&quot;:1,&quot;uris&quot;:[&quot;http://zotero.org/users/607191/items/MW2GA27Z&quot;],&quot;uri&quot;:[&quot;http://zotero.org/users/607191/items/MW2GA27Z&quot;],&quot;itemData&quot;:{&quot;id&quot;:1,&quot;type&quot;:&quot;article-journal&quot;,&quot;title&quot;:&quot;Transposable elements: an abundant and natural source of regulatory sequences for host genes&quot;,&quot;container-title&quot;:&quot;Annual Review of Genetics&quot;,&quot;page&quot;:&quot;21-42&quot;,&quot;volume&quot;:&quot;46&quot;,&quot;source&quot;:&quot;NCBI 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PMID&quot;:&quot;22905872&quot;}},{&quot;id&quot;:14,&quot;uris&quot;:[&quot;http://zotero.org/users/607191/items/34AQT6SC&quot;],&quot;uri&quot;:[&quot;http://zotero.org/users/607191/items/34AQT6SC&quot;],&quot;itemData&quot;:{&quot;id&quot;:14,&quot;type&quot;:&quot;article-journal&quot;,&quot;title&quot;:&quot;C-GATE - catalogue of genes affected by transposable elements&quot;,&quot;container-title&quot;:&quot;Mobile DNA&quot;,&quot;page&quot;:&quot;9&quot;,&quot;volume&quot;:&quot;3&quot;,&quot;issue&quot;:&quot;1&quot;,&quot;source&quot;:&quot;NCBI PubMed&quot;,&quot;abstract&quot;:&quot;BACKGROUND: Functional regulatory sequences are present in many transposable element (TE) copies, resulting in TEs being frequently exapted by host genes. Today, many examples of TEs impacting host gene expression can be found in the literature and we believe a new catalogue of such exaptations would be useful for the field.\nFINDINGS: We have established the catalogue of genes affected by transposable elements (C-GATE), which can be found at https://sites.google.com/site/tecatalog/. To date, it holds 221 cases of biologically verified TE exaptations and more than 10,000 in silico TE-gene partnerships. C-GATE is interactive and allows users to include missed or new TE exaptation data. C-GATE provides a graphic representation of the entire library, which may be used for future statistical analysis of TE impact on host gene expression.\nCONCLUSIONS: We hope C-GATE will be valuable for the TE community but also for others who have realized the role that TEs may have in their research.&quot;,&quot;DOI&quot;:&quot;10.1186/1759-8753-3-9&quot;,&quot;ISSN&quot;:&quot;1759-8753&quot;,&quot;note&quot;:&quot;PMID: 22621612 \nPMCID: PMC3472293&quot;,&quot;journalAbbreviation&quot;:&quot;Mob DNA&quot;,&quot;language&quot;:&quot;eng&quot;,&quot;author&quot;:[{&quot;family&quot;:&quot;Rebollo&quot;,&quot;given&quot;:&quot;Rita&quot;},{&quot;family&quot;:&quot;Farivar&quot;,&quot;given&quot;:&quot;Sharareh&quot;},{&quot;family&quot;:&quot;Mager&quot;,&quot;given&quot;:&quot;Dixie L.&quot;}],&quot;issued&quot;:{&quot;date-parts&quot;:[[&quot;2012&quot;]]},&quot;PMID&quot;:&quot;22621612&quot;,&quot;PMCID&quot;:&quot;PMC3472293&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schema&quot;:&quot;https://github.com/citation-style-language/schema/raw/master/csl-citation.json&quot;} RND6oZkscbHyT"/><text:span text:style-name="T41"> </text:span><text:span text:style-name="T43">Even a</text:span><text:span text:style-name="T42">s mutations hamstring a TEs capability to mobilize, the intrinsic </text:span><text:span text:style-name="T43">promoter in the elements </text:span><text:span text:style-name="T131">may</text:span><text:span text:style-name="T43"> remain functional, such as the long terminal repeats (LTRs) flanking endogenous retroviruses (ERV) or the 5' sense and anti-sense promoters of LINE-1 elements. Thus </text:span><text:span text:style-name="T41">TEs can be viewed as a </text:span><text:span text:style-name="T132">dispersed</text:span><text:span text:style-name="T41"> reservoir </text:span><text:span text:style-name="T43">of </text:span><text:span text:style-name="T41">regulatory sequences from which </text:span><text:span text:style-name="T133">transcriptional</text:span><text:span text:style-name="T41"> </text:span><text:span text:style-name="T43">innovation</text:span><text:span text:style-name="T41"> may arise.</text:span></text:p>
      <text:p text:style-name="P104"><text:span text:style-name="T334">The percentage of transcripts initiated within repetitive DNA is substantial, ranging from {10-30%} depending on the tissue. </text:span><text:reference-mark-start text:name="ZOTERO_ITEM CSL_CITATION {&quot;citationID&quot;:&quot;19k51o8v4t&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ooBmG6m0q0"/><text:span text:style-name="T334">(4)</text:span><text:reference-mark-end text:name="ZOTERO_ITEM CSL_CITATION {&quot;citationID&quot;:&quot;19k51o8v4t&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ooBmG6m0q0"/><text:span text:style-name="T334"> These TE-initiated transcripts are enriched for long non-coding RNAs (lncRNA). </text:span><text:reference-mark-start text:name="ZOTERO_ITEM CSL_CITATION {&quot;citationID&quot;:&quot;21s7afgbd&quot;,&quot;properties&quot;:{&quot;formattedCitation&quot;:&quot;(5,6)&quot;,&quot;plainCitation&quot;:&quot;(5,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schema&quot;:&quot;https://github.com/citation-style-language/schema/raw/master/csl-citation.json&quot;} RNDLgTLpBtYz4"/><text:span text:style-name="T334">(5,6)</text:span><text:reference-mark-end text:name="ZOTERO_ITEM CSL_CITATION {&quot;citationID&quot;:&quot;21s7afgbd&quot;,&quot;properties&quot;:{&quot;formattedCitation&quot;:&quot;(5,6)&quot;,&quot;plainCitation&quot;:&quot;(5,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schema&quot;:&quot;https://github.com/citation-style-language/schema/raw/master/csl-citation.json&quot;} RNDLgTLpBtYz4"/><text:span text:style-name="T334"> In human embryonic stem cells (hESCs), ERV transcription in particular is a marker of pluripotency. </text:span><text:reference-mark-start text:name="ZOTERO_ITEM CSL_CITATION {&quot;citationID&quot;:&quot;2idop3b25j&quot;,&quot;properties&quot;:{&quot;formattedCitation&quot;:&quot;(7)&quot;,&quot;plainCitation&quot;:&quot;(7)&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ZtDqdsXm3U"/>(7)<text:reference-mark-end text:name="ZOTERO_ITEM CSL_CITATION {&quot;citationID&quot;:&quot;2idop3b25j&quot;,&quot;properties&quot;:{&quot;formattedCitation&quot;:&quot;(7)&quot;,&quot;plainCitation&quot;:&quot;(7)&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ZtDqdsXm3U"/><text:span text:style-name="T335"> There is also growing evidence that ERV-initiated transcripts are functionally involved in the evolution of the human stem cell transcriptome. </text:span><text:reference-mark-start text:name="ZOTERO_ITEM CSL_CITATION {&quot;citationID&quot;:&quot;1omskgoemi&quot;,&quot;properties&quot;:{&quot;formattedCitation&quot;:&quot;(8,9)&quot;,&quot;plainCitation&quot;:&quot;(8,9)&quot;},&quot;citationItems&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PMID&quot;:&quot;25317556&quot;}}],&quot;schema&quot;:&quot;https://github.com/citation-style-language/schema/raw/master/csl-citation.json&quot;} RNDjPmE2ykGz6"/>(8,9)<text:reference-mark-end text:name="ZOTERO_ITEM CSL_CITATION {&quot;citationID&quot;:&quot;1omskgoemi&quot;,&quot;properties&quot;:{&quot;formattedCitation&quot;:&quot;(8,9)&quot;,&quot;plainCitation&quot;:&quot;(8,9)&quot;},&quot;citationItems&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PMID&quot;:&quot;25317556&quot;}}],&quot;schema&quot;:&quot;https://github.com/citation-style-language/schema/raw/master/csl-citation.json&quot;} RNDjPmE2ykGz6"/> <text:span text:style-name="T441">(Update ref)</text:span></text:p>
      <text:p text:style-name="Text_20_body"><text:span text:style-name="T335">TE-initiated transcripts in the vicinity of protein coding genes may gain function as alternative tissue-specific promoters like the placental-specific transcription of human </text:span><text:span text:style-name="T146">IL2RB</text:span><text:span text:style-name="T174"> by a THE1D LTR element. </text:span><text:reference-mark-start text:name="ZOTERO_ITEM CSL_CITATION {&quot;citationID&quot;:&quot;pfsj7em2b&quot;,&quot;properties&quot;:{&quot;formattedCitation&quot;:&quot;(10)&quot;,&quot;plainCitation&quot;:&quot;(10)&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PMID&quot;:&quot;21865161&quot;}}],&quot;schema&quot;:&quot;https://github.com/citation-style-language/schema/raw/master/csl-citation.json&quot;} RNDFgXv1xa33H"/><text:span text:style-name="T174">(10)</text:span><text:reference-mark-end text:name="ZOTERO_ITEM CSL_CITATION {&quot;citationID&quot;:&quot;pfsj7em2b&quot;,&quot;properties&quot;:{&quot;formattedCitation&quot;:&quot;(10)&quot;,&quot;plainCitation&quot;:&quot;(10)&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PMID&quot;:&quot;21865161&quot;}}],&quot;schema&quot;:&quot;https://github.com/citation-style-language/schema/raw/master/csl-citation.json&quot;} RNDFgXv1xa33H"/><text:span text:style-name="T174"> More interestingly, </text:span><text:span text:style-name="T173">over</text:span><text:span text:style-name="T174"> </text:span><text:span text:style-name="T176">course of cancer</text:span><text:span text:style-name="T174"> evolution these dormant </text:span><text:span text:style-name="T173">TE</text:span><text:span text:style-name="T174"> promoters </text:span><text:span text:style-name="T176">can</text:span><text:span text:style-name="T174"> be exploited </text:span><text:span text:style-name="T173">to express a protooncogene. Such onco-expatation</text:span><text:span text:style-name="T254">s</text:span><text:span text:style-name="T173"> ha</text:span><text:span text:style-name="T255">ve</text:span><text:span text:style-name="T173"> been identified for the expression of </text:span><text:span text:style-name="T147">CSF1R </text:span><text:reference-mark-start text:name="ZOTERO_ITEM CSL_CITATION {&quot;citationID&quot;:&quot;k9476vjk0&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9R0IIZ4YVy"/>(11)<text:reference-mark-end text:name="ZOTERO_ITEM CSL_CITATION {&quot;citationID&quot;:&quot;k9476vjk0&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9R0IIZ4YVy"/><text:span text:style-name="T173"> and </text:span><text:span text:style-name="T147">IRF5 </text:span><text:reference-mark-start text:name="ZOTERO_ITEM CSL_CITATION {&quot;citationID&quot;:&quot;2ogdvia5eu&quot;,&quot;properties&quot;:{&quot;formattedCitation&quot;:&quot;(12)&quot;,&quot;plainCitation&quot;:&quot;(12)&quot;},&quot;citationItems&quot;:[{&quot;id&quot;:722,&quot;uris&quot;:[&quot;http://zotero.org/users/607191/items/BKPCKNWQ&quot;],&quot;uri&quot;:[&quot;http://zotero.org/users/607191/items/BKPCKNWQ&quot;],&quot;itemData&quot;:{&quot;id&quot;:722,&quot;type&quot;:&quot;article-journal&quot;,&quot;title&quot;:&quot;Onco-exaptation of an endogenous retroviral LTR drives IRF5 expression in Hodgkin lymphoma&quot;,&quot;container-title&quot;:&quot;Oncogene&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Oncogene advance online publication, 17 August 2015; doi:10.1038/onc.2015.308.&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5&quot;,8,17]]},&quot;PMID&quot;:&quot;26279299&quot;}}],&quot;schema&quot;:&quot;https://github.com/citation-style-language/schema/raw/master/csl-citation.json&quot;} RNDt5MZgvyD2v"/>(12)<text:reference-mark-end text:name="ZOTERO_ITEM CSL_CITATION {&quot;citationID&quot;:&quot;2ogdvia5eu&quot;,&quot;properties&quot;:{&quot;formattedCitation&quot;:&quot;(12)&quot;,&quot;plainCitation&quot;:&quot;(12)&quot;},&quot;citationItems&quot;:[{&quot;id&quot;:722,&quot;uris&quot;:[&quot;http://zotero.org/users/607191/items/BKPCKNWQ&quot;],&quot;uri&quot;:[&quot;http://zotero.org/users/607191/items/BKPCKNWQ&quot;],&quot;itemData&quot;:{&quot;id&quot;:722,&quot;type&quot;:&quot;article-journal&quot;,&quot;title&quot;:&quot;Onco-exaptation of an endogenous retroviral LTR drives IRF5 expression in Hodgkin lymphoma&quot;,&quot;container-title&quot;:&quot;Oncogene&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Oncogene advance online publication, 17 August 2015; doi:10.1038/onc.2015.308.&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5&quot;,8,17]]},&quot;PMID&quot;:&quot;26279299&quot;}}],&quot;schema&quot;:&quot;https://github.com/citation-style-language/schema/raw/master/csl-citation.json&quot;} RNDt5MZgvyD2v"/><text:span text:style-name="T173"> in </text:span><text:span text:style-name="T176">Hodgkins</text:span><text:span text:style-name="T173"> Lymphoma, </text:span><text:span text:style-name="T148">FABP7</text:span><text:span text:style-name="T175"> </text:span><text:reference-mark-start text:name="ZOTERO_ITEM CSL_CITATION {&quot;citationID&quot;:&quot;jd4oogso6&quot;,&quot;properties&quot;:{&quot;formattedCitation&quot;:&quot;(13)&quot;,&quot;plainCitation&quot;:&quot;(13)&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locator&quot;:&quot;7&quot;}],&quot;schema&quot;:&quot;https://github.com/citation-style-language/schema/raw/master/csl-citation.json&quot;} RNDa4UXxamHxO"/><text:span text:style-name="T175">(13)</text:span><text:reference-mark-end text:name="ZOTERO_ITEM CSL_CITATION {&quot;citationID&quot;:&quot;jd4oogso6&quot;,&quot;properties&quot;:{&quot;formattedCitation&quot;:&quot;(13)&quot;,&quot;plainCitation&quot;:&quot;(13)&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locator&quot;:&quot;7&quot;}],&quot;schema&quot;:&quot;https://github.com/citation-style-language/schema/raw/master/csl-citation.json&quot;} RNDa4UXxamHxO"/><text:span text:style-name="T175"> in Diffuse Large B-cell Lymphoma </text:span><text:span text:style-name="T256">and </text:span><text:span text:style-name="T155">ALK</text:span><text:span text:style-name="T256"> in melanoma amongst others {review ref}. </text:span><text:span text:style-name="T266">While more cases of onco-exaptations have been </text:span><text:span text:style-name="T267">documented, the mechanisms underlying these oncogenic events remains largely unexplored.</text:span></text:p>
      <text:p text:style-name="Text_20_body"><text:span text:style-name="T257">It has been proposed that</text:span><text:span text:style-name="T177"> </text:span><text:span text:style-name="T178">TE </text:span><text:span text:style-name="T258">invasion</text:span><text:span text:style-name="T259">s can function </text:span><text:span text:style-name="T178">as evolutionary accelerant</text:span><text:span text:style-name="T260">s, promoting </text:span><text:span text:style-name="T268">adaptation</text:span><text:span text:style-name="T260"> {ref} and correlating with the radiation of species {ref}</text:span><text:span text:style-name="T178"> and therefore there is a significant interest in understanding the extent </text:span><text:span text:style-name="T261">and evolution</text:span><text:span text:style-name="T262">ary </text:span><text:span text:style-name="T263">mechanisms</text:span><text:span text:style-name="T262"> </text:span><text:span text:style-name="T261">with which</text:span><text:span text:style-name="T178"> TEs contribute to a cell's transcriptom</text:span><text:span text:style-name="T315">e. </text:span><text:span text:style-name="T381">Previous transcriptome-wide studies to detect TE-derived promoters have analyzed annotated mRNAs</text:span><text:reference-mark-start text:name="ZOTERO_ITEM CSL_CITATION {&quot;citationID&quot;:&quot;12tcf634cq&quot;,&quot;properties&quot;:{&quot;formattedCitation&quot;:&quot;(14)&quot;,&quot;plainCitation&quot;:&quot;(14)&quot;},&quot;citationItems&quot;:[{&quot;id&quot;:758,&quot;uris&quot;:[&quot;http://zotero.org/users/607191/items/ETM27XVM&quot;],&quot;uri&quot;:[&quot;http://zotero.org/users/607191/items/ETM27XVM&quot;],&quot;itemData&quot;:{&quot;id&quot;:758,&quot;type&quot;:&quot;article-journal&quot;,&quot;title&quot;:&quot;Transposable elements in mammals promote regulatory variation and diversification of genes with specialized functions&quot;,&quot;container-title&quot;:&quot;Trends in genetics: TIG&quot;,&quot;page&quot;:&quot;530-536&quot;,&quot;volume&quot;:&quot;19&quot;,&quot;issue&quot;:&quot;10&quot;,&quot;source&quot;:&quot;PubMed&quot;,&quot;abstract&quot;:&quot;Nearly half of mammalian genomes are derived from ancient transposable elements (TEs). We analyzed the prevalence of TEs in untranslated regions of human and mouse mRNAs and found evidence suggesting that TEs affect the expression of many genes through the donation of transcriptional regulatory signals. Furthermore, we found that recently expanded gene classes, such as those involved in immunity or response to external stimuli, have transcripts enriched in TEs, whereas TEs are excluded from mRNAs of highly conserved genes with basic functions in development or metabolism. These results support the view that TEs have played a significant role in the diversification and evolution of mammalian genes.&quot;,&quot;DOI&quot;:&quot;10.1016/j.tig.2003.08.004&quot;,&quot;ISSN&quot;:&quot;0168-9525&quot;,&quot;note&quot;:&quot;PMID: 14550626&quot;,&quot;journalAbbreviation&quot;:&quot;Trends Genet.&quot;,&quot;language&quot;:&quot;eng&quot;,&quot;author&quot;:[{&quot;family&quot;:&quot;Lagemaat&quot;,&quot;given&quot;:&quot;Louie N.&quot;,&quot;non-dropping-particle&quot;:&quot;van de&quot;},{&quot;family&quot;:&quot;Landry&quot;,&quot;given&quot;:&quot;Josette-Renée&quot;},{&quot;family&quot;:&quot;Mager&quot;,&quot;given&quot;:&quot;Dixie L.&quot;},{&quot;family&quot;:&quot;Medstrand&quot;,&quot;given&quot;:&quot;Patrik&quot;}],&quot;issued&quot;:{&quot;date-parts&quot;:[[&quot;2003&quot;,10]]},&quot;PMID&quot;:&quot;14550626&quot;}}],&quot;schema&quot;:&quot;https://github.com/citation-style-language/schema/raw/master/csl-citation.json&quot;} RNDsGLtW6HK9D"/><text:span text:style-name="T381">(14)</text:span><text:reference-mark-end text:name="ZOTERO_ITEM CSL_CITATION {&quot;citationID&quot;:&quot;12tcf634cq&quot;,&quot;properties&quot;:{&quot;formattedCitation&quot;:&quot;(14)&quot;,&quot;plainCitation&quot;:&quot;(14)&quot;},&quot;citationItems&quot;:[{&quot;id&quot;:758,&quot;uris&quot;:[&quot;http://zotero.org/users/607191/items/ETM27XVM&quot;],&quot;uri&quot;:[&quot;http://zotero.org/users/607191/items/ETM27XVM&quot;],&quot;itemData&quot;:{&quot;id&quot;:758,&quot;type&quot;:&quot;article-journal&quot;,&quot;title&quot;:&quot;Transposable elements in mammals promote regulatory variation and diversification of genes with specialized functions&quot;,&quot;container-title&quot;:&quot;Trends in genetics: TIG&quot;,&quot;page&quot;:&quot;530-536&quot;,&quot;volume&quot;:&quot;19&quot;,&quot;issue&quot;:&quot;10&quot;,&quot;source&quot;:&quot;PubMed&quot;,&quot;abstract&quot;:&quot;Nearly half of mammalian genomes are derived from ancient transposable elements (TEs). We analyzed the prevalence of TEs in untranslated regions of human and mouse mRNAs and found evidence suggesting that TEs affect the expression of many genes through the donation of transcriptional regulatory signals. Furthermore, we found that recently expanded gene classes, such as those involved in immunity or response to external stimuli, have transcripts enriched in TEs, whereas TEs are excluded from mRNAs of highly conserved genes with basic functions in development or metabolism. These results support the view that TEs have played a significant role in the diversification and evolution of mammalian genes.&quot;,&quot;DOI&quot;:&quot;10.1016/j.tig.2003.08.004&quot;,&quot;ISSN&quot;:&quot;0168-9525&quot;,&quot;note&quot;:&quot;PMID: 14550626&quot;,&quot;journalAbbreviation&quot;:&quot;Trends Genet.&quot;,&quot;language&quot;:&quot;eng&quot;,&quot;author&quot;:[{&quot;family&quot;:&quot;Lagemaat&quot;,&quot;given&quot;:&quot;Louie N.&quot;,&quot;non-dropping-particle&quot;:&quot;van de&quot;},{&quot;family&quot;:&quot;Landry&quot;,&quot;given&quot;:&quot;Josette-Renée&quot;},{&quot;family&quot;:&quot;Mager&quot;,&quot;given&quot;:&quot;Dixie L.&quot;},{&quot;family&quot;:&quot;Medstrand&quot;,&quot;given&quot;:&quot;Patrik&quot;}],&quot;issued&quot;:{&quot;date-parts&quot;:[[&quot;2003&quot;,10]]},&quot;PMID&quot;:&quot;14550626&quot;}}],&quot;schema&quot;:&quot;https://github.com/citation-style-language/schema/raw/master/csl-citation.json&quot;} RNDsGLtW6HK9D"/><text:span text:style-name="T381">, ESTs</text:span><text:reference-mark-start text:name="ZOTERO_ITEM CSL_CITATION {&quot;citationID&quot;:&quot;18rkmgai3j&quot;,&quot;properties&quot;:{&quot;formattedCitation&quot;:&quot;(15)&quot;,&quot;plainCitation&quot;:&quot;(15)&quot;},&quot;citationItems&quot;:[{&quot;id&quot;:760,&quot;uris&quot;:[&quot;http://zotero.org/users/607191/items/7NG38QKQ&quot;],&quot;uri&quot;:[&quot;http://zotero.org/users/607191/items/7NG38QKQ&quot;],&quot;itemData&quot;:{&quot;id&quot;:760,&quot;type&quot;:&quot;article-journal&quot;,&quot;title&quot;:&quot;Many human genes are transcribed from the antisense promoter of L1 retrotransposon&quot;,&quot;container-title&quot;:&quot;Genomics&quot;,&quot;page&quot;:&quot;628-634&quot;,&quot;volume&quot;:&quot;79&quot;,&quot;issue&quot;:&quot;5&quot;,&quot;source&quot;:&quot;PubMed&quot;,&quot;abstract&quot;:&quot;Human L1 retrotransposon has two transcription-regulatory regions: an internal or sense promoter driving transcription of the full-length L1, and an antisense promoter (ASP) driving transcription in the opposite direction into adjacent cellular sequences yielding chimeric transcripts. Both promoters are located in the 5'-untranslated region (5'-UTR) of L1. Chimeric transcripts derived from the L1 ASP are highly represented in expressed-sequence tag (EST) databases. Using a bioinformatics approach, we have characterized 10 chimeric ESTs (cESTs) derived from the EST division of GenBank. These cESTs contained 3' regions similar or identical to known cellular mRNA sequences. They were accurately spliced and preferentially expressed in tumor cell lines. Analysis of the hundreds of cESTs suggests that the L1 ASP-driven transcription is a common phenomenon not only for tumor cells but also for normal ones and may involve transcriptional interference or epigenetic control of different cellular genes.&quot;,&quot;DOI&quot;:&quot;10.1006/geno.2002.6758&quot;,&quot;ISSN&quot;:&quot;0888-7543&quot;,&quot;note&quot;:&quot;PMID: 11991712&quot;,&quot;journalAbbreviation&quot;:&quot;Genomics&quot;,&quot;language&quot;:&quot;eng&quot;,&quot;author&quot;:[{&quot;family&quot;:&quot;Nigumann&quot;,&quot;given&quot;:&quot;Pilvi&quot;},{&quot;family&quot;:&quot;Redik&quot;,&quot;given&quot;:&quot;Kaja&quot;},{&quot;family&quot;:&quot;Mätlik&quot;,&quot;given&quot;:&quot;Kert&quot;},{&quot;family&quot;:&quot;Speek&quot;,&quot;given&quot;:&quot;Mart&quot;}],&quot;issued&quot;:{&quot;date-parts&quot;:[[&quot;2002&quot;,5]]},&quot;PMID&quot;:&quot;11991712&quot;}}],&quot;schema&quot;:&quot;https://github.com/citation-style-language/schema/raw/master/csl-citation.json&quot;} RND8gICaDqZvv"/><text:span text:style-name="T381">(15)</text:span><text:reference-mark-end text:name="ZOTERO_ITEM CSL_CITATION {&quot;citationID&quot;:&quot;18rkmgai3j&quot;,&quot;properties&quot;:{&quot;formattedCitation&quot;:&quot;(15)&quot;,&quot;plainCitation&quot;:&quot;(15)&quot;},&quot;citationItems&quot;:[{&quot;id&quot;:760,&quot;uris&quot;:[&quot;http://zotero.org/users/607191/items/7NG38QKQ&quot;],&quot;uri&quot;:[&quot;http://zotero.org/users/607191/items/7NG38QKQ&quot;],&quot;itemData&quot;:{&quot;id&quot;:760,&quot;type&quot;:&quot;article-journal&quot;,&quot;title&quot;:&quot;Many human genes are transcribed from the antisense promoter of L1 retrotransposon&quot;,&quot;container-title&quot;:&quot;Genomics&quot;,&quot;page&quot;:&quot;628-634&quot;,&quot;volume&quot;:&quot;79&quot;,&quot;issue&quot;:&quot;5&quot;,&quot;source&quot;:&quot;PubMed&quot;,&quot;abstract&quot;:&quot;Human L1 retrotransposon has two transcription-regulatory regions: an internal or sense promoter driving transcription of the full-length L1, and an antisense promoter (ASP) driving transcription in the opposite direction into adjacent cellular sequences yielding chimeric transcripts. Both promoters are located in the 5'-untranslated region (5'-UTR) of L1. Chimeric transcripts derived from the L1 ASP are highly represented in expressed-sequence tag (EST) databases. Using a bioinformatics approach, we have characterized 10 chimeric ESTs (cESTs) derived from the EST division of GenBank. These cESTs contained 3' regions similar or identical to known cellular mRNA sequences. They were accurately spliced and preferentially expressed in tumor cell lines. Analysis of the hundreds of cESTs suggests that the L1 ASP-driven transcription is a common phenomenon not only for tumor cells but also for normal ones and may involve transcriptional interference or epigenetic control of different cellular genes.&quot;,&quot;DOI&quot;:&quot;10.1006/geno.2002.6758&quot;,&quot;ISSN&quot;:&quot;0888-7543&quot;,&quot;note&quot;:&quot;PMID: 11991712&quot;,&quot;journalAbbreviation&quot;:&quot;Genomics&quot;,&quot;language&quot;:&quot;eng&quot;,&quot;author&quot;:[{&quot;family&quot;:&quot;Nigumann&quot;,&quot;given&quot;:&quot;Pilvi&quot;},{&quot;family&quot;:&quot;Redik&quot;,&quot;given&quot;:&quot;Kaja&quot;},{&quot;family&quot;:&quot;Mätlik&quot;,&quot;given&quot;:&quot;Kert&quot;},{&quot;family&quot;:&quot;Speek&quot;,&quot;given&quot;:&quot;Mart&quot;}],&quot;issued&quot;:{&quot;date-parts&quot;:[[&quot;2002&quot;,5]]},&quot;PMID&quot;:&quot;11991712&quot;}}],&quot;schema&quot;:&quot;https://github.com/citation-style-language/schema/raw/master/csl-citation.json&quot;} RND8gICaDqZvv"/><text:span text:style-name="T381">, assembled transcripts</text:span><text:reference-mark-start text:name="ZOTERO_ITEM CSL_CITATION {&quot;citationID&quot;:&quot;nsaon4ov&quot;,&quot;properties&quot;:{&quot;formattedCitation&quot;:&quot;(5,6,16)&quot;,&quot;plainCitation&quot;:&quot;(5,6,1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id&quot;:762,&quot;uris&quot;:[&quot;http://zotero.org/users/607191/items/PK2VADJZ&quot;],&quot;uri&quot;:[&quot;http://zotero.org/users/607191/items/PK2VADJZ&quot;],&quot;itemData&quot;:{&quot;id&quot;:762,&quot;type&quot;:&quot;article-journal&quot;,&quot;title&quot;:&quot;Widespread Exonization of Transposable Elements in Human Coding Sequences is Associated with Epigenetic Regulation of Transcription&quot;,&quot;container-title&quot;:&quot;Transcriptomics: Open Access&quot;,&quot;volume&quot;:&quot;1&quot;,&quot;issue&quot;:&quot;1&quot;,&quot;source&quot;:&quot;PubMed&quot;,&quot;abstract&quot;:&quot;BACKGROUND: Transposable Elements (TEs) have long been regarded as selfish or junk DNA having little or no role in the regulation or functioning of the human genome. However, over the past several years this view came to be challenged as several studies provided anecdotal as well as global evidence for the contribution of TEs to the regulatory and coding needs of human genes. In this study, we explored the incorporation and epigenetic regulation of coding sequences donated by TEs using gene expression and other ancillary genomics data from two human hematopoietic cell-lines: GM12878 (a lymphoblastoid cell line) and K562 (a Chronic Myelogenous Leukemia cell line). In each cell line, we found several thousand instances of TEs donating coding sequences to human genes. We compared the transcriptome assembly of the RNA sequencing (RNA-Seq) reads with and without the aid of a reference transcriptome and found that the percentage of genes that incorporate TEs in their coding sequences is significantly greater than that obtained from the reference transcriptome assemblies using Refseq and Gencode gene models. We also used histone modifications chromatin immunoprecipitation sequencing (ChIP-Seq) data, Cap Analysis of Gene Expression (CAGE) data and DNAseI Hypersensitivity Site (DHS) data to demonstrate the epigenetic regulation of the TE derived coding sequences. Our results suggest that TEs form a significantly higher percentage of coding sequences than represented in gene annotation databases and these TE derived sequences are epigenetically regulated in accordance with their expression in the two cell types.&quot;,&quot;ISSN&quot;:&quot;2329-8936&quot;,&quot;note&quot;:&quot;PMID: 24860841\nPMCID: PMC4028971&quot;,&quot;journalAbbreviation&quot;:&quot;Transcr Open Access&quot;,&quot;language&quot;:&quot;ENG&quot;,&quot;author&quot;:[{&quot;family&quot;:&quot;Huda&quot;,&quot;given&quot;:&quot;Ahsan&quot;},{&quot;family&quot;:&quot;Bushel&quot;,&quot;given&quot;:&quot;Pierre R.&quot;}],&quot;issued&quot;:{&quot;date-parts&quot;:[[&quot;2013&quot;,6,19]]},&quot;PMID&quot;:&quot;24860841&quot;,&quot;PMCID&quot;:&quot;PMC4028971&quot;}}],&quot;schema&quot;:&quot;https://github.com/citation-style-language/schema/raw/master/csl-citation.json&quot;} RNDKXhWrjrQzQ"/><text:span text:style-name="T381">(5,6,16)</text:span><text:reference-mark-end text:name="ZOTERO_ITEM CSL_CITATION {&quot;citationID&quot;:&quot;nsaon4ov&quot;,&quot;properties&quot;:{&quot;formattedCitation&quot;:&quot;(5,6,16)&quot;,&quot;plainCitation&quot;:&quot;(5,6,16)&quot;},&quot;citationItems&quot;:[{&quot;id&quot;:195,&quot;uris&quot;:[&quot;http://zotero.org/users/607191/items/PSS84HVR&quot;],&quot;uri&quot;:[&quot;http://zotero.org/users/607191/items/PSS84HVR&quot;],&quot;itemData&quot;:{&quot;id&quot;:195,&quot;type&quot;:&quot;article-journal&quot;,&quot;title&quot;:&quot;Transposable elements reveal a stem cell-specific class of long noncoding RNAs&quot;,&quot;container-title&quot;:&quot;Genome biology&quot;,&quot;page&quot;:&quot;R107&quot;,&quot;volume&quot;:&quot;13&quot;,&quot;issue&quot;:&quot;11&quot;,&quot;source&quot;:&quot;NCBI 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 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 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 \nPMCID: PMC3580499&quot;,&quot;journalAbbreviation&quot;:&quot;Genome Biol.&quot;,&quot;language&quot;:&quot;ENG&quot;,&quot;author&quot;:[{&quot;family&quot;:&quot;Kelley&quot;,&quot;given&quot;:&quot;David&quot;},{&quot;family&quot;:&quot;Rinn&quot;,&quot;given&quot;:&quot;John&quot;}],&quot;issued&quot;:{&quot;date-parts&quot;:[[&quot;2012&quot;,11,26]]},&quot;PMID&quot;:&quot;23181609&quot;,&quot;PMCID&quot;:&quot;PMC3580499&quot;}},{&quot;id&quot;:112,&quot;uris&quot;:[&quot;http://zotero.org/users/607191/items/DRH87QV6&quot;],&quot;uri&quot;:[&quot;http://zotero.org/users/607191/items/DRH87QV6&quot;],&quot;itemData&quot;:{&quot;id&quot;:112,&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id&quot;:762,&quot;uris&quot;:[&quot;http://zotero.org/users/607191/items/PK2VADJZ&quot;],&quot;uri&quot;:[&quot;http://zotero.org/users/607191/items/PK2VADJZ&quot;],&quot;itemData&quot;:{&quot;id&quot;:762,&quot;type&quot;:&quot;article-journal&quot;,&quot;title&quot;:&quot;Widespread Exonization of Transposable Elements in Human Coding Sequences is Associated with Epigenetic Regulation of Transcription&quot;,&quot;container-title&quot;:&quot;Transcriptomics: Open Access&quot;,&quot;volume&quot;:&quot;1&quot;,&quot;issue&quot;:&quot;1&quot;,&quot;source&quot;:&quot;PubMed&quot;,&quot;abstract&quot;:&quot;BACKGROUND: Transposable Elements (TEs) have long been regarded as selfish or junk DNA having little or no role in the regulation or functioning of the human genome. However, over the past several years this view came to be challenged as several studies provided anecdotal as well as global evidence for the contribution of TEs to the regulatory and coding needs of human genes. In this study, we explored the incorporation and epigenetic regulation of coding sequences donated by TEs using gene expression and other ancillary genomics data from two human hematopoietic cell-lines: GM12878 (a lymphoblastoid cell line) and K562 (a Chronic Myelogenous Leukemia cell line). In each cell line, we found several thousand instances of TEs donating coding sequences to human genes. We compared the transcriptome assembly of the RNA sequencing (RNA-Seq) reads with and without the aid of a reference transcriptome and found that the percentage of genes that incorporate TEs in their coding sequences is significantly greater than that obtained from the reference transcriptome assemblies using Refseq and Gencode gene models. We also used histone modifications chromatin immunoprecipitation sequencing (ChIP-Seq) data, Cap Analysis of Gene Expression (CAGE) data and DNAseI Hypersensitivity Site (DHS) data to demonstrate the epigenetic regulation of the TE derived coding sequences. Our results suggest that TEs form a significantly higher percentage of coding sequences than represented in gene annotation databases and these TE derived sequences are epigenetically regulated in accordance with their expression in the two cell types.&quot;,&quot;ISSN&quot;:&quot;2329-8936&quot;,&quot;note&quot;:&quot;PMID: 24860841\nPMCID: PMC4028971&quot;,&quot;journalAbbreviation&quot;:&quot;Transcr Open Access&quot;,&quot;language&quot;:&quot;ENG&quot;,&quot;author&quot;:[{&quot;family&quot;:&quot;Huda&quot;,&quot;given&quot;:&quot;Ahsan&quot;},{&quot;family&quot;:&quot;Bushel&quot;,&quot;given&quot;:&quot;Pierre R.&quot;}],&quot;issued&quot;:{&quot;date-parts&quot;:[[&quot;2013&quot;,6,19]]},&quot;PMID&quot;:&quot;24860841&quot;,&quot;PMCID&quot;:&quot;PMC4028971&quot;}}],&quot;schema&quot;:&quot;https://github.com/citation-style-language/schema/raw/master/csl-citation.json&quot;} RNDKXhWrjrQzQ"/><text:span text:style-name="T381">, short CAGE tags</text:span><text:reference-mark-start text:name="ZOTERO_ITEM CSL_CITATION {&quot;citationID&quot;:&quot;2c90pffk89&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FKw4Rnx4im"/><text:span text:style-name="T381">(4)</text:span><text:reference-mark-end text:name="ZOTERO_ITEM CSL_CITATION {&quot;citationID&quot;:&quot;2c90pffk89&quot;,&quot;properties&quot;:{&quot;formattedCitation&quot;:&quot;(4)&quot;,&quot;plainCitation&quot;:&quot;(4)&quot;},&quot;citationItems&quot;:[{&quot;id&quot;:68,&quot;uris&quot;:[&quot;http://zotero.org/users/607191/items/9F4NTNFN&quot;],&quot;uri&quot;:[&quot;http://zotero.org/users/607191/items/9F4NTNFN&quot;],&quot;itemData&quot;:{&quot;id&quot;:68,&quot;type&quot;:&quot;article-journal&quot;,&quot;title&quot;:&quot;The regulated retrotransposon transcriptome of mammalian cells&quot;,&quot;container-title&quot;:&quot;Nature genetics&quot;,&quot;page&quot;:&quot;563-571&quot;,&quot;volume&quot;:&quot;41&quot;,&quot;issue&quot;:&quot;5&quot;,&quot;source&quot;:&quot;NCBI PubMed&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546-1718&quot;,&quot;note&quot;:&quot;PMID: 19377475&quot;,&quot;journalAbbreviation&quot;:&quot;Nat. Genet.&quot;,&quot;language&quot;:&quot;eng&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PMID&quot;:&quot;19377475&quot;}}],&quot;schema&quot;:&quot;https://github.com/citation-style-language/schema/raw/master/csl-citation.json&quot;} RNDFKw4Rnx4im"/><text:span text:style-name="T381">, PET (paired-end ditag) sequences</text:span><text:reference-mark-start text:name="ZOTERO_ITEM CSL_CITATION {&quot;citationID&quot;:&quot;16gnh77bsa&quot;,&quot;properties&quot;:{&quot;formattedCitation&quot;:&quot;(17)&quot;,&quot;plainCitation&quot;:&quot;(17)&quot;},&quot;citationItems&quot;:[{&quot;id&quot;:766,&quot;uris&quot;:[&quot;http://zotero.org/users/607191/items/CU7REWD3&quot;],&quot;uri&quot;:[&quot;http://zotero.org/users/607191/items/CU7REWD3&quot;],&quot;itemData&quot;:{&quot;id&quot;:766,&quot;type&quot;:&quot;article-journal&quot;,&quot;title&quot;:&quot;Retroviral promoters in the human genome&quot;,&quot;container-title&quot;:&quot;Bioinformatics (Oxford, England)&quot;,&quot;page&quot;:&quot;1563-1567&quot;,&quot;volume&quot;:&quot;24&quot;,&quot;issue&quot;:&quot;14&quot;,&quot;source&quot;:&quot;PubMed&quot;,&quot;abstract&quot;:&quot;MOTIVATION: Endogenous retrovirus (ERV) elements have been shown to contribute promoter sequences that can initiate transcription of adjacent human genes. However, the extent to which retroviral sequences initiate transcription within the human genome is currently unknown. We analyzed genome sequence and high-throughput expression data to systematically evaluate the presence of retroviral promoters in the human genome.\nRESULTS: We report the existence of 51,197 ERV-derived promoter sequences that initiate transcription within the human genome, including 1743 cases where transcription is initiated from ERV sequences that are located in gene proximal promoter or 5' untranslated regions (UTRs). A total of 114 of the ERV-derived transcription start sites can be demonstrated to drive transcription of 97 human genes, producing chimeric transcripts that are initiated within ERV long terminal repeat (LTR) sequences and read-through into known gene sequences. ERV promoters drive tissue-specific and lineage-specific patterns of gene expression and contribute to expression divergence between paralogs. These data illustrate the potential of retroviral sequences to regulate human transcription on a large scale consistent with a substantial effect of ERVs on the function and evolution of the human genome.&quot;,&quot;DOI&quot;:&quot;10.1093/bioinformatics/btn243&quot;,&quot;ISSN&quot;:&quot;1367-4811&quot;,&quot;note&quot;:&quot;PMID: 18535086&quot;,&quot;journalAbbreviation&quot;:&quot;Bioinformatics&quot;,&quot;language&quot;:&quot;eng&quot;,&quot;author&quot;:[{&quot;family&quot;:&quot;Conley&quot;,&quot;given&quot;:&quot;Andrew B.&quot;},{&quot;family&quot;:&quot;Piriyapongsa&quot;,&quot;given&quot;:&quot;Jittima&quot;},{&quot;family&quot;:&quot;Jordan&quot;,&quot;given&quot;:&quot;I. King&quot;}],&quot;issued&quot;:{&quot;date-parts&quot;:[[&quot;2008&quot;,7,15]]},&quot;PMID&quot;:&quot;18535086&quot;}}],&quot;schema&quot;:&quot;https://github.com/citation-style-language/schema/raw/master/csl-citation.json&quot;} RNDBgWJOyckHE"/><text:span text:style-name="T381">(17)</text:span><text:reference-mark-end text:name="ZOTERO_ITEM CSL_CITATION {&quot;citationID&quot;:&quot;16gnh77bsa&quot;,&quot;properties&quot;:{&quot;formattedCitation&quot;:&quot;(17)&quot;,&quot;plainCitation&quot;:&quot;(17)&quot;},&quot;citationItems&quot;:[{&quot;id&quot;:766,&quot;uris&quot;:[&quot;http://zotero.org/users/607191/items/CU7REWD3&quot;],&quot;uri&quot;:[&quot;http://zotero.org/users/607191/items/CU7REWD3&quot;],&quot;itemData&quot;:{&quot;id&quot;:766,&quot;type&quot;:&quot;article-journal&quot;,&quot;title&quot;:&quot;Retroviral promoters in the human genome&quot;,&quot;container-title&quot;:&quot;Bioinformatics (Oxford, England)&quot;,&quot;page&quot;:&quot;1563-1567&quot;,&quot;volume&quot;:&quot;24&quot;,&quot;issue&quot;:&quot;14&quot;,&quot;source&quot;:&quot;PubMed&quot;,&quot;abstract&quot;:&quot;MOTIVATION: Endogenous retrovirus (ERV) elements have been shown to contribute promoter sequences that can initiate transcription of adjacent human genes. However, the extent to which retroviral sequences initiate transcription within the human genome is currently unknown. We analyzed genome sequence and high-throughput expression data to systematically evaluate the presence of retroviral promoters in the human genome.\nRESULTS: We report the existence of 51,197 ERV-derived promoter sequences that initiate transcription within the human genome, including 1743 cases where transcription is initiated from ERV sequences that are located in gene proximal promoter or 5' untranslated regions (UTRs). A total of 114 of the ERV-derived transcription start sites can be demonstrated to drive transcription of 97 human genes, producing chimeric transcripts that are initiated within ERV long terminal repeat (LTR) sequences and read-through into known gene sequences. ERV promoters drive tissue-specific and lineage-specific patterns of gene expression and contribute to expression divergence between paralogs. These data illustrate the potential of retroviral sequences to regulate human transcription on a large scale consistent with a substantial effect of ERVs on the function and evolution of the human genome.&quot;,&quot;DOI&quot;:&quot;10.1093/bioinformatics/btn243&quot;,&quot;ISSN&quot;:&quot;1367-4811&quot;,&quot;note&quot;:&quot;PMID: 18535086&quot;,&quot;journalAbbreviation&quot;:&quot;Bioinformatics&quot;,&quot;language&quot;:&quot;eng&quot;,&quot;author&quot;:[{&quot;family&quot;:&quot;Conley&quot;,&quot;given&quot;:&quot;Andrew B.&quot;},{&quot;family&quot;:&quot;Piriyapongsa&quot;,&quot;given&quot;:&quot;Jittima&quot;},{&quot;family&quot;:&quot;Jordan&quot;,&quot;given&quot;:&quot;I. King&quot;}],&quot;issued&quot;:{&quot;date-parts&quot;:[[&quot;2008&quot;,7,15]]},&quot;PMID&quot;:&quot;18535086&quot;}}],&quot;schema&quot;:&quot;https://github.com/citation-style-language/schema/raw/master/csl-citation.json&quot;} RNDBgWJOyckHE"/><text:span text:style-name="T381">, paired-end </text:span><text:span text:style-name="T388">'chimeric fragment'</text:span><text:span text:style-name="T381"> RNA-seq </text:span><text:span text:style-name="T388">screening</text:span><text:reference-mark-start text:name="ZOTERO_ITEM CSL_CITATION {&quot;citationID&quot;:&quot;5QpojRYg&quot;,&quot;properties&quot;:{&quot;unsorted&quot;:true,&quot;formattedCitation&quot;:&quot;(13,18)&quot;,&quot;plainCitation&quot;:&quot;(13,18)&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schema&quot;:&quot;https://github.com/citation-style-language/schema/raw/master/csl-citation.json&quot;} RNDq1BjcqeDTH"/><text:span text:style-name="T388">(13,18)</text:span><text:reference-mark-end text:name="ZOTERO_ITEM CSL_CITATION {&quot;citationID&quot;:&quot;5QpojRYg&quot;,&quot;properties&quot;:{&quot;unsorted&quot;:true,&quot;formattedCitation&quot;:&quot;(13,18)&quot;,&quot;plainCitation&quot;:&quot;(13,18)&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PMID&quot;:&quot;25114248&quot;,&quot;PMCID&quot;:&quot;PMC4151764&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schema&quot;:&quot;https://github.com/citation-style-language/schema/raw/master/csl-citation.json&quot;} RNDq1BjcqeDTH"/><text:span text:style-name="T381">, targeted </text:span><text:span text:style-name="T383">TE events</text:span><text:span text:style-name="T381"> such as </text:span><text:span text:style-name="T393">ERV9-driven </text:span><text:reference-mark-start text:name="ZOTERO_ITEM CSL_CITATION {&quot;citationID&quot;:&quot;2593f3j54l&quot;,&quot;properties&quot;:{&quot;formattedCitation&quot;:&quot;(19)&quot;,&quot;plainCitation&quot;:&quot;(19)&quot;},&quot;citationItems&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schema&quot;:&quot;https://github.com/citation-style-language/schema/raw/master/csl-citation.json&quot;} RNDMwuPhZoPPE"/><text:span text:style-name="T393">(19)</text:span><text:reference-mark-end text:name="ZOTERO_ITEM CSL_CITATION {&quot;citationID&quot;:&quot;2593f3j54l&quot;,&quot;properties&quot;:{&quot;formattedCitation&quot;:&quot;(19)&quot;,&quot;plainCitation&quot;:&quot;(19)&quot;},&quot;citationItems&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schema&quot;:&quot;https://github.com/citation-style-language/schema/raw/master/csl-citation.json&quot;} RNDMwuPhZoPPE"/><text:span text:style-name="T393"> </text:span><text:span text:style-name="T381"><text:s/></text:span><text:span text:style-name="T393">or </text:span><text:span text:style-name="T381">L1-driven transcripts </text:span><text:reference-mark-start text:name="ZOTERO_ITEM CSL_CITATION {&quot;citationID&quot;:&quot;2curbgktic&quot;,&quot;properties&quot;:{&quot;formattedCitation&quot;:&quot;(20)&quot;,&quot;plainCitation&quot;:&quot;(20)&quot;},&quot;citationItems&quot;:[{&quot;id&quot;:768,&quot;uris&quot;:[&quot;http://zotero.org/users/607191/items/54M2VK3R&quot;],&quot;uri&quot;:[&quot;http://zotero.org/users/607191/items/54M2VK3R&quot;],&quot;itemData&quot;:{&quot;id&quot;:768,&quot;type&quot;:&quot;article-journal&quot;,&quot;title&quot;:&quot;Isolation of cancer-specific chimeric transcripts induced by hypomethylation of the LINE-1 antisense promoter&quot;,&quot;container-title&quot;:&quot;Genomics&quot;,&quot;page&quot;:&quot;397-406&quot;,&quot;volume&quot;:&quot;94&quot;,&quot;issue&quot;:&quot;6&quot;,&quot;source&quot;:&quot;PubMed&quot;,&quot;abstract&quot;:&quot;The antisense promoter of human LINE-1 (L1) retroelements can direct transcription of adjacent unique genomic sequences generating chimeric RNAs, which can perturb transcription of neighbouring genes. As L1 elements constitute 17% of the human genome, chimeric transcription is potentially widespread, but the extent to which this occurs is largely unknown. Using a genome-wide screen we have isolated novel chimeric transcripts that are unique to breast cancer cell lines, primary tumours and colon cancer cells. Expression of the cancer-specific chimeric transcripts can be induced in non-malignant breast epithelial cells by the demethylating drug 5-azacytidine. These findings indicate that loss of L1 methylation in cancer cells is linked to the expression of L1-chimeric transcripts which may therefore constitute a useful set of markers of malignancy.&quot;,&quot;DOI&quot;:&quot;10.1016/j.ygeno.2009.08.013&quot;,&quot;ISSN&quot;:&quot;1089-8646&quot;,&quot;note&quot;:&quot;PMID: 19720139&quot;,&quot;journalAbbreviation&quot;:&quot;Genomics&quot;,&quot;language&quot;:&quot;eng&quot;,&quot;author&quot;:[{&quot;family&quot;:&quot;Cruickshanks&quot;,&quot;given&quot;:&quot;Hazel A.&quot;},{&quot;family&quot;:&quot;Tufarelli&quot;,&quot;given&quot;:&quot;Cristina&quot;}],&quot;issued&quot;:{&quot;date-parts&quot;:[[&quot;2009&quot;,12]]},&quot;PMID&quot;:&quot;19720139&quot;}}],&quot;schema&quot;:&quot;https://github.com/citation-style-language/schema/raw/master/csl-citation.json&quot;} RNDmZCl6ePOKV"/><text:span text:style-name="T381">(20)</text:span><text:reference-mark-end text:name="ZOTERO_ITEM CSL_CITATION {&quot;citationID&quot;:&quot;2curbgktic&quot;,&quot;properties&quot;:{&quot;formattedCitation&quot;:&quot;(20)&quot;,&quot;plainCitation&quot;:&quot;(20)&quot;},&quot;citationItems&quot;:[{&quot;id&quot;:768,&quot;uris&quot;:[&quot;http://zotero.org/users/607191/items/54M2VK3R&quot;],&quot;uri&quot;:[&quot;http://zotero.org/users/607191/items/54M2VK3R&quot;],&quot;itemData&quot;:{&quot;id&quot;:768,&quot;type&quot;:&quot;article-journal&quot;,&quot;title&quot;:&quot;Isolation of cancer-specific chimeric transcripts induced by hypomethylation of the LINE-1 antisense promoter&quot;,&quot;container-title&quot;:&quot;Genomics&quot;,&quot;page&quot;:&quot;397-406&quot;,&quot;volume&quot;:&quot;94&quot;,&quot;issue&quot;:&quot;6&quot;,&quot;source&quot;:&quot;PubMed&quot;,&quot;abstract&quot;:&quot;The antisense promoter of human LINE-1 (L1) retroelements can direct transcription of adjacent unique genomic sequences generating chimeric RNAs, which can perturb transcription of neighbouring genes. As L1 elements constitute 17% of the human genome, chimeric transcription is potentially widespread, but the extent to which this occurs is largely unknown. Using a genome-wide screen we have isolated novel chimeric transcripts that are unique to breast cancer cell lines, primary tumours and colon cancer cells. Expression of the cancer-specific chimeric transcripts can be induced in non-malignant breast epithelial cells by the demethylating drug 5-azacytidine. These findings indicate that loss of L1 methylation in cancer cells is linked to the expression of L1-chimeric transcripts which may therefore constitute a useful set of markers of malignancy.&quot;,&quot;DOI&quot;:&quot;10.1016/j.ygeno.2009.08.013&quot;,&quot;ISSN&quot;:&quot;1089-8646&quot;,&quot;note&quot;:&quot;PMID: 19720139&quot;,&quot;journalAbbreviation&quot;:&quot;Genomics&quot;,&quot;language&quot;:&quot;eng&quot;,&quot;author&quot;:[{&quot;family&quot;:&quot;Cruickshanks&quot;,&quot;given&quot;:&quot;Hazel A.&quot;},{&quot;family&quot;:&quot;Tufarelli&quot;,&quot;given&quot;:&quot;Cristina&quot;}],&quot;issued&quot;:{&quot;date-parts&quot;:[[&quot;2009&quot;,12]]},&quot;PMID&quot;:&quot;19720139&quot;}}],&quot;schema&quot;:&quot;https://github.com/citation-style-language/schema/raw/master/csl-citation.json&quot;} RNDmZCl6ePOKV"/><text:span text:style-name="T381"> </text:span><text:span text:style-name="T389">and loci-gene correlation studies</text:span><text:reference-mark-start text:name="ZOTERO_ITEM CSL_CITATION {&quot;citationID&quot;:&quot;24qj32ebn1&quot;,&quot;properties&quot;:{&quot;formattedCitation&quot;:&quot;(21)&quot;,&quot;plainCitation&quot;:&quot;(21)&quot;},&quot;citationItems&quot;:[{&quot;id&quot;:764,&quot;uris&quot;:[&quot;http://zotero.org/users/607191/items/TQQ4KBMR&quot;],&quot;uri&quot;:[&quot;http://zotero.org/users/607191/items/TQQ4KBMR&quot;],&quot;itemData&quot;:{&quot;id&quot;:764,&quot;type&quot;:&quot;article-journal&quot;,&quot;title&quot;:&quot;Detecting endogenous retrovirus-driven tissue-specific gene transcription&quot;,&quot;container-title&quot;:&quot;Genome Biology and Evolution&quot;,&quot;page&quot;:&quot;1082-1097&quot;,&quot;volume&quot;:&quot;7&quot;,&quot;issue&quot;:&quot;4&quot;,&quot;source&quot;:&quot;PubMed&quot;,&quot;abstract&quot;:&quot;Transposable elements (TEs) comprise approximately half of the human genome, and several independent lines of investigation have demonstrated their role in rewiring gene expression during development, evolution, and oncogenesis. The identification of their regulatory effects has largely been idiosyncratic, by linking activity with isolated genes. Their distribution throughout the genome raises critical questions-do these elements contribute to broad tissue- and lineage-specific regulation? If so, in what manner, as enhancers, promoters, RNAs? Here, we devise a novel approach to systematically dissect the genome-wide consequences of TE insertion on gene expression, and test the hypothesis that classes of endogenous retrovirus long terminal repeats (LTRs) exert tissue-specific regulation of adjacent genes. Using correlation of expression patterns across 18 tissue types, we reveal the tissue-specific uncoupling of gene expression due to 62 different LTR classes. These patterns are specific to the retroviral insertion, as the same genes in species without the LTRs do not exhibit the same effect. Although the LTRs can be transcribed themselves, the most highly transcribed TEs do not have the largest effects on adjacent regulation of coding genes, suggesting they function predominantly as enhancers. Moreover, the tissue-specific patterns of gene expression that are detected by our method arise from a limited number of genes, rather than as a general consequence of LTR integration. These findings identify basic principles of co-opting LTRs for genome evolution, and support the utility of our method for the analysis of TE, or other specific gene sets, in relation to the rest of the genome.&quot;,&quot;DOI&quot;:&quot;10.1093/gbe/evv049&quot;,&quot;ISSN&quot;:&quot;1759-6653&quot;,&quot;note&quot;:&quot;PMID: 25767249\nPMCID: PMC4419796&quot;,&quot;journalAbbreviation&quot;:&quot;Genome Biol Evol&quot;,&quot;language&quot;:&quot;eng&quot;,&quot;author&quot;:[{&quot;family&quot;:&quot;Pavlicev&quot;,&quot;given&quot;:&quot;Mihaela&quot;},{&quot;family&quot;:&quot;Hiratsuka&quot;,&quot;given&quot;:&quot;Kaori&quot;},{&quot;family&quot;:&quot;Swaggart&quot;,&quot;given&quot;:&quot;Kayleigh A.&quot;},{&quot;family&quot;:&quot;Dunn&quot;,&quot;given&quot;:&quot;Caitlin&quot;},{&quot;family&quot;:&quot;Muglia&quot;,&quot;given&quot;:&quot;Louis&quot;}],&quot;issued&quot;:{&quot;date-parts&quot;:[[&quot;2015&quot;,4]]},&quot;PMID&quot;:&quot;25767249&quot;,&quot;PMCID&quot;:&quot;PMC4419796&quot;}}],&quot;schema&quot;:&quot;https://github.com/citation-style-language/schema/raw/master/csl-citation.json&quot;} RNDN3ptqhywlq"/><text:span text:style-name="T389">(21)</text:span><text:reference-mark-end text:name="ZOTERO_ITEM CSL_CITATION {&quot;citationID&quot;:&quot;24qj32ebn1&quot;,&quot;properties&quot;:{&quot;formattedCitation&quot;:&quot;(21)&quot;,&quot;plainCitation&quot;:&quot;(21)&quot;},&quot;citationItems&quot;:[{&quot;id&quot;:764,&quot;uris&quot;:[&quot;http://zotero.org/users/607191/items/TQQ4KBMR&quot;],&quot;uri&quot;:[&quot;http://zotero.org/users/607191/items/TQQ4KBMR&quot;],&quot;itemData&quot;:{&quot;id&quot;:764,&quot;type&quot;:&quot;article-journal&quot;,&quot;title&quot;:&quot;Detecting endogenous retrovirus-driven tissue-specific gene transcription&quot;,&quot;container-title&quot;:&quot;Genome Biology and Evolution&quot;,&quot;page&quot;:&quot;1082-1097&quot;,&quot;volume&quot;:&quot;7&quot;,&quot;issue&quot;:&quot;4&quot;,&quot;source&quot;:&quot;PubMed&quot;,&quot;abstract&quot;:&quot;Transposable elements (TEs) comprise approximately half of the human genome, and several independent lines of investigation have demonstrated their role in rewiring gene expression during development, evolution, and oncogenesis. The identification of their regulatory effects has largely been idiosyncratic, by linking activity with isolated genes. Their distribution throughout the genome raises critical questions-do these elements contribute to broad tissue- and lineage-specific regulation? If so, in what manner, as enhancers, promoters, RNAs? Here, we devise a novel approach to systematically dissect the genome-wide consequences of TE insertion on gene expression, and test the hypothesis that classes of endogenous retrovirus long terminal repeats (LTRs) exert tissue-specific regulation of adjacent genes. Using correlation of expression patterns across 18 tissue types, we reveal the tissue-specific uncoupling of gene expression due to 62 different LTR classes. These patterns are specific to the retroviral insertion, as the same genes in species without the LTRs do not exhibit the same effect. Although the LTRs can be transcribed themselves, the most highly transcribed TEs do not have the largest effects on adjacent regulation of coding genes, suggesting they function predominantly as enhancers. Moreover, the tissue-specific patterns of gene expression that are detected by our method arise from a limited number of genes, rather than as a general consequence of LTR integration. These findings identify basic principles of co-opting LTRs for genome evolution, and support the utility of our method for the analysis of TE, or other specific gene sets, in relation to the rest of the genome.&quot;,&quot;DOI&quot;:&quot;10.1093/gbe/evv049&quot;,&quot;ISSN&quot;:&quot;1759-6653&quot;,&quot;note&quot;:&quot;PMID: 25767249\nPMCID: PMC4419796&quot;,&quot;journalAbbreviation&quot;:&quot;Genome Biol Evol&quot;,&quot;language&quot;:&quot;eng&quot;,&quot;author&quot;:[{&quot;family&quot;:&quot;Pavlicev&quot;,&quot;given&quot;:&quot;Mihaela&quot;},{&quot;family&quot;:&quot;Hiratsuka&quot;,&quot;given&quot;:&quot;Kaori&quot;},{&quot;family&quot;:&quot;Swaggart&quot;,&quot;given&quot;:&quot;Kayleigh A.&quot;},{&quot;family&quot;:&quot;Dunn&quot;,&quot;given&quot;:&quot;Caitlin&quot;},{&quot;family&quot;:&quot;Muglia&quot;,&quot;given&quot;:&quot;Louis&quot;}],&quot;issued&quot;:{&quot;date-parts&quot;:[[&quot;2015&quot;,4]]},&quot;PMID&quot;:&quot;25767249&quot;,&quot;PMCID&quot;:&quot;PMC4419796&quot;}}],&quot;schema&quot;:&quot;https://github.com/citation-style-language/schema/raw/master/csl-citation.json&quot;} RNDN3ptqhywlq"/><text:span text:style-name="T381">. <text:s/>While these methods </text:span><text:span text:style-name="T383">have proved</text:span><text:span text:style-name="T381"> useful, they have significant limitations.</text:span></text:p>
      <text:p text:style-name="Text_20_body"><text:span text:style-name="T382">5'</text:span><text:span text:style-name="T381"> CAGE, </text:span><text:span text:style-name="T382">the clearest measure of transcription start sites (TSSs) within TEs, </text:span><text:span text:style-name="T393">but </text:span><text:span text:style-name="T381">provides insufficient information </text:span><text:span text:style-name="T385">on the resultant</text:span><text:span text:style-name="T381"> transcript structure. </text:span><text:span text:style-name="T383">RNAseq assembly</text:span><text:span text:style-name="T381"> methods may not identify the true 5’ end of transcripts or suffer from a high false positive rate due to TE exonization events. </text:span><text:span text:style-name="T383">The TE-exonization problem </text:span><text:span text:style-name="T385">also</text:span><text:span text:style-name="T383"> creates high false-positive </text:span><text:span text:style-name="T385">rate</text:span><text:span text:style-name="T390">s </text:span><text:span text:style-name="T383">in </text:span><text:span text:style-name="T391">chimeric fragment-based and </text:span><text:span text:style-name="T383">hybridization-based methods which has gone unaddressed.</text:span><text:reference-mark-start text:name="ZOTERO_ITEM CSL_CITATION {&quot;citationID&quot;:&quot;71oj1lmC&quot;,&quot;properties&quot;:{&quot;formattedCitation&quot;:&quot;(18,19,22)&quot;,&quot;plainCitation&quot;:&quot;(18,19,2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PMID&quot;:&quot;22761958&quot;,&quot;PMCID&quot;:&quot;PMC3386233&quot;}}],&quot;schema&quot;:&quot;https://github.com/citation-style-language/schema/raw/master/csl-citation.json&quot;} RNDCWhCI8U20l"/><text:span text:style-name="T383">(18,19,22)</text:span><text:reference-mark-end text:name="ZOTERO_ITEM CSL_CITATION {&quot;citationID&quot;:&quot;71oj1lmC&quot;,&quot;properties&quot;:{&quot;formattedCitation&quot;:&quot;(18,19,22)&quot;,&quot;plainCitation&quot;:&quot;(18,19,2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PMID&quot;:&quot;22761958&quot;,&quot;PMCID&quot;:&quot;PMC3386233&quot;}}],&quot;schema&quot;:&quot;https://github.com/citation-style-language/schema/raw/master/csl-citation.json&quot;} RNDCWhCI8U20l"/><text:span text:style-name="T383"> </text:span><text:span text:style-name="T381">Moreover, none of the aforementioned studies have attempted to quantify the strength or contribution of the putative </text:span><text:span text:style-name="T393">TE-initiated</text:span><text:span text:style-name="T392"> isoforms</text:span><text:span text:style-name="T381"> to overall transcript expression </text:span><text:span text:style-name="T394">when alternative promoters exist</text:span><text:span text:style-name="T381">. </text:span><text:span text:style-name="T384">Together this resulted in effective TE-initiating transcript screens </text:span><text:span text:style-name="T392">which required extensive human-inspection</text:span><text:span text:style-name="T384"> but but </text:span><text:soft-page-break/><text:span text:style-name="T384">failed to provide </text:span><text:span text:style-name="T386">a quantitative, </text:span><text:span text:style-name="T395">genome-wide</text:span><text:span text:style-name="T386"> assessment of TEs initiating biologically significant transcription.</text:span></text:p>
      <text:p text:style-name="P106"><text:span text:style-name="T381">To quantitatively measure and compare the</text:span><text:bookmark text:name="_GoBack"/><text:span text:style-name="T381"> contribution of TE promoters to normal and cancer transcriptomes we developed a tool that incorporates features of previous methods but significantly builds upon them. </text:span><text:span text:style-name="T387">We were motivated to use</text:span><text:span text:style-name="T381"> paired-end RNA-seq data </text:span><text:span text:style-name="T387">alone</text:span><text:span text:style-name="T381">, </text:span><text:span text:style-name="T384">a </text:span><text:span text:style-name="T386">broadly</text:span><text:span text:style-name="T180"> available </text:span><text:span text:style-name="T213">data-type,</text:span><text:span text:style-name="T180"> </text:span><text:span text:style-name="T263">to</text:span><text:span text:style-name="T264"> rapidly measure</text:span><text:span text:style-name="T216"> TE-initiation</text:span><text:span text:style-name="T264">s</text:span><text:span text:style-name="T216"> and</text:span><text:span text:style-name="T179"> </text:span><text:span text:style-name="T265">transcriptome contributions</text:span><text:span text:style-name="T264"> </text:span><text:span text:style-name="T179">. </text:span><text:span text:style-name="T214">The be able to be rapidly applied to a large number of data sets</text:span><text:span text:style-name="T181">. </text:span><text:span text:style-name="T182">With a defined set of TE-initiated transcripts in </text:span><text:span text:style-name="T215">each</text:span><text:span text:style-name="T182"> library, commonalities and differences between sets of data (biological </text:span><text:span text:style-name="T183">replicates</text:span><text:span text:style-name="T182">) can be determined.</text:span><text:span text:style-name="T181"> </text:span><text:span text:style-name="T182">Together these analyses </text:span><text:span text:style-name="T184">have been packaged </text:span><text:span text:style-name="T185">to give rise to the</text:span><text:span text:style-name="T184"> </text:span><text:span text:style-name="T150">LIONS</text:span><text:span text:style-name="T184"> </text:span><text:span text:style-name="T185">suite</text:span><text:span text:style-name="T184"> </text:span><text:span text:style-name="T186">(Figure 1).</text:span></text:p>
      <text:p text:style-name="P107">Results</text:p>
      <text:p text:style-name="P108"/>
      <text:p text:style-name="P80"><text:span text:style-name="T337">LIONS</text:span><text:span text:style-name="T314">: Detection and analysis of transposable element initiated transcription from RNA-seq</text:span></text:p>
      <text:p text:style-name="P56"/>
      <text:p text:style-name="P71"><text:span text:style-name="T172">To quantify the contribution of </text:span><text:span text:style-name="T224">t</text:span><text:span text:style-name="T172">ransposable </text:span><text:span text:style-name="T224">e</text:span><text:span text:style-name="T172">lements to </text:span><text:span text:style-name="T224">the transcriptome from RNA-seq data alone, we were motivated to develop the </text:span><text:span text:style-name="T417">LIONS</text:span><text:span text:style-name="T224"> analysis suite. Briefly, RNA-seq data along with a reference genome, gene and repeat annotation is input for the classification and annotation of TE-initiated transcripts </text:span><text:span text:style-name="T225">(Figure 1A)</text:span><text:span text:style-name="T224">. <text:s/></text:span><text:span text:style-name="T225">For each RNA-seq library, a standard (.lion) file of TE-initiated transcripts is output, </text:span><text:span text:style-name="T230">and then can</text:span><text:span text:style-name="T225"> be grouped into biological </text:span><text:span text:style-name="T229">categories </text:span><text:span text:style-name="T231">such as cancer versus normal controls,</text:span><text:span text:style-name="T225"> for comparison (Figure 1B). </text:span><text:span text:style-name="T226">A detailed </text:span><text:span text:style-name="T232">outline</text:span><text:span text:style-name="T226"> of the analysis is provided in </text:span><text:span text:style-name="T252">materials and methods</text:span><text:span text:style-name="T226">.</text:span></text:p>
      <text:p text:style-name="P47"/>
      <text:p text:style-name="P72"><text:span text:style-name="T172">Transposable </text:span><text:span text:style-name="T253">e</text:span><text:span text:style-name="T172">lements intersect exons </text:span><text:span text:style-name="T240">in </text:span><text:span text:style-name="T172">three main categories; as </text:span><text:span text:style-name="T241">i</text:span><text:span text:style-name="T172">nitiations at the 5’ end of a transcript; as exonizations either with or without being involved at a splice junction; and at the 3’ end as a termination site for transcripts (Figure 2</text:span><text:span text:style-name="T269">A</text:span><text:span text:style-name="T172">). </text:span><text:span text:style-name="T233">The core</text:span><text:span text:style-name="T172"> </text:span><text:span text:style-name="T418">LIONS</text:span><text:span text:style-name="T233"> classification segregates the initiations from </text:span><text:span text:style-name="T234">non-initiation events.</text:span><text:span text:style-name="T237"> </text:span><text:span text:style-name="T234">This is biologically pertinent </text:span><text:span text:style-name="T238">in the analysis of TE </text:span><text:span text:style-name="T242">transcription</text:span><text:span text:style-name="T238"> </text:span><text:span text:style-name="T234">since non-initiation events outnumber initiation events by three orders </text:span><text:span text:style-name="T244">of magnitude</text:span><text:span text:style-name="T234"> </text:span><text:span text:style-name="T235">(Figure 2B). </text:span><text:span text:style-name="T236">Thus analyses based on chimeric read clusters alone, or TE-transcription levels alone do not necessarily reflect </text:span><text:span text:style-name="T245">causal </text:span><text:span text:style-name="T236">transcriptional capacity of TE</text:span><text:span text:style-name="T242">s</text:span><text:span text:style-name="T236"> </text:span><text:span text:style-name="T237">but their correlation </text:span><text:span text:style-name="T245">or propensity to be transcribed</text:span><text:span text:style-name="T242">.</text:span><text:span text:style-name="T239"> </text:span><text:span text:style-name="T237">This is no</text:span><text:span text:style-name="T246">n-trivial</text:span><text:span text:style-name="T237"> as TEs have long been </text:span><text:span text:style-name="T243">known</text:span><text:span text:style-name="T237"> to be </text:span><text:span text:style-name="T247">enriched</text:span><text:span text:style-name="T237"> at 5’ and 3’ untranslated transcribed regions (UTRs) </text:span><text:span text:style-name="T248">and within long-noncoding (lnc)RNAs.</text:span></text:p>
      <text:p text:style-name="P48"/>
      <text:p text:style-name="P49">To test the operating characteristics of <text:span text:style-name="T145">LIONS</text:span>, RNA-seq reads based on the K562 and H1 embryonic stem cell line transcriptomes were simulated <text:span text:style-name="T419">at varying depths as a benchmark. Based on the simulations, TE-exon pair clustering of reads plateaus at ~52% sensitivity regardless of further increase in sequencing depth (Figure 3A). This emphasizes the systemic difficulty of accurately determining either 5’ or 3’ ends5 of transcripts from RNA-seq data alone but the undetected TE start sites correlate with lower overall expression (Figure 3B). This is confounded by the basic biological properties of TE TSSs, they are weaker and more biologically irreproducible (have higher cell-cell variation) then their non-TE TSS counterparts in CAGE analyses (Supplementary Figure 1). From the detectable fraction the default LIONS parameters have a sensitivity of 36.35 % and specificity of 98.63 % (Figure 3C). This is largely in agreement in the real HL dataset in which candidate transcripts were confirmed by RT-PCR (55.4% and <text:s/>89.2% sensitivity and specificity respectively) (Supplementary Figure 2).</text:span></text:p>
      <text:p text:style-name="P109"/>
      <text:p text:style-name="P111">Altogether LIONS <text:span text:style-name="T442">is able to detect a specific set of TE-initiated transcripts from RNA-seq data alone. The ‘</text:span><text:span text:style-name="T156">oncoexaptation’ </text:span><text:span text:style-name="T445">set is enriched for higher expression instances, which in the context of cancer is expected to be more biologically relevant than the low / highly variably expressed transcripts.</text:span></text:p>
      <text:p text:style-name="P111"/>
      <text:p text:style-name="P57">Increased transcriptional activity of endogenous retroviruses in lymphoma</text:p>
      <text:p text:style-name="P29"/>
      <text:p text:style-name="P117"><text:span text:style-name="T3">To test </text:span><text:span text:style-name="T53">if transposable elements initiate transcription at a higher rate in lymphoma, </text:span><text:span text:style-name="T160">LIONS</text:span><text:span text:style-name="T54"> analysis was performed on nine Hodgkins Lymphoma (HL) and three primary mediastinal large B-cell lymphoma-derived (PMLBC) cell lines, 65 primary diffuse large B-cell lymphomas and </text:span><text:span text:style-name="T55">nine CD77+ centroblast B-cell controls </text:span><text:span text:style-name="T56">(Supplementary Table XXX). </text:span><text:span text:style-name="T57">Overall there is modest increase in TE-initiated transcripts in the lymphomas relative to B-cell controls, but when broken down by sub-</text:span><text:span text:style-name="T58">class</text:span><text:span text:style-name="T57"> there is a specific increase </text:span><text:span text:style-name="T59">in </text:span><text:span text:style-name="T57">LTR-initiated t</text:span><text:span text:style-name="T59">ranscripts. Compared to the</text:span><text:span text:style-name="T123">ir</text:span><text:span text:style-name="T59"> abundance (by number of bases in </text:span><text:span text:style-name="T118">t</text:span><text:span text:style-name="T59">he genome), </text:span><text:span text:style-name="T60">LTRs </text:span><text:span text:style-name="T134">disproportionally</text:span><text:span text:style-name="T60"> initiate transcription relative to </text:span><text:span text:style-name="T134">non-LTR TEs</text:span><text:span text:style-name="T60"> in both the normal B-cells and even more so in the lymphomas. </text:span><text:span text:style-name="T61">Even within the LTR classification </text:span><text:span text:style-name="T62">in RepeatMasker, the </text:span><text:soft-page-break/><text:span text:style-name="T62">internal ERV sequences were depleted for transcriptional initiation capacity relative to the LTR elements. </text:span><text:span text:style-name="T134">This is unsurprising as LTRs are ancestrally promoter/enhancer elements, </text:span></text:p>
      <text:p text:style-name="P117"><text:span text:style-name="T62"/></text:p>
      <text:p text:style-name="P117"><text:span text:style-name="T60"><text:s/></text:span><text:span text:style-name="T142">This LTR-specific activity was lost when all TEs were randomized across the genome thus is not due to the length or distribution of LTRs but is </text:span><text:span text:style-name="T143">an increase in their transcriptional capacity.</text:span></text:p>
      <text:p text:style-name="P30"/>
      <text:p text:style-name="P50"><text:span text:style-name="T56">W</text:span><text:span text:style-name="T3">ithin LTRs, not all sub-groups </text:span><text:span text:style-name="T63">are equally potent. </text:span><text:span text:style-name="T64">Over-representation analysis was performed on each transcriptome </text:span><text:span text:style-name="T65">and distinct LTR groups </text:span><text:span text:style-name="T66">were transcribing </text:span><text:span text:style-name="T67">in each lymphoma....</text:span></text:p>
      <text:p text:style-name="P31"/>
      <text:p text:style-name="P51"><text:span text:style-name="T67">D</text:span><text:span text:style-name="T3">iffuse large B-cell lymphoma </text:span><text:span text:style-name="T77">was </text:span><text:span text:style-name="T134">chosen for analysis</text:span><text:span text:style-name="T77"> since it</text:span><text:span text:style-name="T3"> characterized by recurrent oncogenic mutation to epigenetic modifying proteins </text:span><text:span text:style-name="T68">{ref}. </text:span><text:span text:style-name="T69">To test if oncogenic mutation in the epigenetic modifiers </text:span><text:span text:style-name="T161">EZH2</text:span><text:span text:style-name="T69">, </text:span><text:span text:style-name="T161">MLL2 </text:span><text:span text:style-name="T69">or </text:span><text:span text:style-name="T161">EP300</text:span><text:span text:style-name="T69"> drive the TE/LTR transcriptional activity, </text:span><text:span text:style-name="T74">we compared </text:span><text:span text:style-name="T70">mutant versus wildtype DLBCL</text:span><text:span text:style-name="T74">s </text:span><text:span text:style-name="T75">which</text:span><text:span text:style-name="T70"> show no significant difference </text:span><text:span text:style-name="T119">in LTR or TE transcription </text:span><text:span text:style-name="T72">(Supplementary Figure XXX)</text:span><text:span text:style-name="T70">. </text:span><text:span text:style-name="T124">Although, there was a difference between </text:span><text:span text:style-name="T125">the DLBCL sub-types </text:span><text:span text:style-name="T126">with</text:span><text:span text:style-name="T124"> Germinal-centre B-cell </text:span><text:span text:style-name="T137">(GCB)</text:span><text:span text:style-name="T124"> type </text:span><text:span text:style-name="T126">transcriptomes having higher LTR activity than</text:span><text:span text:style-name="T124"> Activated B-cell </text:span><text:span text:style-name="T137">(ABC)</text:span><text:span text:style-name="T124"> type. </text:span><text:span text:style-name="T71">Higher LTR-transcriptional initiation </text:span><text:span text:style-name="T73">is intrinsic </text:span><text:span text:style-name="T76">to the lymphoma transcriptome and does not </text:span><text:span text:style-name="T134">simply </text:span><text:span text:style-name="T76">correlate with candidate </text:span><text:span text:style-name="T135">epigenetic gene</text:span><text:span text:style-name="T76"> mutation.</text:span></text:p>
      <text:p text:style-name="P32"/>
      <text:p text:style-name="P52"><text:span text:style-name="T3">TE-initiated transcripts can </text:span><text:span text:style-name="T78">result in the direct expression of</text:span><text:span text:style-name="T56"> </text:span><text:span text:style-name="T3">downstream </text:span><text:span text:style-name="T78">gen</text:span><text:span text:style-name="T84">ic</text:span><text:span text:style-name="T78"> </text:span><text:span text:style-name="T79">exons</text:span><text:span text:style-name="T78">, so called chimeric transcripts. </text:span><text:span text:style-name="T80">This is especially pertinent in cancer since it can result in the </text:span><text:span text:style-name="T83">ectopic </text:span><text:span text:style-name="T80">expression </text:span><text:span text:style-name="T81">oncogenes such as </text:span><text:span text:style-name="T162">THE1B-CSF1R, LOR1a-IRF5</text:span><text:span text:style-name="T81"> in HL and </text:span><text:span text:style-name="T162">LTR2-FABP7</text:span><text:span text:style-name="T81"> in DLBCL </text:span><text:span text:style-name="T85">(reviewed ...)</text:span><text:span text:style-name="T81">. </text:span><text:span text:style-name="T82">The </text:span><text:span text:style-name="T163">LIONS</text:span><text:span text:style-name="T82"> suite thus can be used screen for such cancer-specific and recurrently occurring transcripts with the aim of identifying oncogenic exaptations. </text:span><text:span text:style-name="T86">In HL there are XXX recurrent (&gt;2 libraries) and specific (absent in all control B-cell libraries) TE-initiated transcripts. </text:span><text:span text:style-name="T87">The proportion of TE-gene chimer</text:span><text:span text:style-name="T120">ic transcripts</text:span><text:span text:style-name="T87"> is higher in recurrent transcripts then in the set of all TE-initiated transcripts</text:span><text:span text:style-name="T120"> as the proportion of lincRNA decreases.</text:span></text:p>
      <text:p text:style-name="P33"/>
      <text:p text:style-name="P118"><text:span text:style-name="T82">C</text:span><text:span text:style-name="T3">himeric transcripts </text:span><text:span text:style-name="T88">can further be classified into two categories; </text:span><text:span text:style-name="T91">evolutionary </text:span><text:span text:style-name="T94">exaptation</text:span><text:span text:style-name="T91"> in which the TE is a </text:span><text:span text:style-name="T88">native promoter </text:span><text:span text:style-name="T91">in some </text:span><text:span text:style-name="T89">normal tissue </text:span><text:span text:style-name="T91">for </text:span><text:span text:style-name="T95">the</text:span><text:span text:style-name="T91"> gene</text:span><text:span text:style-name="T89"> </text:span><text:span text:style-name="T90">and</text:span><text:span text:style-name="T89">; </text:span><text:span text:style-name="T91">onco-exaptations in which</text:span><text:span text:style-name="T89"> </text:span><text:span text:style-name="T93">the TE becomes a</text:span><text:span text:style-name="T91"> novel, cancer-specific </text:span><text:span text:style-name="T92">promoter. </text:span><text:span text:style-name="T96">We postulate that the latter cases </text:span><text:span text:style-name="T97">are enriched for </text:span><text:span text:style-name="T136">oncogeneic</text:span><text:span text:style-name="T98"> </text:span><text:span text:style-name="T99">transcripts </text:span><text:span text:style-name="T100">since they have arisen </text:span><text:span text:style-name="T136">independently</text:span><text:span text:style-name="T100"> multiple times from the highly dispersed and noisy- TE-transcription across the genome. </text:span><text:span text:style-name="T104">In Hodgkins Lymphoma, we identified 17 </text:span><text:span text:style-name="T101">specific and recurrent</text:span><text:span text:style-name="T104"> </text:span><text:span text:style-name="T102">TE-initiated </text:span><text:span text:style-name="T103">oncogenic candidates</text:span><text:span text:style-name="T104"> (Table 1).</text:span></text:p>
      <text:p text:style-name="P116"/>
      <text:p text:style-name="P115">There are two hypotheses for interpreting the recurrence of novel LTR-initiated transcripts <text:span text:style-name="T426">in cancer (reviewed in {…} ). The derepression hypothesis states that the distinct molecular state in cancer creates a permissive environment in which a few highly responsive TEs become active, and thus recurrent TE-initiations reflect a shared molecular state between cancers, in which case recurrent TE-initiated transcripts would be a correlative biomarker for particular molecular states. <text:s/>Alternatively, the epigenetic evolution hypothesis states that TE-transcription is largely stochastic between clones, and if a particular event is beneficial such as the case of oncogene activation, that clone will increase in frequency. Thus highly recurrent TE-initiated transcripts are indicators that the transcript which is produced, is itself involved in oncogenesis.</text:span></text:p>
      <text:p text:style-name="P113"/>
      <text:p text:style-name="P114"><text:span text:style-name="T443">Global hierarchal clustering of the lymphoma TE-initiations partially supports the derepression hypothesis in that DLBCL, HL and normal B-cells cluster together but does not segregate the underlying molecular subtypes in each cancer ABC- vs. GCB-DLBCL, classical vs. non-classical HL </text:span><text:soft-page-break/><text:span text:style-name="T443">(Figure XXX).</text:span></text:p>
      <text:p text:style-name="P119"><text:span text:style-name="T138">In HL the</text:span><text:span text:style-name="T3"> </text:span><text:span text:style-name="T157">THE1B-CSF1R</text:span><text:span text:style-name="T3"> transcript has been well described {lamp} </text:span><text:span text:style-name="T139">as</text:span><text:span text:style-name="T3"> a potent oncogene in HL patients {Steidl}. We identified two additional </text:span><text:span text:style-name="T157">CSF1R </text:span><text:span text:style-name="T3">chimera: </text:span><text:span text:style-name="T164">L3-CSF1R </text:span><text:span text:style-name="T105">initiating from an L3 LINE remnant in the native intron 9 and, </text:span><text:span text:style-name="T164">MIRb</text:span><text:span text:style-name="T105">-</text:span><text:span text:style-name="T164">CSF1R</text:span><text:span text:style-name="T105"> </text:span><text:span text:style-name="T106">initiating from a</text:span><text:span text:style-name="T165"> </text:span><text:span text:style-name="T106">MIRb SINE remnant in the native intron 10 </text:span><text:span text:style-name="T121">(also noted by faulkner)</text:span><text:span text:style-name="T106">. Both transcripts </text:span><text:span text:style-name="T110">are </text:span><text:span text:style-name="T108">upstream and in</text:span><text:span text:style-name="T107">-frame of </text:span><text:span text:style-name="T108">the</text:span><text:span text:style-name="T107"> tyrosine kinase domain of CSF1R </text:span><text:span text:style-name="T109">(Figure XXX)</text:span><text:span text:style-name="T107">. </text:span><text:span text:style-name="T109">Additionally </text:span><text:span text:style-name="T111">in L1236, there is a chimeric transcript for the CSF1R ligand, </text:span><text:span text:style-name="T166">LTR8-CSF1. </text:span><text:span text:style-name="T112">T</text:span><text:span text:style-name="T113">ogether </text:span><text:span text:style-name="T114">th</text:span><text:span text:style-name="T140">is convergence of</text:span><text:span text:style-name="T114"> ‘transcriptional innovations’ </text:span><text:span text:style-name="T122">in HL support</text:span><text:span text:style-name="T115"> </text:span><text:span text:style-name="T122">the hypothesis that a sub-set of</text:span><text:span text:style-name="T117"> </text:span><text:span text:style-name="T116">cancer-specific and recurrent </text:span><text:span text:style-name="T117">transcripts </text:span><text:span text:style-name="T141">are enriched at biologically pertinent transcripts.</text:span></text:p>
      <text:p text:style-name="P36"/>
      <text:p text:style-name="P53">Dispersed activation of transposable elements in colorectal <text:span text:style-name="T420">carcinoma</text:span></text:p>
      <text:p text:style-name="P112"><text:line-break/><text:span text:style-name="T427">To better resolve the molecular state and epigentic evolution hypotheses we re-analyzed the recurrence distribution of TE-initiations in a larger dataset of 66 colorectal carcinoma (CRC) biopsies and matched adjacent normal tissue RNAseq. In CRC there is similar trend to the lymphoma data, LTR-initiations are increased, but to a lesser extent (Figure XXX). The candidate gene analysis of CRC onco-exaptation cases and the LTR-initiated </text:span><text:span text:style-name="T154">MSTD-IL33 </text:span><text:span text:style-name="T444">is in review by our group.</text:span></text:p>
      <text:p text:style-name="P38"/>
      <text:p text:style-name="P39">Global <text:span text:style-name="T428">hierarchal </text:span>clustering <text:span text:style-name="T429">transcriptional initiating TEs</text:span> segregates CRC and normal libraries (F). <text:span text:style-name="T430">The initiations are widely dispersed, with clusters of TE-initiations discriminating the two groups or being commonly shared. Considered globally, the set of active TE is highly clustered [P …] but may not be biologically meaningful as only a sub-set of TEs are expected to retain transcriptional potential in a given tissue. To statistically test if the distribution of TE-initiations are clustered in the data, 10,000 simulations were ran in which the underlying data-structure would remain the same but only the distribution would </text:span><text:span text:style-name="T431">be</text:span><text:span text:style-name="T430"> randomized. Under these more strict conditions, initiations remain highly clustered (F clust vs. F clust sim) but interestingly, the rate of unique initiations is also increased relative to simulated data. </text:span></text:p>
      <text:p text:style-name="P39"/>
      <text:p text:style-name="P40">{Conclusions}</text:p>
      <text:p text:style-name="P35"/>
      <text:p text:style-name="P54">LTR <text:span text:style-name="T423">transcription is</text:span> de-repressed in senescent and transformed cells</text:p>
      <text:p text:style-name="P37"/>
      <text:p text:style-name="P41">To understand the etiology of the <text:span text:style-name="T424">increase in transcriptional capacity of LTRs, specifically at which stage of oncongenesis TE transcriptional activity increases, </text:span>RNA-seq from a<text:span text:style-name="T432">n</text:span> exp<text:span text:style-name="T425">erimental data-set was analyzed. Briefly, Kruger et al., differentiated MDAH041 primary p53[-/+] fibroblasts and a spontaneous p53[-/-] <text:s/>immortalized fibroblast cell line from the same patient into senescent cells. Primary fibroblasts were passaged until cells entered replicative senescence, while primary-derived transformed fibroblasts were treated with DNA-damaging agents (peroxide, adriamycin and 5’ azacytidine) to induce senescence. </text:span></text:p>
      <text:p text:style-name="P41"/>
      <text:p text:style-name="P110">Comparing the primary and spontaneously transformed fibroblasts, global TE-initiation, and specifically LTR-initiations increase supporting that LTR transcriptional capacity is coupled to early transformation events. (F)</text:p>
      <text:p text:style-name="P42"/>
      <text:p text:style-name="P43">LINE <text:span text:style-name="T433">transcription and retrotransposition</text:span> has been suggested <text:span text:style-name="T434">increase in cellular senescence {ref}. During replicative senescence, all classes of TE show an increasing trend in transcriptional activity yet only SINEs and especially LTRs are significantly increased relative to passage 11 and passage 18 cells. </text:span><text:soft-page-break/><text:span text:style-name="T434">During induced senescence a similar pattern of activity is seen, with LTR activity dominating the increase in TE-transcription and serum-starved quiescence cells showing no difference relative to replicating cells. Together, this suggests that TE-transcription and specifically LTRs, increase as cells enter senescence.</text:span></text:p>
      <text:p text:style-name="P43"/>
      <text:p text:style-name="P44">Amongst the DNA-damaging agents used <text:span text:style-name="T435">for induced senescence experiment is the nucloside analog 5’-azacytadine (5aza) which also causes global DNA de-methylation. Unsurprisingly 5aza was associated with a greater transcription initiating from LTRs, re-affirming the connection between DNA methylation and the repression of LTR transcription.</text:span></text:p>
      <text:p text:style-name="P44"/>
      <text:p text:style-name="P45">Hierarchical clustering <text:span text:style-name="T436">of recurrent LTR-initiations (present in &gt;=2 libraries) during induced senescence segregates treatments. Most notably, 5za-treatment led to the derepression of a block of LTRs which are largely inactive under other conditions. Overall the LTR:MER61A and LINE:L1MDb elements were consistently enriched in the fibroblasts regardless of condition while the increase in LTR-initiations under 5aza treatment is dominated by the transcription of LTR12C elements.</text:span></text:p>
      <text:p text:style-name="P45"/>
      <text:p text:style-name="P46">The HERV9 LTR12C is an exceptional <text:span text:style-name="T440">LTR element</text:span> in the human genome in that it is both long, <text:span text:style-name="T437">at</text:span> 1579 bp<text:span text:style-name="T439">s</text:span> consensus <text:span text:style-name="T439">sequence</text:span>, and highly CpG-dense (F). <text:span text:style-name="T438">5aza responsive LTR12Cs in fibroblasts are on average longer and more CpG dense the genomic average (F). </text:span></text:p>
      <text:p text:style-name="P34"/>
      <text:p text:style-name="P24"><text:span text:style-name="T337">Taken </text:span><text:span text:style-name="T346">together these data strongly support a de-repression model for TE-activity in which there is rapid (day-scale) induction of alternative transcriptional networks under physiologically distinct conditions.</text:span></text:p>
      <text:p text:style-name="P23"/>
      <text:p text:style-name="P7"><text:span text:style-name="T336">Materials &amp; </text:span>Methods</text:p>
      <text:p text:style-name="P55"/>
      <text:p text:style-name="P84"><text:span text:style-name="T172">East Lion:</text:span><text:span text:style-name="T347"> Detecting Transposable Element Initiated Transcripts from RNAseq</text:span></text:p>
      <text:p text:style-name="P17"/>
      <text:p text:style-name="P76">Initialization, Alignment and Assembly</text:p>
      <text:p text:style-name="P76"/>
      <text:p text:style-name="P17">For an accurate measurement of TE <text:span text:style-name="T400">initiated</text:span> transcripts starting from whole transcriptome sequencing data the <text:span text:style-name="T145">East Lion</text:span> was developed <text:span text:style-name="T350">(Figure 1A)</text:span>. The central principal <text:span text:style-name="T350">in detecting transcription start sites <text:s/>within TEs is that a local analysis is performed to search for patterns of sequencing reads consistent with transcriptional initiation.</text:span></text:p>
      <text:p text:style-name="P17"/>
      <text:p text:style-name="P96"><text:span text:style-name="T47">The primary </text:span><text:span text:style-name="T159">LIONS</text:span><text:span text:style-name="T47"> input is a set of paired-end RNA sequencing data either in fastq </text:span><text:span text:style-name="T52">format</text:span><text:span text:style-name="T47">. The datasets can be biologically or technically grouped for later comparisons or individual libraries ran. Additionally <text:s/>a reference genome (hg19), a RepeatMasker</text:span><text:reference-mark-start text:name="ZOTERO_ITEM CSL_CITATION {&quot;citationID&quot;:&quot;t1uru9pqr&quot;,&quot;properties&quot;:{&quot;formattedCitation&quot;:&quot;(23)&quot;,&quot;plainCitation&quot;:&quot;(23)&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IkXsFET7fx"/><text:span text:style-name="T47">(23)</text:span><text:reference-mark-end text:name="ZOTERO_ITEM CSL_CITATION {&quot;citationID&quot;:&quot;t1uru9pqr&quot;,&quot;properties&quot;:{&quot;formattedCitation&quot;:&quot;(23)&quot;,&quot;plainCitation&quot;:&quot;(23)&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IkXsFET7fx"/><text:span text:style-name="T47"> analysis of that genome (hg19 – 2009-04-24), and a set of reference protein-coding genes (UCSC Genes, 2013-06-14) is required. </text:span></text:p>
      <text:p text:style-name="P96"><text:span text:style-name="T47">A workspace for the project </text:span><text:span text:style-name="T48">is initialized </text:span><text:span text:style-name="T49">on the system and </text:span><text:span text:style-name="T50">an alignment is ran with the splice-aware aligner tophat2</text:span><text:reference-mark-start text:name="ZOTERO_ITEM CSL_CITATION {&quot;citationID&quot;:&quot;j5hi5ej0o&quot;,&quot;properties&quot;:{&quot;formattedCitation&quot;:&quot;(24)&quot;,&quot;plainCitation&quot;:&quot;(24)&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i6qdcucTE3"/><text:span text:style-name="T50">(24)</text:span><text:reference-mark-end text:name="ZOTERO_ITEM CSL_CITATION {&quot;citationID&quot;:&quot;j5hi5ej0o&quot;,&quot;properties&quot;:{&quot;formattedCitation&quot;:&quot;(24)&quot;,&quot;plainCitation&quot;:&quot;(24)&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i6qdcucTE3"/><text:span text:style-name="T50"> </text:span><text:span text:style-name="T287">(v.2.0.13)</text:span><text:span text:style-name="T286"> </text:span><text:span text:style-name="T287">such that secondary alignments for multi-mapping reads are </text:span><text:span text:style-name="T288">retained and flagged</text:span><text:span text:style-name="T287">;</text:span><text:span text:style-name="T286"> </text:span><text:span text:style-name="T351">tophat2</text:span><text:span text:style-name="T353"> </text:span><text:span text:style-name="T351">--report-secondary-alignments.</text:span><text:span text:style-name="T354"> </text:span><text:span text:style-name="T357">On systems which support </text:span><text:span text:style-name="T351">qsub </text:span><text:span text:style-name="T357">parallelization </text:span><text:span text:style-name="T358">and multi</text:span><text:span text:style-name="T362">ple CPU cores</text:span><text:span text:style-name="T357">, each library is aligned in parallel </text:span><text:span text:style-name="T358">with multiple threading </text:span><text:span text:style-name="T359">allowing for rapid analysis of large datasets.</text:span></text:p>
      <text:p text:style-name="P96"/>
      <text:p text:style-name="P96"><text:span text:style-name="T359">F</text:span><text:span text:style-name="T360">ollowing alignment, </text:span><text:span text:style-name="T355">ab initio</text:span><text:span text:style-name="T360"> transcriptome assembly is performed on each library using repeat-optimized parameters of Cufflinks</text:span><text:reference-mark-start text:name="ZOTERO_ITEM CSL_CITATION {&quot;citationID&quot;:&quot;1e04hqltch&quot;,&quot;properties&quot;:{&quot;formattedCitation&quot;:&quot;(25)&quot;,&quot;plainCitation&quot;:&quot;(25)&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H1fGxP7a6X"/><text:span text:style-name="T360">(25)</text:span><text:reference-mark-end text:name="ZOTERO_ITEM CSL_CITATION {&quot;citationID&quot;:&quot;1e04hqltch&quot;,&quot;properties&quot;:{&quot;formattedCitation&quot;:&quot;(25)&quot;,&quot;plainCitation&quot;:&quot;(25)&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H1fGxP7a6X"/><text:span text:style-name="T360"> (v 2.2.1); </text:span><text:span text:style-name="T351">cufflinks</text:span><text:span text:style-name="T353"> </text:span><text:span text:style-name="T352">--min-frags-per-transfrag </text:span><text:soft-page-break/><text:span text:style-name="T352">10 --max-multiread-fraction 0.99 --trim-3-avgcov-thresh 5 –trim-3-dropoff-</text:span><text:span text:style-name="T351">frac=0.1 --overlap-radius 50</text:span><text:span text:style-name="T356">. </text:span><text:span text:style-name="T364">The use of an assembly substantially reduced false-positive TE-initiation calls relative to using a reference </text:span><text:span text:style-name="T367">gene set</text:span><text:span text:style-name="T364"> since only transcript isoforms which exist in the data are considered, </text:span><text:span text:style-name="T365">although it </text:span><text:span text:style-name="T368">i</text:span><text:span text:style-name="T365">s possible to forego this step </text:span><text:span text:style-name="T366">and use a reference gene set</text:span><text:span text:style-name="T364">. </text:span><text:span text:style-name="T361"><text:s/></text:span><text:span text:style-name="T363">The generated alignment and assembly is then processed to generate a bigwig coverage file for visualization and basic statistics for each exon and TE are calculated such as coverage and RPKM.</text:span></text:p>
      <text:p text:style-name="P96"/>
      <text:p text:style-name="P77">Chimeric <text:span text:style-name="T369">Fragment</text:span> Cluster Analysis</text:p>
      <text:p text:style-name="P77"/>
      <text:p text:style-name="P96"><text:span text:style-name="T196">To search the sequencing data for potential TE-exon interactions, </text:span><text:span text:style-name="T187">each </text:span><text:span text:style-name="T188">TE-exon pair for which a</text:span><text:span text:style-name="T187"> chimeric fragment </text:span><text:span text:style-name="T189">cluster </text:span><text:span text:style-name="T190">exists are considered</text:span><text:span text:style-name="T188">. </text:span><text:span text:style-name="T189">Briefly, a chimeric fragment cluster is a set of reads in which </text:span><text:span text:style-name="T191">one read maps to a </text:span><text:span text:style-name="T192">TE and its pair maps to an exon from the assembly </text:span><text:span text:style-name="T193">(</text:span><text:span text:style-name="T187">Figure 2)</text:span><text:span text:style-name="T192">. </text:span><text:span text:style-name="T199">These TE-exon pairs form the basis </text:span><text:span text:style-name="T200">for classification into one of three </text:span><text:span text:style-name="T206">cases</text:span><text:span text:style-name="T200">; </text:span><text:span text:style-name="T201">TE -</text:span><text:span text:style-name="T200">initiation, -exonization or -termination </text:span><text:span text:style-name="T201">of the transcript.</text:span></text:p>
      <text:p text:style-name="P96"/>
      <text:p text:style-name="P96"><text:span text:style-name="T201">Classification requires the calculation of a series of </text:span><text:span text:style-name="T249">values</text:span><text:span text:style-name="T201"> which are then </text:span><text:span text:style-name="T204">fed into</text:span><text:span text:style-name="T201"> a </text:span><text:span text:style-name="T250">classification</text:span><text:span text:style-name="T201"> algorithm. First, t</text:span><text:span text:style-name="T194">he</text:span><text:span text:style-name="T200"> relative position of the TE and exon </text:span><text:span text:style-name="T201">boundaries</text:span><text:span text:style-name="T200"> with respect to the direction of transcription </text:span><text:span text:style-name="T201">is </text:span><text:span text:style-name="T204">compared</text:span><text:span text:style-name="T195">. </text:span><text:span text:style-name="T201">Only intersection cases in which the TE could </text:span><text:span text:style-name="T203">initiate</text:span><text:span text:style-name="T201"> transcription are considered </text:span><text:span text:style-name="T194"><text:s/></text:span><text:span text:style-name="T195">(</text:span><text:span text:style-name="T197">Supplementary</text:span><text:span text:style-name="T195"> Figure 1</text:span><text:span text:style-name="T198">A</text:span><text:span text:style-name="T195">)</text:span><text:span text:style-name="T201">.</text:span><text:span text:style-name="T195"> </text:span><text:span text:style-name="T200">A thread ratio is then </text:span><text:span text:style-name="T201">calculated, the ratio of read pairs in which one read maps outside of a TE in either the downstream or upsteram direction. </text:span><text:span text:style-name="T202">A high thread ratio distinguishes TE-initiation events from TE-exonizations, that is to say, if a TE initiates transcription then there should exist a strong bias </text:span><text:span text:style-name="T205">towards</text:span><text:span text:style-name="T202"> the </text:span><text:span text:style-name="T205">number of reads-pairs downstream of the element (</text:span><text:span text:style-name="T222">Supplementary</text:span><text:span text:style-name="T205"> Figure 1B).</text:span></text:p>
      <text:p text:style-name="P87"/>
      <text:p text:style-name="P88">For <text:span text:style-name="T370">the</text:span> <text:span text:style-name="T370">detection of</text:span> TE-<text:span text:style-name="T370">initiated</text:span> transcripts of biological significance further restrictions <text:span text:style-name="T372">are imposed</text:span>. <text:span text:style-name="T370">Single exon contigs were excluded from the analysis to reduce the false positive rate (retained introns, low abundance lincRNA). To quickly discard rare TE-initiated isoforms when an alternative, highly expressed isoform exists, TE contribution was estimated as the peak coverage within the TE divided by the peak coverage of it's interacting exon (Supplementary Figure 1C). Together these values form the basis on which TE-initiation, -exonization or -termination can be distinguished.</text:span></text:p>
      <text:p text:style-name="P88"/>
      <text:p text:style-name="P88"><text:span text:style-name="T206">Classification of TE-exon interactions is performed by the sorting algorithm </text:span><text:span text:style-name="T219">which can be customized</text:span><text:span text:style-name="T206">. </text:span><text:span text:style-name="T219">The default set of parameters </text:span><text:span text:style-name="T227">and those used for this paper</text:span><text:span text:style-name="T219">, 'o</text:span><text:span text:style-name="T151">ncoexaptation',</text:span><text:span text:style-name="T219"> </text:span><text:span text:style-name="T228">were</text:span><text:span text:style-name="T219"> manually defined by</text:span><text:span text:style-name="T206"> extensive </text:span><text:span text:style-name="T207">manual</text:span><text:span text:style-name="T206"> inspection of</text:span><text:span text:style-name="T172"> the </text:span><text:span text:style-name="T206">training ENCODE</text:span><text:span text:style-name="T172"> sequencing data and comparison with supporting ChIP-seq and CAGE data </text:span><text:span text:style-name="T206">(Supplementary Figure 2)</text:span><text:span text:style-name="T208">. </text:span><text:span text:style-name="T219">The </text:span><text:span text:style-name="T151">oncoexpatation </text:span><text:span text:style-name="T219">parameters are trained to specifically detect high-abundance isoforms of TE-initiated transcripts with a significant contributions </text:span><text:span text:style-name="T222">to overall gene expression</text:span><text:span text:style-name="T219">. These are conservative but offer the most biologically </text:span><text:span text:style-name="T223">relevant</text:span><text:span text:style-name="T219"> results with respect to cancer biology.</text:span></text:p>
      <text:p text:style-name="P88"/>
      <text:p text:style-name="P88"><text:span text:style-name="T209">TE-initiated transcripts can be further sub-classified by their intersection to a set of protein-coding genes into; chimeric transcripts, TE-initiated transcripts which transcribe </text:span><text:span text:style-name="T211">in the sense-orientation</text:span><text:span text:style-name="T209"> into a neighboring protein-coding gene; anti-sense TE-transcripts, non-coding TE-initiated transcripts which run anti-sense to a protein-coding gene; or long intergenic non-coding (linc) TE-transcripts which don't overlap a known protein-coding gene. </text:span><text:span text:style-name="T210">Of particular interest to cancer biology are chimeric transcripts which result in the overexpression of oncogenes, </text:span><text:span text:style-name="T211">such as </text:span><text:span text:style-name="T251">previously</text:span><text:span text:style-name="T211"> identified</text:span><text:span text:style-name="T316"> </text:span><text:span text:style-name="T317">in Hodgkins Lymphoma for</text:span><text:span text:style-name="T316"> </text:span><text:span text:style-name="T170">IRF5</text:span><text:span text:style-name="T316"> and </text:span><text:span text:style-name="T170">CSF1R</text:span><text:span text:style-name="T316">.</text:span></text:p>
      <text:p text:style-name="P88"/>
      <text:p text:style-name="P85"><text:soft-page-break/><text:span text:style-name="T172">Alternative </text:span><text:span text:style-name="T220">filtering</text:span><text:span text:style-name="T172"> settings exist and are continually ad</text:span><text:span text:style-name="T220">d</text:span><text:span text:style-name="T172">ed based on the </text:span><text:span text:style-name="T220">experimental demand</text:span><text:span text:style-name="T172"> such as; '</text:span><text:span text:style-name="T145">screen'</text:span><text:span text:style-name="T172">, </text:span><text:span text:style-name="T220">a</text:span><text:span text:style-name="T172"> sensitive but error-prone (exonizations called as initiations) method or; '</text:span><text:span text:style-name="T145">drivers',</text:span><text:span text:style-name="T172"> </text:span><text:span text:style-name="T220">detection of</text:span><text:span text:style-name="T172"> TE-initiated transcripts which </text:span><text:span text:style-name="T220">are</text:span><text:span text:style-name="T172"> exclusively transcribed from </text:span><text:span text:style-name="T220">TEs</text:span><text:span text:style-name="T172">. Each of these <text:s/>settings are customizable and should be tailored towards an individual projects requirements.</text:span></text:p>
      <text:p text:style-name="P58"/>
      <text:p text:style-name="P89">These analyses <text:span text:style-name="T397">and filters</text:span> are <text:span text:style-name="T397">applied</text:span> independent for each RNAseq library and a standard .lion file is created. Sets of .lion files (that is sets of RNAseq <text:span text:style-name="T408">library analyses</text:span>) are then grouped into <text:span text:style-name="T371">a merged .lion</text:span><text:span text:style-name="T373">s</text:span><text:span text:style-name="T371"> file for set-based comparisons.</text:span></text:p>
      <text:p text:style-name="P59"/>
      <text:p text:style-name="P90">Brunswick: Artificial Neural Network-based Classifier</text:p>
      <text:p text:style-name="P91"/>
      <text:p text:style-name="P91">A human-decided algorithm is ultimately bias<text:span text:style-name="T404">ed,</text:span> so an alternative and arguably more empirical approach is to use machine learning to train <text:span text:style-name="T145">LIONS</text:span> on a simulated data set in which ground-truth is known. With this motivation the sub-package <text:span text:style-name="T145">Brunswick </text:span><text:span text:style-name="T406">which trains and incorporates an artificial neural network (ANN) classifier </text:span>was developed and the <text:span text:style-name="T145">transcriptomeANN</text:span> mode for <text:span text:style-name="T145">LIONS</text:span> was <text:span text:style-name="T406">implemented</text:span>.</text:p>
      <text:p text:style-name="P91"/>
      <text:p text:style-name="P91">Starting with <text:span text:style-name="T401">aligned RNAseq from </text:span>H1esc <text:span text:style-name="T401">and</text:span> K562, <text:s/><text:span text:style-name="T401">simulated transcriptomes were generated. First the top 20,000 expressed transcripts in </text:span><text:span text:style-name="T152">gencode (v19) </text:span><text:span text:style-name="T401">in K562 and the top 20,000 expressed contigs from the H1esc assembly were selected as the basis for the simulated transcriptome. </text:span><text:span text:style-name="T152">FluxSimulator</text:span><text:span text:style-name="T401"> was then used to generate paired-end fastq at 5, 30, 100 and 200 millions reads in H1esc and 25, 100 and 200 million reads in K562 using a reference </text:span><text:span text:style-name="T152">hg19 </text:span><text:span text:style-name="T401">sequence.</text:span></text:p>
      <text:p text:style-name="P92"/>
      <text:p text:style-name="P93">The simulated data are then processed by <text:span text:style-name="T145">LIONS</text:span> <text:s/>to generate the raw calculation files (.pc.lcsv) for each parameter (Supplementary Figure 1). The<text:span text:style-name="T401"> </text:span>starting<text:span text:style-name="T401"> </text:span>simulation transcriptome<text:span text:style-name="T401"> </text:span>TSSs<text:span text:style-name="T401"> and </text:span><text:span text:style-name="T152">East Lions </text:span><text:span text:style-name="T401">analysis </text:span>files were then parsed and merged in <text:span text:style-name="T145">R </text:span>and 2/3 of the cases <text:span text:style-name="T402">( N = XXXX )</text:span> were designated ‘training set’ and the remaining 1/3 of cases <text:span text:style-name="T402">( N = XXXX )</text:span> were excluded and designated ‘testing set’. In such a strategy the models are blind to the testing data and a fair assessment of the models performance can be measured, <text:span text:style-name="T409">this prevents</text:span> ‘over training’ the model to be exceptionally good at dealing with training data but failing to classify real data accurately.</text:p>
      <text:p text:style-name="P93"/>
      <text:p text:style-name="P94"><text:span text:style-name="T403">The R package, </text:span><text:span text:style-name="T153">neuralnet</text:span><text:span text:style-name="T403"> {ref} was used to generate random starting neural networks using the ‘rprop+’ or resilient back-propagation with weight backtracking algorithm {ref} for optimization of classification network based on the linear combination of the same parameters as the rational human algorithm. The ANN architecture is shown in Supplementary Figure XXX. ~10,000 CPU hours of training was ran with the final three output </text:span><text:span text:style-name="T153">transcriptomeANN</text:span><text:span text:style-name="T403"> models (for each of Up, UpEdge, and Einside intersection cases) selected as the best performing models.</text:span></text:p>
      <text:p text:style-name="P60"/>
      <text:p text:style-name="P78">Operating Characteristics</text:p>
      <text:p text:style-name="P61"/>
      <text:p text:style-name="P61">To test the performance of the <text:span text:style-name="T145">LIONS </text:span>classification, a simulation of RNA-seq data was generated to benchmark the <text:s/>operating characteristics of the classifier. <text:span text:style-name="T411">Starting with </text:span><text:span text:style-name="T412">aligned RNAseq from </text:span><text:span text:style-name="T411">H1esc </text:span><text:span text:style-name="T412">and</text:span><text:span text:style-name="T411"> K562, <text:s/></text:span><text:span text:style-name="T412">simulated transcriptomes were generated. First the top 20,000 expressed transcripts in </text:span><text:span text:style-name="T414">gencode (v19) </text:span><text:span text:style-name="T412">in K562 and the top 20,000 expressed contigs from the H1esc assembly were selected as the basis for the simulated transcriptome. </text:span><text:span text:style-name="T414">FluxSimulator</text:span><text:span text:style-name="T412"> was then used to generate paired-end fastq at 5, 30, 100 and 200 millions reads in H1esc and 25, 100 and 200 million reads in K562 using a reference </text:span><text:span text:style-name="T414">hg19 </text:span><text:span text:style-name="T412">sequence.</text:span></text:p>
      <text:p text:style-name="P95"><text:soft-page-break/></text:p>
      <text:p text:style-name="P62"><text:span text:style-name="T410">The simulated data are then processed by </text:span><text:span text:style-name="T413">LIONS </text:span><text:span text:style-name="T415">and the expected input transcriptomes are defined as a ‘ground truth’ which can be tested against.</text:span></text:p>
      <text:p text:style-name="P63"/>
      <text:p text:style-name="P86"><text:span text:style-name="T313">West</text:span><text:span text:style-name="T312"> Lion:</text:span><text:span text:style-name="T340"> </text:span><text:span text:style-name="T341">Comparison and Analysis of TE-</text:span><text:span text:style-name="T342">initiated</text:span><text:span text:style-name="T341"> Transcripts Set</text:span></text:p>
      <text:p text:style-name="P88"/>
      <text:p text:style-name="P79">Recurrent and Group-specific Transcription</text:p>
      <text:p text:style-name="P64">Grouping and comparing sets of TE-initiated transcripts is of central importance <text:span text:style-name="T416">to understanding the biology of their activity</text:span>. TE-initiated transcripts are more variable then non-TE transcripts across biological replicates [Figure 4 – CAGE IDR] and therefore the signals from individual transcriptomes <text:span text:style-name="T407">are</text:span> noisy. <text:span text:style-name="T374">The reasoning then is that grouping TE-initiated transcripts across biological replicates and asking which transcripts are recurrent will enrich for TE-initiated transcripts of consequence. In a similar line of reasoning, comparing one biological group against another can identify TE-initiated transcripts, or even classes of TEs which are more transcriptionally active in one grouping of transcriptomes against another.</text:span></text:p>
      <text:p text:style-name="P64"/>
      <text:p text:style-name="P65">To detect <text:span text:style-name="T375">recurrent</text:span> TE-initiated <text:span text:style-name="T375">transcripts between libraries with different assemblies, the TEs which initiate transcription are considered. The recurrence cut-off parameter is the number or proportion of libraries within a biological group that a given TE initiating transcription is required to be present. In contrast, the specificity cut-off is the number or proportion of comparison (control) libraries the initiating TE is present in. Together, TEs which have greater then the recurrent cut-off and less then the specificity parameter cut-off are considered recurrent and specific TE-initiated transcripts for a group (Figure 1B).</text:span></text:p>
      <text:p text:style-name="P65"/>
      <text:p text:style-name="P8"><text:span text:style-name="T217">A clear case in which recurrent and biological-group specific TE-initiated transcripts is significant is in cancer biology. The onco-exaptation hypothesis</text:span><text:reference-mark-start text:name="ZOTERO_ITEM CSL_CITATION {&quot;citationID&quot;:&quot;facqrak6k&quot;,&quot;properties&quot;:{&quot;formattedCitation&quot;:&quot;(12)&quot;,&quot;plainCitation&quot;:&quot;(12)&quot;},&quot;citationItems&quot;:[{&quot;id&quot;:722,&quot;uris&quot;:[&quot;http://zotero.org/users/607191/items/BKPCKNWQ&quot;],&quot;uri&quot;:[&quot;http://zotero.org/users/607191/items/BKPCKNWQ&quot;],&quot;itemData&quot;:{&quot;id&quot;:722,&quot;type&quot;:&quot;article-journal&quot;,&quot;title&quot;:&quot;Onco-exaptation of an endogenous retroviral LTR drives IRF5 expression in Hodgkin lymphoma&quot;,&quot;container-title&quot;:&quot;Oncogene&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Oncogene advance online publication, 17 August 2015; doi:10.1038/onc.2015.308.&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5&quot;,8,17]]},&quot;PMID&quot;:&quot;26279299&quot;}}],&quot;schema&quot;:&quot;https://github.com/citation-style-language/schema/raw/master/csl-citation.json&quot;} RNDu0l6b5vsH6"/><text:span text:style-name="T217">(12)</text:span><text:reference-mark-end text:name="ZOTERO_ITEM CSL_CITATION {&quot;citationID&quot;:&quot;facqrak6k&quot;,&quot;properties&quot;:{&quot;formattedCitation&quot;:&quot;(12)&quot;,&quot;plainCitation&quot;:&quot;(12)&quot;},&quot;citationItems&quot;:[{&quot;id&quot;:722,&quot;uris&quot;:[&quot;http://zotero.org/users/607191/items/BKPCKNWQ&quot;],&quot;uri&quot;:[&quot;http://zotero.org/users/607191/items/BKPCKNWQ&quot;],&quot;itemData&quot;:{&quot;id&quot;:722,&quot;type&quot;:&quot;article-journal&quot;,&quot;title&quot;:&quot;Onco-exaptation of an endogenous retroviral LTR drives IRF5 expression in Hodgkin lymphoma&quot;,&quot;container-title&quot;:&quot;Oncogene&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Oncogene advance online publication, 17 August 2015; doi:10.1038/onc.2015.308.&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5&quot;,8,17]]},&quot;PMID&quot;:&quot;26279299&quot;}}],&quot;schema&quot;:&quot;https://github.com/citation-style-language/schema/raw/master/csl-citation.json&quot;} RNDu0l6b5vsH6"/><text:span text:style-name="T217"> predicts that </text:span><text:span text:style-name="T218">the </text:span><text:span text:style-name="T217">highly variable TE-initiated transcripts can be selected for during cancer evolution and therefore </text:span><text:span text:style-name="T218">transcripts </text:span><text:span text:style-name="T217">recurrent and cancer-specific are enriched for oncogenes </text:span><text:span text:style-name="T221">or transcripts involved in the biology of the cancer.</text:span></text:p>
      <text:p text:style-name="P7"/>
      <text:p text:style-name="P69">Data Sets</text:p>
      <text:p text:style-name="P82"><text:span text:style-name="T300">ENCODE </text:span><text:span text:style-name="T301">training </text:span><text:span text:style-name="T299">RNAseq </text:span><text:span text:style-name="T300">fastq </text:span><text:span text:style-name="T301">files</text:span><text:span text:style-name="T300"> was downloaded</text:span><text:span text:style-name="T299"> from the UCSC ENCODE ftp site. </text:span><text:span text:style-name="T301">Hodgkins Lyphoma, primary B-cell and primary mediastinal Large B-cell lymphoma bam files were converted to fastq for re-analysis by LIONS. </text:span><text:span text:style-name="T302">Accession details can be found in Supplementary Table 1. </text:span><text:span text:style-name="T304">Whole cell poly-A+</text:span><text:span text:style-name="T302"> </text:span><text:span text:style-name="T303">CAGE </text:span><text:span text:style-name="T304">TSS</text:span><text:span text:style-name="T303"> hidden markov model</text:span><text:span text:style-name="T304"> predictions for K562, GM12878 and H1 were downloaded from the UCSC genome </text:span><text:span text:style-name="T305">browser</text:span><text:span text:style-name="T304">.</text:span></text:p>
      <text:p text:style-name="P68"/>
      <text:p text:style-name="P75">Evaluation of LIONS</text:p>
      <text:p text:style-name="P12"/>
      <text:p text:style-name="P16"><text:span text:style-name="T149">M</text:span><text:span text:style-name="T145">olecular Validation</text:span></text:p>
      <text:p text:style-name="P74"/>
      <text:p text:style-name="P6">Discussion</text:p>
      <text:p text:style-name="P13"/>
      <text:p text:style-name="P67">Further <text:span text:style-name="T349">Development of LIONS</text:span></text:p>
      <text:p text:style-name="P67"/>
      <text:p text:style-name="Standard"><text:span text:style-name="T293">The preceding principals of local RNA sequencing analysis to distinguish TEs in which transcription initiates from exonization or termination can also be seen as a specific-case of the </text:span><text:span text:style-name="T167">ab initio </text:span><text:span text:style-name="T293">RNA-seq </text:span><text:soft-page-break/><text:span text:style-name="T293">assembly problem. Local calculations used in LIONS, namely read threading and upstream coverage could be generalized to the entire </text:span><text:span text:style-name="T306">transcriptome</text:span><text:span text:style-name="T293">. Further refinement of these methods (such as inclusion of aligned-strand bias measures</text:span><text:reference-mark-start text:name="ZOTERO_ITEM CSL_CITATION {&quot;citationID&quot;:&quot;cphdf4mlp&quot;,&quot;properties&quot;:{&quot;formattedCitation&quot;:&quot;(26)&quot;,&quot;plainCitation&quot;:&quot;(26)&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PMID&quot;:&quot;19181841&quot;,&quot;PMCID&quot;:&quot;PMC2665784&quot;}}],&quot;schema&quot;:&quot;https://github.com/citation-style-language/schema/raw/master/csl-citation.json&quot;} RNDzKS4O2VUJ7"/><text:span text:style-name="T293">(26)</text:span><text:reference-mark-end text:name="ZOTERO_ITEM CSL_CITATION {&quot;citationID&quot;:&quot;cphdf4mlp&quot;,&quot;properties&quot;:{&quot;formattedCitation&quot;:&quot;(26)&quot;,&quot;plainCitation&quot;:&quot;(26)&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PMID&quot;:&quot;19181841&quot;,&quot;PMCID&quot;:&quot;PMC2665784&quot;}}],&quot;schema&quot;:&quot;https://github.com/citation-style-language/schema/raw/master/csl-citation.json&quot;} RNDzKS4O2VUJ7"/><text:span text:style-name="T293">), possibly based on a Hidden Markov Model </text:span><text:span text:style-name="T311">or machine-learning </text:span><text:span text:style-name="T294">trained </text:span><text:span text:style-name="T293">to detect the molecular </text:span><text:span text:style-name="T294">signature</text:span><text:span text:style-name="T293"> of TSSs could be used </text:span><text:span text:style-name="T294">to improve the accuracy of transcript assembly.</text:span></text:p>
      <text:p text:style-name="Standard"/>
      <text:p text:style-name="Standard"><text:span text:style-name="T294">T</text:span><text:span text:style-name="T296">he </text:span><text:span text:style-name="T295">focus of the</text:span><text:span text:style-name="T296"> LIONS </text:span><text:span text:style-name="T295">suite on transcriptional initiation is the low-hanging fruit for TE-gene interactions. Additional analysis of the lions clusters may quickly yield TE sets which are incorporated into transcripts, such as TE-derived splice acceptors and donors in the newly classified characterized exitrons. </text:span><text:reference-mark-start text:name="ZOTERO_ITEM CSL_CITATION {&quot;citationID&quot;:&quot;nri4rf1oo&quot;,&quot;properties&quot;:{&quot;formattedCitation&quot;:&quot;(27)&quot;,&quot;plainCitation&quot;:&quot;(27)&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PMID&quot;:&quot;26149172&quot;}}],&quot;schema&quot;:&quot;https://github.com/citation-style-language/schema/raw/master/csl-citation.json&quot;} RNDqQkqNUGMgW"/><text:span text:style-name="T295">(27)</text:span><text:reference-mark-end text:name="ZOTERO_ITEM CSL_CITATION {&quot;citationID&quot;:&quot;nri4rf1oo&quot;,&quot;properties&quot;:{&quot;formattedCitation&quot;:&quot;(27)&quot;,&quot;plainCitation&quot;:&quot;(27)&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PMID&quot;:&quot;26149172&quot;}}],&quot;schema&quot;:&quot;https://github.com/citation-style-language/schema/raw/master/csl-citation.json&quot;} RNDqQkqNUGMgW"/><text:span text:style-name="T295"> Anecdotally, one of the largest difficulties in developing LIONS was distinguishing the true initiation events from exitron-like events which occurred with TE. </text:span><text:span text:style-name="T307">This distinction is also one of the greatest limitations of previous studies looking at TE-derived transcriptomes </text:span><text:reference-mark-start text:name="ZOTERO_ITEM CSL_CITATION {&quot;citationID&quot;:&quot;13f9ogs5je&quot;,&quot;properties&quot;:{&quot;formattedCitation&quot;:&quot;(18,19,22)&quot;,&quot;plainCitation&quot;:&quot;(18,19,2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PMID&quot;:&quot;22761958&quot;,&quot;PMCID&quot;:&quot;PMC3386233&quot;}}],&quot;schema&quot;:&quot;https://github.com/citation-style-language/schema/raw/master/csl-citation.json&quot;} RND8zrFx72FXx"/>(18,19,22)<text:reference-mark-end text:name="ZOTERO_ITEM CSL_CITATION {&quot;citationID&quot;:&quot;13f9ogs5je&quot;,&quot;properties&quot;:{&quot;formattedCitation&quot;:&quot;(18,19,22)&quot;,&quot;plainCitation&quot;:&quot;(18,19,2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PMID&quot;:&quot;21624812&quot;,&quot;PMCID&quot;:&quot;PMC3857791&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PMID&quot;:&quot;25927889&quot;,&quot;PMCID&quot;:&quot;PMC4422309&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PMID&quot;:&quot;22761958&quot;,&quot;PMCID&quot;:&quot;PMC3386233&quot;}}],&quot;schema&quot;:&quot;https://github.com/citation-style-language/schema/raw/master/csl-citation.json&quot;} RND8zrFx72FXx"/><text:span text:style-name="T396"> which did not make this distinction.</text:span></text:p>
      <text:p text:style-name="P81"><text:span text:style-name="T295">T</text:span><text:span text:style-name="T292">he source code for all LIONS components </text:span><text:span text:style-name="T297">are</text:span><text:span text:style-name="T292"> available at </text:span><text:a xlink:type="simple" xlink:href="http://www.github.com/ababaian/LIONS" text:style-name="Internet_20_link" text:visited-style-name="Visited_20_Internet_20_Link">www.github.com/ababaian/LIONS</text:a><text:span text:style-name="T292"> </text:span><text:span text:style-name="T297">and all analyses are based on a standard .lions output file. Standardization was performed to encourage users to share </text:span><text:span text:style-name="T298">down-stream </text:span><text:span text:style-name="T297">analysis scripts such that graphs and statistics of TEs </text:span><text:span text:style-name="T298">could be</text:span><text:span text:style-name="T297"> reproducible and </text:span><text:span text:style-name="T298">applied to different</text:span><text:span text:style-name="T297"> data-sets </text:span><text:span text:style-name="T298">quickly</text:span><text:span text:style-name="T297">.</text:span></text:p>
      <text:p text:style-name="P18"/>
      <text:p text:style-name="P70">Limitations of LIONS</text:p>
      <text:p text:style-name="P28"/>
      <text:p text:style-name="P28">- <text:span text:style-name="T421">LTR as genetic exploit for evolution</text:span></text:p>
      <text:p text:style-name="P28">- <text:span text:style-name="T422">access novel transcriptional programs</text:span></text:p>
      <text:p text:style-name="P28"><text:tab/></text:p>
      <text:p text:style-name="P19"><text:span text:style-name="T337">- </text:span><text:span text:style-name="T338">Bidirectionally active promoters with non-stranded RNAseq</text:span></text:p>
      <text:p text:style-name="P19"><text:span text:style-name="T338">* </text:span><text:span text:style-name="T339">Proportion of TEs which are bidirectional by CAGE</text:span></text:p>
      <text:p text:style-name="P22"><text:span text:style-name="T343">L</text:span><text:span text:style-name="T337">oci-</text:span><text:span text:style-name="T343">centric analysis as well as assembly</text:span><text:span text:style-name="T337"> of RNAseq will have </text:span><text:span text:style-name="T343">inherent difficulty</text:span><text:span text:style-name="T337"> in areas of high transcriptional complexity, such as strong bi-directional promoters </text:span><text:span text:style-name="T344">and</text:span><text:span text:style-name="T337"> </text:span><text:span text:style-name="T345">TSSs within exons (repeat inside exon cases). Although if a library and assembly is strand-specific some of this ambiguity could be resolved. </text:span></text:p>
      <text:p text:style-name="P73"/>
      <text:p text:style-name="P67"><text:span text:style-name="T398">Specific sub-groups of L</text:span>TR <text:span text:style-name="T398">usage </text:span>as a biomarker <text:span text:style-name="T398">of disease</text:span></text:p>
      <text:p text:style-name="Standard"><text:span text:style-name="T308">Amongst the most promising applications of LIONS is the capacity to discriminate TE-</text:span><text:span text:style-name="T309">initiated</text:span><text:span text:style-name="T308"> transcript isoforms of diseased tissue relative to healthy or non-diseased controls. The best characterized example of this is of course the THE1B LTR driven </text:span><text:span text:style-name="T168">CSF1R</text:span><text:span text:style-name="T308"> chimera in HL where-as healthy B-cells don't express </text:span><text:span text:style-name="T168">CSF1R</text:span><text:span text:style-name="T308"> and macrophages which do express it, strictly use the native promoter. </text:span><text:reference-mark-start text:name="ZOTERO_ITEM CSL_CITATION {&quot;citationID&quot;:&quot;10g8ojjs0s&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ZTyKpuL3Um"/><text:span text:style-name="T308">(11)</text:span><text:reference-mark-end text:name="ZOTERO_ITEM CSL_CITATION {&quot;citationID&quot;:&quot;10g8ojjs0s&quot;,&quot;properties&quot;:{&quot;formattedCitation&quot;:&quot;(11)&quot;,&quot;plainCitation&quot;:&quot;(11)&quot;},&quot;citationItems&quot;:[{&quot;id&quot;:237,&quot;uris&quot;:[&quot;http://zotero.org/users/607191/items/SNHDZH9Q&quot;],&quot;uri&quot;:[&quot;http://zotero.org/users/607191/items/SNHDZH9Q&quot;],&quot;itemData&quot;:{&quot;id&quot;:237,&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NCBI 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PMID&quot;:&quot;20436485&quot;}}],&quot;schema&quot;:&quot;https://github.com/citation-style-language/schema/raw/master/csl-citation.json&quot;} RNDZTyKpuL3Um"/><text:span text:style-name="T308"> </text:span><text:span text:style-name="T309">In a micro-dissected microarray study of primary HL cells, </text:span><text:span text:style-name="T308">CSF1R expression </text:span><text:span text:style-name="T309">correlated with poor patient outcome. </text:span><text:reference-mark-start text:name="ZOTERO_ITEM CSL_CITATION {&quot;citationID&quot;:&quot;1ph8kvv2ek&quot;,&quot;properties&quot;:{&quot;formattedCitation&quot;:&quot;(28)&quot;,&quot;plainCitation&quot;:&quot;(28)&quot;},&quot;citationItems&quot;:[{&quot;id&quot;:21,&quot;uris&quot;:[&quot;http://zotero.org/users/607191/items/3MNWBN6T&quot;],&quot;uri&quot;:[&quot;http://zotero.org/users/607191/items/3MNWBN6T&quot;],&quot;itemData&quot;:{&quot;id&quot;:21,&quot;type&quot;:&quot;article-journal&quot;,&quot;title&quot;:&quot;Gene expression profiling of microdissected Hodgkin Reed-Sternberg cells correlates with treatment outcome in classical Hodgkin lymphoma&quot;,&quot;container-title&quot;:&quot;Blood&quot;,&quot;page&quot;:&quot;3530-3540&quot;,&quot;volume&quot;:&quot;120&quot;,&quot;issue&quot;:&quot;17&quot;,&quot;source&quot;:&quot;bloodjournal.hematologylibrary.org&quot;,&quot;abstract&quot;:&quot;In classical Hodgkin lymphoma (CHL), 20%-30% of patients experience relapse or progressive disease after initial treatment. The pathogenesis and biology of treatment failure are still poorly understood, in part because the molecular phenotype of the rare malignant Hodgkin Reed-Sternberg (HRS) cells is difficult to study. Here we examined microdissected HRS cells from 29 CHL patients and 5 CHL-derived cell lines by gene expression profiling. We found significant overlap of HL-specific gene expression in primary HRS cells and HL cell lines, but also differences, including surface receptor signaling pathways. Using integrative analysis tools, we identified target genes with expression levels that significantly correlated with genomic copy-number changes in primary HRS cells. Furthermore, we found a macrophage-like signature in HRS cells that significantly correlated with treatment failure. CSF1R is a representative of this signature, and its expression was significantly associated with progression-free and overall survival in an independent set of 132 patients assessed by mRNA in situ hybridization. A combined score of CSF1R in situ hybridization and CD68 immunohistochemistry was an independent predictor for progression-free survival in multivariate analysis. In summary, our data reveal novel insights into the pathobiology of treatment failure and suggest CSF1R as a drug target of at-risk CHL.&quot;,&quot;DOI&quot;:&quot;10.1182/blood-2012-06-439570&quot;,&quot;ISSN&quot;:&quot;0006-4971, 1528-0020&quot;,&quot;note&quot;:&quot;In classical Hodgkin lymphoma (CHL), 20%-30% of patients experience relapse or progressive disease after initial treatment. The pathogenesis and biology of treatment failure are still poorly understood, in part because the molecular phenotype of the rare malignant Hodgkin Reed-Sternberg (HRS) cells is difficult to study. Here we examined microdissected HRS cells from 29 CHL patients and 5 CHL-derived cell lines by gene expression profiling. We found significant overlap of HL-specific gene expression in primary HRS cells and HL cell lines, but also differences, including surface receptor signaling pathways. Using integrative analysis tools, we identified target genes with expression levels that significantly correlated with genomic copy-number changes in primary HRS cells. Furthermore, we found a macrophage-like signature in HRS cells that significantly correlated with treatment failure. CSF1R is a representative of this signature, and its expression was significantly associated with progression-free and overall survival in an independent set of 132 patients assessed by mRNA in situ hybridization. A combined score of CSF1R in situ hybridization and CD68 immunohistochemistry was an independent predictor for progression-free survival in multivariate analysis. In summary, our data reveal novel insights into the pathobiology of treatment failure and suggest CSF1R as a drug target of at-risk CHL.\nPMID: 22955918&quot;,&quot;language&quot;:&quot;en&quot;,&quot;author&quot;:[{&quot;family&quot;:&quot;Steidl&quot;,&quot;given&quot;:&quot;Christian&quot;},{&quot;family&quot;:&quot;Diepstra&quot;,&quot;given&quot;:&quot;Arjan&quot;},{&quot;family&quot;:&quot;Lee&quot;,&quot;given&quot;:&quot;Tang&quot;},{&quot;family&quot;:&quot;Chan&quot;,&quot;given&quot;:&quot;Fong Chun&quot;},{&quot;family&quot;:&quot;Farinha&quot;,&quot;given&quot;:&quot;Pedro&quot;},{&quot;family&quot;:&quot;Tan&quot;,&quot;given&quot;:&quot;King&quot;},{&quot;family&quot;:&quot;Telenius&quot;,&quot;given&quot;:&quot;Adele&quot;},{&quot;family&quot;:&quot;Barclay&quot;,&quot;given&quot;:&quot;Lorena&quot;},{&quot;family&quot;:&quot;Shah&quot;,&quot;given&quot;:&quot;Sohrab P.&quot;},{&quot;family&quot;:&quot;Connors&quot;,&quot;given&quot;:&quot;Joseph M.&quot;},{&quot;family&quot;:&quot;Berg&quot;,&quot;given&quot;:&quot;Anke&quot;,&quot;non-dropping-particle&quot;:&quot;van den&quot;},{&quot;family&quot;:&quot;Gascoyne&quot;,&quot;given&quot;:&quot;Randy D.&quot;}],&quot;issued&quot;:{&quot;date-parts&quot;:[[&quot;2012&quot;,10,25]]},&quot;PMID&quot;:&quot;22955918&quot;}}],&quot;schema&quot;:&quot;https://github.com/citation-style-language/schema/raw/master/csl-citation.json&quot;} RNDPbfxugxdS6"/><text:span text:style-name="T309">(28)</text:span><text:reference-mark-end text:name="ZOTERO_ITEM CSL_CITATION {&quot;citationID&quot;:&quot;1ph8kvv2ek&quot;,&quot;properties&quot;:{&quot;formattedCitation&quot;:&quot;(28)&quot;,&quot;plainCitation&quot;:&quot;(28)&quot;},&quot;citationItems&quot;:[{&quot;id&quot;:21,&quot;uris&quot;:[&quot;http://zotero.org/users/607191/items/3MNWBN6T&quot;],&quot;uri&quot;:[&quot;http://zotero.org/users/607191/items/3MNWBN6T&quot;],&quot;itemData&quot;:{&quot;id&quot;:21,&quot;type&quot;:&quot;article-journal&quot;,&quot;title&quot;:&quot;Gene expression profiling of microdissected Hodgkin Reed-Sternberg cells correlates with treatment outcome in classical Hodgkin lymphoma&quot;,&quot;container-title&quot;:&quot;Blood&quot;,&quot;page&quot;:&quot;3530-3540&quot;,&quot;volume&quot;:&quot;120&quot;,&quot;issue&quot;:&quot;17&quot;,&quot;source&quot;:&quot;bloodjournal.hematologylibrary.org&quot;,&quot;abstract&quot;:&quot;In classical Hodgkin lymphoma (CHL), 20%-30% of patients experience relapse or progressive disease after initial treatment. The pathogenesis and biology of treatment failure are still poorly understood, in part because the molecular phenotype of the rare malignant Hodgkin Reed-Sternberg (HRS) cells is difficult to study. Here we examined microdissected HRS cells from 29 CHL patients and 5 CHL-derived cell lines by gene expression profiling. We found significant overlap of HL-specific gene expression in primary HRS cells and HL cell lines, but also differences, including surface receptor signaling pathways. Using integrative analysis tools, we identified target genes with expression levels that significantly correlated with genomic copy-number changes in primary HRS cells. Furthermore, we found a macrophage-like signature in HRS cells that significantly correlated with treatment failure. CSF1R is a representative of this signature, and its expression was significantly associated with progression-free and overall survival in an independent set of 132 patients assessed by mRNA in situ hybridization. A combined score of CSF1R in situ hybridization and CD68 immunohistochemistry was an independent predictor for progression-free survival in multivariate analysis. In summary, our data reveal novel insights into the pathobiology of treatment failure and suggest CSF1R as a drug target of at-risk CHL.&quot;,&quot;DOI&quot;:&quot;10.1182/blood-2012-06-439570&quot;,&quot;ISSN&quot;:&quot;0006-4971, 1528-0020&quot;,&quot;note&quot;:&quot;In classical Hodgkin lymphoma (CHL), 20%-30% of patients experience relapse or progressive disease after initial treatment. The pathogenesis and biology of treatment failure are still poorly understood, in part because the molecular phenotype of the rare malignant Hodgkin Reed-Sternberg (HRS) cells is difficult to study. Here we examined microdissected HRS cells from 29 CHL patients and 5 CHL-derived cell lines by gene expression profiling. We found significant overlap of HL-specific gene expression in primary HRS cells and HL cell lines, but also differences, including surface receptor signaling pathways. Using integrative analysis tools, we identified target genes with expression levels that significantly correlated with genomic copy-number changes in primary HRS cells. Furthermore, we found a macrophage-like signature in HRS cells that significantly correlated with treatment failure. CSF1R is a representative of this signature, and its expression was significantly associated with progression-free and overall survival in an independent set of 132 patients assessed by mRNA in situ hybridization. A combined score of CSF1R in situ hybridization and CD68 immunohistochemistry was an independent predictor for progression-free survival in multivariate analysis. In summary, our data reveal novel insights into the pathobiology of treatment failure and suggest CSF1R as a drug target of at-risk CHL.\nPMID: 22955918&quot;,&quot;language&quot;:&quot;en&quot;,&quot;author&quot;:[{&quot;family&quot;:&quot;Steidl&quot;,&quot;given&quot;:&quot;Christian&quot;},{&quot;family&quot;:&quot;Diepstra&quot;,&quot;given&quot;:&quot;Arjan&quot;},{&quot;family&quot;:&quot;Lee&quot;,&quot;given&quot;:&quot;Tang&quot;},{&quot;family&quot;:&quot;Chan&quot;,&quot;given&quot;:&quot;Fong Chun&quot;},{&quot;family&quot;:&quot;Farinha&quot;,&quot;given&quot;:&quot;Pedro&quot;},{&quot;family&quot;:&quot;Tan&quot;,&quot;given&quot;:&quot;King&quot;},{&quot;family&quot;:&quot;Telenius&quot;,&quot;given&quot;:&quot;Adele&quot;},{&quot;family&quot;:&quot;Barclay&quot;,&quot;given&quot;:&quot;Lorena&quot;},{&quot;family&quot;:&quot;Shah&quot;,&quot;given&quot;:&quot;Sohrab P.&quot;},{&quot;family&quot;:&quot;Connors&quot;,&quot;given&quot;:&quot;Joseph M.&quot;},{&quot;family&quot;:&quot;Berg&quot;,&quot;given&quot;:&quot;Anke&quot;,&quot;non-dropping-particle&quot;:&quot;van den&quot;},{&quot;family&quot;:&quot;Gascoyne&quot;,&quot;given&quot;:&quot;Randy D.&quot;}],&quot;issued&quot;:{&quot;date-parts&quot;:[[&quot;2012&quot;,10,25]]},&quot;PMID&quot;:&quot;22955918&quot;}}],&quot;schema&quot;:&quot;https://github.com/citation-style-language/schema/raw/master/csl-citation.json&quot;} RNDPbfxugxdS6"/><text:span text:style-name="T309"> Expression of this single gene may be prognostic and it remains to be seen if the addition of ther such chimera, such as LOR1a-</text:span><text:span text:style-name="T169">IRF5,</text:span><text:span text:style-name="T309"> could further stratify patients. The advantage of using such recurrent and specific chimeric transcripts is that the TE-exon junctions create unique RNA sequences which could be used to screen for disease-associated transcripts in impure </text:span><text:span text:style-name="T310">patient</text:span><text:span text:style-name="T309"> samples.</text:span></text:p>
      <text:p text:style-name="Standard"><text:line-break/><text:span text:style-name="T399">A broader and perhaps more interesting approach would be to determine if transcription from certain sets of TEs could predict and sub-classify disease-associated transcriptomes. TE sequences require transcription factor binding and presumably favorable epigenetic environments to be transcribed, even then it's unlikely certain that a specific TE locus is actively transcbied in a particular sample, but instead has a higher likelihood of being active. So while individual TE experssion is highly variable </text:span><text:soft-page-break/><text:span text:style-name="T399">between biological replicates, a grouping of related TEs may reveal that a certain cellular condition exists which allows transcription from a a set of otherwise dormant TEs. These groups naturally would be the TEs subclassifications (class, family and name). By using homology-based groupings one is in turn measuring the outcome of a complex molecular state in the nucleus. Returning to our example of HL, </text:span></text:p>
      <text:p text:style-name="P67"/>
      <text:p text:style-name="P67">- <text:span text:style-name="T348">onco-expatation hypothesis</text:span></text:p>
      <text:p text:style-name="P101">References</text:p>
      <text:section text:style-name="Sect1" text:name="ZOTERO_BIBL {&quot;custom&quot;:[]} CSL_BIBLIOGRAPHY RND8YAexuwu3v">
        <text:p text:style-name="Bibliography_20_1">1. <text:tab/>Rebollo R, Romanish MT, Mager DL. Transposable elements: an abundant and natural source of regulatory sequences for host genes. Annu Rev Genet. 2012;46:21–42. </text:p>
        <text:p text:style-name="Bibliography_20_1">2. <text:tab/>Rebollo R, Farivar S, Mager DL. C-GATE - catalogue of genes affected by transposable elements. Mob DNA. 2012;3(1):9. </text:p>
        <text:p text:style-name="Bibliography_20_1">3. <text:tab/>Feschotte C. Transposable elements and the evolution of regulatory networks. Nat Rev Genet. 2008 May;9(5):397–405. </text:p>
        <text:p text:style-name="Bibliography_20_1">4. <text:tab/>Faulkner GJ, Kimura Y, Daub CO, Wani S, Plessy C, Irvine KM, et al. The regulated retrotransposon transcriptome of mammalian cells. Nat Genet. 2009 May;41(5):563–71. </text:p>
        <text:p text:style-name="Bibliography_20_1">5. <text:tab/>Kelley D, Rinn J. Transposable elements reveal a stem cell-specific class of long noncoding RNAs. Genome Biol. 2012 Nov 26;13(11):R107. </text:p>
        <text:p text:style-name="Bibliography_20_1">6. <text:tab/>Kapusta A, Kronenberg Z, Lynch VJ, Zhuo X, Ramsay L, Bourque G, et al. Transposable Elements Are Major Contributors to the Origin, Diversification, and Regulation of Vertebrate Long Noncoding RNAs. PLoS Genet. 2013 Apr 25;9(4):e1003470. </text:p>
        <text:p text:style-name="Bibliography_20_1">7. <text:tab/>Macfarlan TS, Gifford WD, Driscoll S, Lettieri K, Rowe HM, Bonanomi D, et al. Embryonic stem cell potency fluctuates with endogenous retrovirus activity. Nature. 2012 Jul 5;487(7405):57–63. </text:p>
        <text:p text:style-name="Bibliography_20_1">8. <text:tab/>Lu X, Sachs F, Ramsay L, Jacques P-É, Göke J, Bourque G, et al. The retrovirus HERVH is a long noncoding RNA required for human embryonic stem cell identity. Nat Struct Mol Biol. 2014 Apr;21(4):423–5. </text:p>
        <text:p text:style-name="Bibliography_20_1">9. <text:tab/>Wang J, Xie G, Singh M, Ghanbarian AT, Raskó T, Szvetnik A, et al. Primate-specific endogenous retrovirus-driven transcription defines naive-like stem cells. Nature. 2014 Dec 18;516(7531):405–9. </text:p>
        <text:p text:style-name="Bibliography_20_1">10. <text:tab/>Cohen CJ, Rebollo R, Babovic S, Dai EL, Robinson WP, Mager DL. Placenta-specific Expression of the Interleukin-2 (IL-2) Receptor β Subunit from an Endogenous Retroviral Promoter. J Biol Chem. 2011 Oct 14;286(41):35543–52. </text:p>
        <text:p text:style-name="Bibliography_20_1">11. <text:tab/>Lamprecht B, Walter K, Kreher S, Kumar R, Hummel M, Lenze D, et al. Derepression of an endogenous long terminal repeat activates the CSF1R proto-oncogene in human lymphoma. Nat Med. 2010 May;16(5):571–9, 1p following 579. </text:p>
        <text:p text:style-name="Bibliography_20_1">12. <text:tab/>Babaian A, Romanish MT, Gagnier L, Kuo LY, Karimi MM, Steidl C, et al. Onco-exaptation of an endogenous retroviral LTR drives IRF5 expression in Hodgkin lymphoma. Oncogene. 2015 Aug 17; </text:p>
        <text:p text:style-name="Bibliography_20_1">13. <text:tab/>Lock FE, Rebollo R, Miceli-Royer K, Gagnier L, Kuah S, Babaian A, et al. Distinct isoform of FABP7 revealed by screening for retroelement-activated genes in diffuse large B-cell lymphoma. Proc Natl Acad Sci U S A. 2014 Aug 26;111(34):E3534–43. </text:p>
        <text:p text:style-name="Bibliography_20_1">14. <text:tab/>van de Lagemaat LN, Landry J-R, Mager DL, Medstrand P. Transposable elements in mammals <text:soft-page-break/>promote regulatory variation and diversification of genes with specialized functions. Trends Genet TIG. 2003 Oct;19(10):530–6. </text:p>
        <text:p text:style-name="Bibliography_20_1">15. <text:tab/>Nigumann P, Redik K, Mätlik K, Speek M. Many human genes are transcribed from the antisense promoter of L1 retrotransposon. Genomics. 2002 May;79(5):628–34. </text:p>
        <text:p text:style-name="Bibliography_20_1">16. <text:tab/>Huda A, Bushel PR. Widespread Exonization of Transposable Elements in Human Coding Sequences is Associated with Epigenetic Regulation of Transcription. Transcr Open Access. 2013 Jun 19;1(1). </text:p>
        <text:p text:style-name="Bibliography_20_1">17. <text:tab/>Conley AB, Piriyapongsa J, Jordan IK. Retroviral promoters in the human genome. Bioinforma Oxf Engl. 2008 Jul 15;24(14):1563–7. </text:p>
        <text:p text:style-name="Bibliography_20_1">18. <text:tab/>Karimi MM, Goyal P, Maksakova IA, Bilenky M, Leung D, Tang JX, et al. DNA methylation and SETDB1/H3K9me3 regulate predominantly distinct sets of genes, retroelements, and chimeric transcripts in mESCs. Cell Stem Cell. 2011 Jun 3;8(6):676–87. </text:p>
        <text:p text:style-name="Bibliography_20_1">19. <text:tab/>Sokol M, Jessen KM, Pedersen FS. Human endogenous retroviruses sustain complex and cooperative regulation of gene-containing loci and unannotated megabase-sized regions. Retrovirology. 2015;12:32. </text:p>
        <text:p text:style-name="Bibliography_20_1">20. <text:tab/>Cruickshanks HA, Tufarelli C. Isolation of cancer-specific chimeric transcripts induced by hypomethylation of the LINE-1 antisense promoter. Genomics. 2009 Dec;94(6):397–406. </text:p>
        <text:p text:style-name="Bibliography_20_1">21. <text:tab/>Pavlicev M, Hiratsuka K, Swaggart KA, Dunn C, Muglia L. Detecting endogenous retrovirus-driven tissue-specific gene transcription. Genome Biol Evol. 2015 Apr;7(4):1082–97. </text:p>
        <text:p text:style-name="Bibliography_20_1">22. <text:tab/>Pérot P, Mugnier N, Montgiraud C, Gimenez J, Jaillard M, Bonnaud B, et al. Microarray-based sketches of the HERV transcriptome landscape. PloS One. 2012;7(6):e40194. </text:p>
        <text:p text:style-name="Bibliography_20_1">23. <text:tab/>RepeatMasker Home Page [Internet]. [cited 2015 Jul 22]. Available from: http://www.repeatmasker.org/</text:p>
        <text:p text:style-name="Bibliography_20_1">24. <text:tab/>Kim D, Pertea G, Trapnell C, Pimentel H, Kelley R, Salzberg SL. TopHat2: accurate alignment of transcriptomes in the presence of insertions, deletions and gene fusions. Genome Biol. 2013;14(4):R36. </text:p>
        <text:p text:style-name="Bibliography_20_1">25. <text:tab/>Trapnell C, Roberts A, Goff L, Pertea G, Kim D, Kelley DR, et al. Differential gene and transcript expression analysis of RNA-seq experiments with TopHat and Cufflinks. Nat Protoc. 2012 Mar;7(3):562–78. </text:p>
        <text:p text:style-name="Bibliography_20_1">26. <text:tab/>Hillier LW, Reinke V, Green P, Hirst M, Marra MA, Waterston RH. Massively parallel sequencing of the polyadenylated transcriptome of C. elegans. Genome Res. 2009 Apr;19(4):657–66. </text:p>
        <text:p text:style-name="Bibliography_20_1">27. <text:tab/>Staiger D, Simpson GG. Enter exitrons. Genome Biol. 2015 Jul 7;16(1):136. </text:p>
        <text:p text:style-name="Bibliography_20_1">28. <text:tab/>Steidl C, Diepstra A, Lee T, Chan FC, Farinha P, Tan K, et al. Gene expression profiling of microdissected Hodgkin Reed-Sternberg cells correlates with treatment outcome in classical <text:soft-page-break/>Hodgkin lymphoma. Blood. 2012 Oct 25;120(17):3530–40. </text:p>
        <text:p text:style-name="Bibliography_20_1">29. <text:tab/>Trapnell C, Williams BA, Pertea G, Mortazavi A, Kwan G, van Baren MJ, et al. Transcript assembly and quantification by RNA-Seq reveals unannotated transcripts and isoform switching during cell differentiation. Nat Biotechnol. 2010 May;28(5):511–5. </text:p>
      </text:section>
      <text:p text:style-name="P98">Figure 1: <text:span text:style-name="T318">Schematic of the LIONS workflow</text:span></text:p>
      <text:p text:style-name="P10"/>
      <text:p text:style-name="Standard"><text:span text:style-name="T44">The workflow for LIONS is divided into two main components. </text:span><text:span text:style-name="T330">A)</text:span><text:span text:style-name="T44"> </text:span><text:span text:style-name="T45">'East Lion'</text:span><text:span text:style-name="T44"> </text:span><text:span text:style-name="T46">analyzes individual transcriptomes starting with i) a .bam file(s) of paired-end reads, a reference genome, a RepeatMasker annotation and a reference set of protein coding genes. The reads are aligned to the genome with the spliced read mapper </text:span><text:span text:style-name="T274">Tophat2 </text:span><text:reference-mark-start text:name="ZOTERO_ITEM CSL_CITATION {&quot;citationID&quot;:&quot;1hrivtctsi&quot;,&quot;properties&quot;:{&quot;formattedCitation&quot;:&quot;(24)&quot;,&quot;plainCitation&quot;:&quot;(24)&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RAn59cfdP8"/><text:span text:style-name="T274">(24)</text:span><text:reference-mark-end text:name="ZOTERO_ITEM CSL_CITATION {&quot;citationID&quot;:&quot;1hrivtctsi&quot;,&quot;properties&quot;:{&quot;formattedCitation&quot;:&quot;(24)&quot;,&quot;plainCitation&quot;:&quot;(24)&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PMID&quot;:&quot;23618408&quot;,&quot;PMCID&quot;:&quot;PMC4053844&quot;}}],&quot;schema&quot;:&quot;https://github.com/citation-style-language/schema/raw/master/csl-citation.json&quot;} RNDRAn59cfdP8"/><text:span text:style-name="T274"> and an </text:span><text:span text:style-name="T158">ab initio </text:span><text:span text:style-name="T274">transcriptome is assembled with Cufflinks. </text:span><text:reference-mark-start text:name="ZOTERO_ITEM CSL_CITATION {&quot;citationID&quot;:&quot;khjbhmgeu&quot;,&quot;properties&quot;:{&quot;formattedCitation&quot;:&quot;(29)&quot;,&quot;plainCitation&quot;:&quot;(29)&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Baren&quot;,&quot;given&quot;:&quot;Marijke J.&quot;,&quot;non-dropping-particle&quot;:&quot;van&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lY2jrJnO9A"/><text:span text:style-name="T274">(29)</text:span><text:reference-mark-end text:name="ZOTERO_ITEM CSL_CITATION {&quot;citationID&quot;:&quot;khjbhmgeu&quot;,&quot;properties&quot;:{&quot;formattedCitation&quot;:&quot;(29)&quot;,&quot;plainCitation&quot;:&quot;(29)&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Baren&quot;,&quot;given&quot;:&quot;Marijke J.&quot;,&quot;non-dropping-particle&quot;:&quot;van&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lY2jrJnO9A"/><text:span text:style-name="T274"> </text:span><text:span text:style-name="T275">ii) These data are then analyzed per chimeric fragment cluster for transposable element </text:span><text:span text:style-name="T276">(TE)-</text:span><text:span text:style-name="T275">initiated transcripts (</text:span><text:span text:style-name="T277">S</text:span><text:span text:style-name="T275">upplementary </text:span><text:span text:style-name="T277">M</text:span><text:span text:style-name="T275">ethods and </text:span><text:span text:style-name="T277">S</text:span><text:span text:style-name="T275">upplementary </text:span><text:span text:style-name="T277">F</text:span><text:span text:style-name="T275">igure 1). </text:span><text:span text:style-name="T278">Briefly, fragment clusters consistent with transcriptional initiation (Orange) are enriched and those with passive exonization (Blue) or termination (not shown) are depleted. </text:span><text:span text:style-name="T279">iii) </text:span><text:span text:style-name="T276">The set of TE-initiated contigs are then intersected to reference set of protein coding genes and classified with respect to their intersection. Each transcriptome is analyzed independently and </text:span><text:span text:style-name="T280">a</text:span><text:span text:style-name="T281"> standard .lions </text:span><text:span text:style-name="T280">output </text:span><text:span text:style-name="T281">file </text:span><text:span text:style-name="T280">is generated</text:span><text:span text:style-name="T281">. </text:span><text:span text:style-name="T290">B)</text:span><text:span text:style-name="T281"> </text:span><text:span text:style-name="T282">'West Lion' performs set analysis on the</text:span><text:span text:style-name="T281"> .lions files. </text:span><text:span text:style-name="T283">Transcriptomes</text:span><text:span text:style-name="T284"> are biologically </text:span><text:span text:style-name="T281">grouped and analyzed </text:span><text:span text:style-name="T285">individually and as part of a biological group (i.e. cancer vs. normal samples).</text:span></text:p>
      <text:p text:style-name="P99"><text:span text:style-name="T212">Figure 2</text:span><text:span text:style-name="T270">: Chimeric Fragment Clustering in LIONS</text:span></text:p>
      <text:p text:style-name="P3"/>
      <text:p text:style-name="P20">The analysis space of LIONS is all <text:span text:style-name="T320">Repeat-Exon</text:span> combinations for which there exists <text:span text:style-name="T320">a chimeric fragment; paired-end sequencing reads in </text:span>which one read intersects a repeat and the <text:span text:style-name="T322">read pair</text:span> intersects an <text:span text:style-name="T321">exon from the assembly</text:span>. <text:span text:style-name="T322">Chimeric fragments can be yielded from an RNA molecule in three cases; i) TE-intiated transcripts (Repeat A:Exon 1 and Repeat B:Exon 2); ii) TE exonization in a transcript, either as a repeat is contained within an exon or the repeat is at an exon splice site (Repeat C:Exon 1,2 and 3) or iii) TE terminated transcripts (Repeat E:Exon 3). Each chimeric fragment cluster then is classified as either initiating a transcript or not based on local statistics for each repeat and exon pair such as; Repeat-Exon intersection, Exon and Repeat expression level, adjacent exon expression levels and read threading (Supplementary Figure 1).</text:span></text:p>
      <text:p text:style-name="P102">Figure 3: <text:span text:style-name="T3">Fidelity of transposable element transcription start sites by CAGE</text:span></text:p>
      <text:p text:style-name="P27"/>
      <text:p text:style-name="P21">5' Cap analysis gene expression (CAGE) sequencing read clusters were downloaded from the UCSC genome browser for human poly-adenylated whole cell RNA from GM12878 [ref?]. <text:span text:style-name="T377">The center of each <text:s/>trasncription start site (TSS) cluster was intersected against RepeatMasker to distinguish non-TE TSS (blue) and TE-TSS (orange). </text:span><text:span text:style-name="T331">A)</text:span><text:span text:style-name="T378"> To test if TE-derived TSS are more or less variable between biological replicates the <text:s/>irreproducible discovery rate (IDR) between the groups was compared. TE-derived TSS are more variable between biological replicates (Welch's t-test, p &lt; 2.2e-16, the precision limit in R) then non-TE TSS. Reproducible clusters are those which pass an IDR cut-off of &lt;0.05 (right of red line). </text:span><text:span text:style-name="T331">B) </text:span><text:span text:style-name="T379">Amongst the reproducible CAGE clusters, TE-derived TSS have a lower (Welch's t-test, p &lt; 2.2e-16) expression level by log fragments per kilobase per million mapped reads (FPKM). </text:span><text:span text:style-name="T332">C)</text:span><text:span text:style-name="T380"> The TE-TSS clusters can further be striated by TE-class. Kernel density of the log(FPKM) is shown for each class overlayed with a bar graph of the count per TE-TSS.</text:span></text:p>
      <text:p text:style-name="P100">Supplementary Figure <text:span text:style-name="T376">1</text:span>:<text:span text:style-name="T16"> </text:span><text:span text:style-name="T17">Calculated values for </text:span><text:span text:style-name="T16">LIONS classification</text:span></text:p>
      <text:p text:style-name="P4"/>
      <text:p text:style-name="P66"><text:span text:style-name="T17">To distinguish transposable element (TE)-</text:span><text:span text:style-name="T18">initiated</text:span><text:span text:style-name="T17"> transcripts from TE exonizations or TE-terminated transcripts several local values are calculate</text:span><text:span text:style-name="T18">d </text:span><text:span text:style-name="T20">for each chimeric fragment cluster</text:span><text:span text:style-name="T18">. </text:span><text:span text:style-name="T323">A)</text:span><text:span text:style-name="T18"> </text:span><text:span text:style-name="T19">The</text:span><text:span text:style-name="T21"> position of the TE (orange) relative to the exon (dark gray). Cases in which the TE is upstream, on the upstream edge, contained within the exon or contains the exon are considered for TE-initiation (highlighted green). </text:span><text:span text:style-name="T324">B)</text:span><text:span text:style-name="T21"> The thread ratio for a TE considers direction bias in sequencing read pairs going upstream or downstream relative to the interacting exon. Upstream threads (red) are read pairs in which one read maps to within </text:span><text:span text:style-name="T22">the</text:span><text:span text:style-name="T21"> TE and the pair maps upstream of the TE. Downstream threads </text:span><text:span text:style-name="T23">(blue)</text:span><text:span text:style-name="T21"> </text:span><text:span text:style-name="T23">are the converse to upstream threads while read pairs with both reads internal to the TE are not counted (gray). The thread ratio is the number of downstream threads divided by the number of upstream threads, or set to the cut-off threshold when no upstream threads are present </text:span><text:span text:style-name="T24">for inclusion. </text:span><text:span text:style-name="T325">C)</text:span><text:span text:style-name="T25"> </text:span><text:span text:style-name="T26">The contribution score is an approximation </text:span><text:span text:style-name="T27">of </text:span><text:span text:style-name="T28">the TE </text:span><text:span text:style-name="T27">promoter contribution </text:span><text:span text:style-name="T28">to the expression of downstream exons</text:span><text:span text:style-name="T27"> for </text:span><text:span text:style-name="T28">alternative or </text:span><text:span text:style-name="T27">unassembled </text:span><text:span text:style-name="T28">TE promoter. The maximum coverage within </text:span><text:span text:style-name="T29">the TE, 28 reads, is divided by the maximum coverage within the interacting exon (exon 2), 44 reads, to yield an approximate contribution for the TE-exon interaction, 0.636. </text:span><text:span text:style-name="T326">D) </text:span><text:span text:style-name="T31">The</text:span><text:span text:style-name="T30"> </text:span><text:span text:style-name="T31">read coverage for the 50 bp immediately upstream of the TE is divided by the coverage of the TE itself to measure the background level of transcription at this loci. </text:span><text:span text:style-name="T327">i.</text:span><text:span text:style-name="T31"> </text:span><text:span text:style-name="T32">A </text:span><text:span text:style-name="T31">Loci with low levels of transcriptional readthrough </text:span><text:span text:style-name="T32">but a potential initiation site present within the TE. </text:span><text:span text:style-name="T328">ii.</text:span><text:span text:style-name="T32"> I</text:span><text:span text:style-name="T31">n contrast,</text:span><text:span text:style-name="T327"> </text:span><text:span text:style-name="T31">a</text:span><text:span text:style-name="T327"> </text:span><text:span text:style-name="T31">loci </text:span><text:span text:style-name="T32">in which there is an apparent gain of coverage within the LINE element but could be due to poor mapping quality at the 5' end of this LINE element. </text:span><text:span text:style-name="T329">E) </text:span><text:span text:style-name="T33">Chimeric fragment subclassification of whether a read intersects only a repeat (R), only an exon (E) or both (D). Chimeric fragments can thus be classified as DR, DD,DE or ER fragments. </text:span><text:span text:style-name="T34">The ratio between the classifications can be used as a stringency cutoff for improving LIONS classification specificity. </text:span><text:span text:style-name="T35">Taken together these values form the basis for LIONS classification of TE-initiated transcripts and are fed into the the sorting algorithms (Supplementry Figure 3).</text:span></text:p>
      <text:p text:style-name="P97"><text:span text:style-name="T289">Supplementary Figure </text:span><text:span text:style-name="T291">2</text:span><text:span text:style-name="T289">:</text:span><text:span text:style-name="T271"> </text:span><text:span text:style-name="T272">Chimeric Fragment Clusters </text:span><text:span text:style-name="T273">Sorting Algorithm for TE-initiated Transcripts</text:span></text:p>
      <text:p text:style-name="P25"/>
      <text:p text:style-name="P26"><text:span text:style-name="T4">F</text:span><text:span text:style-name="T3">or each </text:span><text:span text:style-name="T6">Transposable Element (</text:span><text:span text:style-name="T3">TE</text:span><text:span text:style-name="T6">)</text:span><text:span text:style-name="T3">-Exon </text:span><text:span text:style-name="T5">pair</text:span><text:span text:style-name="T3"> for which there exists </text:span><text:span text:style-name="T5">chimeric fragment support, LIONS </text:span><text:span text:style-name="T6">sorts </text:span><text:span text:style-name="T7">TE-initiated transcripts from TE exonizations or TE-terminated transcripts. </text:span><text:span text:style-name="T8">Default parameters are shown but can be manually </text:span><text:span text:style-name="T9">changed </text:span><text:span text:style-name="T10">by the user. </text:span><text:span text:style-name="T51">Notably, the number of supporting chimeric fragments can be set to a function of the number of mapped reads (i.e. 1 fragment / 20 million mapped reads) to fairly compare libraries of varying depth. </text:span><text:span text:style-name="T10"><text:s/></text:span><text:span text:style-name="T11">Chimeric fragment clusters are </text:span><text:span text:style-name="T36">filtered for those in which the assembled transript has greater than one exon, then</text:span><text:span text:style-name="T11"> </text:span><text:span text:style-name="T36">striated</text:span><text:span text:style-name="T11"> by the TE-exon intersection and then sub-sorted with different cut-offs; </text:span><text:span text:style-name="T12">number of chimeric fragments, thread ratios for the TE, contribution of the TE-promoter to overall transcript levels, read coverage upstream of the repeat </text:span><text:span text:style-name="T14">and the exons number within the assembled transcript</text:span><text:span text:style-name="T12">.</text:span><text:span text:style-name="T13"> </text:span><text:span text:style-name="T15">Separate cut-offs are necessary for different intersection cases to </text:span><text:span text:style-name="T37">deplete</text:span><text:span text:style-name="T15"> with the variety of non-initiation cases </text:span><text:span text:style-name="T38">which arise. </text:span><text:span text:style-name="T39">Final output of the sorting algorithm is the standard .lions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style style:name="Bibliography_20_1" style:display-name="Bibliography 1" style:family="paragraph" style:parent-style-name="Index" style:class="index">
      <style:paragraph-properties fo:margin-left="0.889cm" fo:margin-right="0cm" fo:margin-top="0cm" fo:margin-bottom="0.423cm" loext:contextual-spacing="false" style:line-height-at-least="0.423cm" fo:text-indent="-0.889cm" style:auto-text-indent="false">
        <style:tab-stops>
          <style:tab-stop style:position="0.889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18:27:12.126420622</meta:creation-date>
    <dc:date>2017-05-29T16:09:54.500200874</dc:date>
    <meta:editing-duration>P6DT9H31M32S</meta:editing-duration>
    <meta:editing-cycles>1174</meta:editing-cycles>
    <meta:generator>LibreOffice/5.1.6.2$Linux_X86_64 LibreOffice_project/10m0$Build-2</meta:generator>
    <meta:document-statistic meta:table-count="0" meta:image-count="0" meta:object-count="0" meta:page-count="20" meta:paragraph-count="133" meta:word-count="6557" meta:character-count="44941" meta:non-whitespace-character-count="38451"/>
    <meta:user-defined meta:name="ZOTERO_PREF_1">&lt;data data-version="3" zotero-version="4.0.28.3"&gt;&lt;session id="RcpXnDNm"/&gt;&lt;style id="http://www.zotero.org/styles/vancouver" hasBibliography="1" bibliographyStyleHasBeenSet="1"/&gt;&lt;prefs&gt;&lt;pref name="fieldType" value="ReferenceMark"/&gt;&lt;pref name="storeReferenc</meta:user-defined>
    <meta:user-defined meta:name="ZOTERO_PREF_2">es" value="true"/&gt;&lt;pref name="automaticJournalAbbreviations" value="true"/&gt;&lt;pref name="noteType" value=""/&gt;&lt;/prefs&gt;&lt;/data&gt;</meta:user-defined>
  </office:meta>
</office:document-meta>
</file>